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35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2535in"/>
    </style:style>
    <style:style style:name="co6" style:family="table-column">
      <style:table-column-properties fo:break-before="auto" style:column-width="4.9055in"/>
    </style:style>
    <style:style style:name="co7" style:family="table-column">
      <style:table-column-properties fo:break-before="auto" style:column-width="0.7055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2091in"/>
    </style:style>
    <style:style style:name="co10" style:family="table-column">
      <style:table-column-properties fo:break-before="auto" style:column-width="5.2917in"/>
    </style:style>
    <style:style style:name="co11" style:family="table-column">
      <style:table-column-properties fo:break-before="auto" style:column-width="2.1602in"/>
    </style:style>
    <style:style style:name="co12" style:family="table-column">
      <style:table-column-properties fo:break-before="auto" style:column-width="0.6283in"/>
    </style:style>
    <style:style style:name="co13" style:family="table-column">
      <style:table-column-properties fo:break-before="auto" style:column-width="0.8043in"/>
    </style:style>
    <style:style style:name="co14" style:family="table-column">
      <style:table-column-properties fo:break-before="auto" style:column-width="1.3445in"/>
    </style:style>
    <style:style style:name="co15" style:family="table-column">
      <style:table-column-properties fo:break-before="auto" style:column-width="2.6457in"/>
    </style:style>
    <style:style style:name="co16" style:family="table-column">
      <style:table-column-properties fo:break-before="auto" style:column-width="0.298in"/>
    </style:style>
    <style:style style:name="co17" style:family="table-column">
      <style:table-column-properties fo:break-before="auto" style:column-width="3.2299in"/>
    </style:style>
    <style:style style:name="co18" style:family="table-column">
      <style:table-column-properties fo:break-before="auto" style:column-width="0.661in"/>
    </style:style>
    <style:style style:name="co19" style:family="table-column">
      <style:table-column-properties fo:break-before="auto" style:column-width="0.5516in"/>
    </style:style>
    <style:style style:name="co20" style:family="table-column">
      <style:table-column-properties fo:break-before="auto" style:column-width="0.5839in"/>
    </style:style>
    <style:style style:name="co21" style:family="table-column">
      <style:table-column-properties fo:break-before="auto" style:column-width="0.5626in"/>
    </style:style>
    <style:style style:name="co22" style:family="table-column">
      <style:table-column-properties fo:break-before="auto" style:column-width="0.3965in"/>
    </style:style>
    <style:style style:name="co23" style:family="table-column">
      <style:table-column-properties fo:break-before="auto" style:column-width="0.1984in"/>
    </style:style>
    <style:style style:name="co24" style:family="table-column">
      <style:table-column-properties fo:break-before="auto" style:column-width="2.2374in"/>
    </style:style>
    <style:style style:name="co25" style:family="table-column">
      <style:table-column-properties fo:break-before="auto" style:column-width="2.7228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4.5417in"/>
    </style:style>
    <style:style style:name="co28" style:family="table-column">
      <style:table-column-properties fo:break-before="auto" style:column-width="0.2425in"/>
    </style:style>
    <style:style style:name="co29" style:family="table-column">
      <style:table-column-properties fo:break-before="auto" style:column-width="3.5165in"/>
    </style:style>
    <style:style style:name="co30" style:family="table-column">
      <style:table-column-properties fo:break-before="auto" style:column-width="0.65in"/>
    </style:style>
    <style:style style:name="co31" style:family="table-column">
      <style:table-column-properties fo:break-before="auto" style:column-width="0.6063in"/>
    </style:style>
    <style:style style:name="co32" style:family="table-column">
      <style:table-column-properties fo:break-before="auto" style:column-width="0.3752in"/>
    </style:style>
    <style:style style:name="co33" style:family="table-column">
      <style:table-column-properties fo:break-before="auto" style:column-width="0.3193in"/>
    </style:style>
    <style:style style:name="co34" style:family="table-column">
      <style:table-column-properties fo:break-before="auto" style:column-width="0.5402in"/>
    </style:style>
    <style:style style:name="co35" style:family="table-column">
      <style:table-column-properties fo:break-before="auto" style:column-width="0.2311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2.0945in"/>
    </style:style>
    <style:style style:name="co38" style:family="table-column">
      <style:table-column-properties fo:break-before="auto" style:column-width="0.3862in"/>
    </style:style>
    <style:style style:name="co39" style:family="table-column">
      <style:table-column-properties fo:break-before="auto" style:column-width="2.6783in"/>
    </style:style>
    <style:style style:name="co40" style:family="table-column">
      <style:table-column-properties fo:break-before="auto" style:column-width="4.2772in"/>
    </style:style>
    <style:style style:name="co41" style:family="table-column">
      <style:table-column-properties fo:break-before="auto" style:column-width="3.8909in"/>
    </style:style>
    <style:style style:name="co42" style:family="table-column">
      <style:table-column-properties fo:break-before="auto" style:column-width="2.2484in"/>
    </style:style>
    <style:style style:name="co43" style:family="table-column">
      <style:table-column-properties fo:break-before="auto" style:column-width="0.452in"/>
    </style:style>
    <style:style style:name="co44" style:family="table-column">
      <style:table-column-properties fo:break-before="auto" style:column-width="0.5728in"/>
    </style:style>
    <style:style style:name="co45" style:family="table-column">
      <style:table-column-properties fo:break-before="auto" style:column-width="0.7717in"/>
    </style:style>
    <style:style style:name="co46" style:family="table-column">
      <style:table-column-properties fo:break-before="auto" style:column-width="3.0425in"/>
    </style:style>
    <style:style style:name="co47" style:family="table-column">
      <style:table-column-properties fo:break-before="auto" style:column-width="0.7602in"/>
    </style:style>
    <style:style style:name="co48" style:family="table-column">
      <style:table-column-properties fo:break-before="auto" style:column-width="0.1764in"/>
    </style:style>
    <style:style style:name="co49" style:family="table-column">
      <style:table-column-properties fo:break-before="auto" style:column-width="3.9799in"/>
    </style:style>
    <style:style style:name="co50" style:family="table-column">
      <style:table-column-properties fo:break-before="auto" style:column-width="1.2898in"/>
    </style:style>
    <style:style style:name="co51" style:family="table-column">
      <style:table-column-properties fo:break-before="auto" style:column-width="0.1866in"/>
    </style:style>
    <style:style style:name="co52" style:family="table-column">
      <style:table-column-properties fo:break-before="auto" style:column-width="7.1429in"/>
    </style:style>
    <style:style style:name="co53" style:family="table-column">
      <style:table-column-properties fo:break-before="auto" style:column-width="2.6563in"/>
    </style:style>
    <style:style style:name="co54" style:family="table-column">
      <style:table-column-properties fo:break-before="auto" style:column-width="4.75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comparison_20_2000">
      <style:table-properties table:display="true" style:writing-mode="lr-tb"/>
    </style:style>
    <style:style style:name="ta2" style:family="table" style:master-page-name="PageStyle_5f_summary_20_2000">
      <style:table-properties table:display="true" style:writing-mode="lr-tb"/>
    </style:style>
    <style:style style:name="ta3" style:family="table" style:master-page-name="PageStyle_5f_NAAL_20_2003">
      <style:table-properties table:display="true" style:writing-mode="lr-tb"/>
    </style:style>
    <style:style style:name="ta4" style:family="table" style:master-page-name="PageStyle_5f_CA-01-02">
      <style:table-properties table:display="true" style:writing-mode="lr-tb"/>
    </style:style>
    <style:style style:name="ta5" style:family="table" style:master-page-name="PageStyle_5f_IN-05">
      <style:table-properties table:display="true" style:writing-mode="lr-tb"/>
    </style:style>
    <style:style style:name="ta6" style:family="table" style:master-page-name="PageStyle_5f_MA-05">
      <style:table-properties table:display="true" style:writing-mode="lr-tb"/>
    </style:style>
    <style:style style:name="ta7" style:family="table" style:master-page-name="PageStyle_5f_MO-99">
      <style:table-properties table:display="true" style:writing-mode="lr-tb"/>
    </style:style>
    <style:style style:name="ta8" style:family="table" style:master-page-name="PageStyle_5f_OK-95">
      <style:table-properties table:display="true" style:writing-mode="lr-tb"/>
    </style:style>
    <style:style style:name="ta9" style:family="table" style:master-page-name="PageStyle_5f_OK-97">
      <style:table-properties table:display="true" style:writing-mode="lr-tb"/>
    </style:style>
    <style:style style:name="ta10" style:family="table" style:master-page-name="PageStyle_5f_PA-05">
      <style:table-properties table:display="true" style:writing-mode="lr-tb"/>
    </style:style>
    <style:style style:name="ta11" style:family="table" style:master-page-name="PageStyle_5f_SC-05">
      <style:table-properties table:display="true" style:writing-mode="lr-tb"/>
    </style:style>
    <style:style style:name="ta12" style:family="table" style:master-page-name="PageStyle_5f_npls_20_1990">
      <style:table-properties table:display="true" style:writing-mode="lr-tb"/>
    </style:style>
    <style:style style:name="ta13" style:family="table" style:master-page-name="PageStyle_5f_others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Normal_5f_sl77fm2" style:data-style-name="N119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 style:data-style-name="N8003"/>
    <style:style style:name="ce6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_5f_sl77fm2" style:data-style-name="N116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8001"/>
    <style:style style:name="ce10" style:family="table-cell" style:parent-style-name="Excel_20_Built-in_20_Normal" style:data-style-name="N117"/>
    <style:style style:name="ce11" style:family="table-cell" style:parent-style-name="Excel_20_Built-in_20_Normal" style:data-style-name="N800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8003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 style:data-style-name="N8003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801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8001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117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Normal_20_2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Normal_20_2" style:data-style-name="N12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Normal_20_2" style:data-style-name="N8061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 style:data-style-name="N8010"/>
    <style:style style:name="ce29" style:family="table-cell" style:parent-style-name="Excel_20_Built-in_20_Normal" style:data-style-name="N118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parison 200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7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 office:value-type="string" table:number-columns-spanned="5" table:number-rows-spanned="1">
            <text:p>Prison libraries compared to public libraries: book holdings per adult about the year 2000</text:p>
          </table:table-cell>
          <table:covered-table-cell table:number-columns-repeated="4" table:style-name="ce3"/>
          <table:table-cell table:number-columns-repeated="6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dults served</text:p>
          </table:table-cell>
          <table:table-cell office:value-type="string">
            <text:p>adult library books</text:p>
          </table:table-cell>
          <table:table-cell office:value-type="string">
            <text:p>books / adult</text:p>
          </table:table-cell>
          <table:table-cell table:number-columns-repeated="7"/>
          <table:table-cell office:value-type="string">
            <text:p>Version: 1.0</text:p>
          </table:table-cell>
          <table:table-cell table:number-columns-repeated="1012"/>
        </table:table-row>
        <table:table-row table:style-name="ro2">
          <table:table-cell office:value-type="string">
            <text:p>in state and federal prisons</text:p>
          </table:table-cell>
          <table:table-cell table:style-name="ce4" table:formula="of:=[.B29]" office:value-type="float" office:value="1331278">
            <text:p><text:s/>1,331,278 </text:p>
          </table:table-cell>
          <table:table-cell table:style-name="ce8" table:formula="of:=[.B4]*[.D4]" office:value-type="float" office:value="9125700.88784199">
            <text:p><text:s/>9,125,700.89 </text:p>
          </table:table-cell>
          <table:table-cell table:style-name="ce9" table:formula="of:=[.J24]" office:value-type="float" office:value="6.8548424054495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outside of prisons</text:p>
          </table:table-cell>
          <table:table-cell table:style-name="ce5" table:formula="of:=[.B36]*1000*[.B43]" office:value-type="float" office:value="197926360.230623">
            <text:p>197,926,360</text:p>
          </table:table-cell>
          <table:table-cell table:style-name="ce5" table:formula="of:=[.B39]*1000" office:value-type="float" office:value="532359100">
            <text:p>532,359,100</text:p>
          </table:table-cell>
          <table:table-cell table:style-name="ce10" table:formula="of:=[.C5]/[.B5]" office:value-type="float" office:value="2.68968266470266">
            <text:p>2.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State prison libraries: book holdings and circulation about the year 2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te</text:p>
          </table:table-cell>
          <table:table-cell office:value-type="string">
            <text:p>year</text:p>
          </table:table-cell>
          <table:table-cell office:value-type="string">
            <text:p>prisons</text:p>
          </table:table-cell>
          <table:table-cell office:value-type="string">
            <text:p>inmates</text:p>
          </table:table-cell>
          <table:table-cell office:value-type="string">
            <text:p>books</text:p>
          </table:table-cell>
          <table:table-cell office:value-type="string">
            <text:p>circ</text:p>
          </table:table-cell>
          <table:table-cell office:value-type="string">
            <text:p>user share</text:p>
          </table:table-cell>
          <table:table-cell office:value-type="string">
            <text:p>circ/user</text:p>
          </table:table-cell>
          <table:table-cell office:value-type="string">
            <text:p>ave size</text:p>
          </table:table-cell>
          <table:table-cell office:value-type="string">
            <text:p>books/inmate</text:p>
          </table:table-cell>
          <table:table-cell table:number-columns-repeated="1014"/>
        </table:table-row>
        <table:table-row table:style-name="ro1">
          <table:table-cell office:value-type="string">
            <text:p>Pennsylvania </text:p>
          </table:table-cell>
          <table:table-cell office:value-type="float" office:value="2005">
            <text:p>2005</text:p>
          </table:table-cell>
          <table:table-cell table:style-name="ce5" office:value-type="float" office:value="24">
            <text:p>24</text:p>
          </table:table-cell>
          <table:table-cell table:style-name="ce5" table:formula="of:=[$'PA-05'.B35]" office:value-type="float" office:value="38776">
            <text:p>38,776</text:p>
          </table:table-cell>
          <table:table-cell table:style-name="ce5" table:formula="of:=[$'PA-05'.E35]" office:value-type="float" office:value="254193">
            <text:p>254,193</text:p>
          </table:table-cell>
          <table:table-cell table:style-name="ce5" table:formula="of:=[$'PA-05'.J35]" office:value-type="float" office:value="666559">
            <text:p>666,559</text:p>
          </table:table-cell>
          <table:table-cell table:style-name="ce7" table:formula="of:=[$'PA-05'.D35]" office:value-type="percentage" office:value="0.665500889939697">
            <text:p>67%</text:p>
          </table:table-cell>
          <table:table-cell table:style-name="ce5" table:formula="of:=[.F11]/([.D11]*[.G11])" office:value-type="float" office:value="25.8301512629571">
            <text:p>26</text:p>
          </table:table-cell>
          <table:table-cell table:style-name="ce5" table:formula="of:=[.D11]/[.C11]" office:value-type="float" office:value="1615.66666666667">
            <text:p>1,616</text:p>
          </table:table-cell>
          <table:table-cell table:style-name="ce5" table:formula="of:=[.E11]/[.D11]" office:value-type="float" office:value="6.55542087889416">
            <text:p>7</text:p>
          </table:table-cell>
          <table:table-cell/>
          <table:table-cell office:value-type="string">
            <text:p>see individual sheets for details</text:p>
          </table:table-cell>
          <table:table-cell table:number-columns-repeated="1012"/>
        </table:table-row>
        <table:table-row table:style-name="ro1">
          <table:table-cell office:value-type="string">
            <text:p>Indiana</text:p>
          </table:table-cell>
          <table:table-cell office:value-type="float" office:value="2005">
            <text:p>2005</text:p>
          </table:table-cell>
          <table:table-cell table:style-name="ce5" office:value-type="float" office:value="17">
            <text:p>17</text:p>
          </table:table-cell>
          <table:table-cell table:style-name="ce5" table:formula="of:=[$'IN-05'.C24]" office:value-type="float" office:value="19830">
            <text:p>19,830</text:p>
          </table:table-cell>
          <table:table-cell table:style-name="ce5" table:formula="of:=[$'IN-05'.E24]" office:value-type="float" office:value="166270">
            <text:p>166,270</text:p>
          </table:table-cell>
          <table:table-cell table:style-name="ce5" table:formula="of:=[$'IN-05'.H24]" office:value-type="float" office:value="180365">
            <text:p>180,365</text:p>
          </table:table-cell>
          <table:table-cell table:style-name="ce7" table:formula="of:=[$'IN-05'.K13]" office:value-type="percentage" office:value="0.741815836155459">
            <text:p>74%</text:p>
          </table:table-cell>
          <table:table-cell table:style-name="ce5" table:formula="of:=[.F12]/([.D12]*[.G12])" office:value-type="float" office:value="12.2612134118266">
            <text:p>12</text:p>
          </table:table-cell>
          <table:table-cell table:style-name="ce5" table:formula="of:=[.D12]/[.C12]" office:value-type="float" office:value="1166.47058823529">
            <text:p>1,166</text:p>
          </table:table-cell>
          <table:table-cell table:style-name="ce5" table:formula="of:=[.E12]/[.D12]" office:value-type="float" office:value="8.38477054967221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Missouri</text:p>
          </table:table-cell>
          <table:table-cell office:value-type="float" office:value="1999">
            <text:p>1999</text:p>
          </table:table-cell>
          <table:table-cell table:style-name="ce5" office:value-type="float" office:value="14">
            <text:p>14</text:p>
          </table:table-cell>
          <table:table-cell table:style-name="ce5" table:formula="of:=[$'MO-99'.C22]" office:value-type="float" office:value="19283">
            <text:p>19,283</text:p>
          </table:table-cell>
          <table:table-cell table:style-name="ce5" table:formula="of:=[$'MO-99'.D25]" office:value-type="float" office:value="132695.230769231">
            <text:p>132,695</text:p>
          </table:table-cell>
          <table:table-cell table:style-name="ce5" table:formula="of:=[$'MO-99'.L22]" office:value-type="float" office:value="291095">
            <text:p>291,095</text:p>
          </table:table-cell>
          <table:table-cell/>
          <table:table-cell table:style-name="ce5"/>
          <table:table-cell table:style-name="ce5" table:formula="of:=[.D13]/[.C13]" office:value-type="float" office:value="1377.35714285714">
            <text:p>1,377</text:p>
          </table:table-cell>
          <table:table-cell table:style-name="ce5" table:formula="of:=[.E13]/[.D13]" office:value-type="float" office:value="6.88146194934558">
            <text:p>7</text:p>
          </table:table-cell>
          <table:table-cell table:number-columns-repeated="1014"/>
        </table:table-row>
        <table:table-row table:style-name="ro1">
          <table:table-cell office:value-type="string">
            <text:p>Oklahoma</text:p>
          </table:table-cell>
          <table:table-cell office:value-type="float" office:value="1997">
            <text:p>1997</text:p>
          </table:table-cell>
          <table:table-cell table:style-name="ce5" office:value-type="float" office:value="10">
            <text:p>10</text:p>
          </table:table-cell>
          <table:table-cell table:style-name="ce5" table:formula="of:=[$'OK-97'.D19]" office:value-type="float" office:value="7878">
            <text:p>7,878</text:p>
          </table:table-cell>
          <table:table-cell table:style-name="ce5" table:formula="of:=[$'OK-97'.F19]" office:value-type="float" office:value="50581">
            <text:p>50,581</text:p>
          </table:table-cell>
          <table:table-cell table:style-name="ce5" table:formula="of:=[$'OK-97'.E19]" office:value-type="float" office:value="196425">
            <text:p>196,425</text:p>
          </table:table-cell>
          <table:table-cell/>
          <table:table-cell table:style-name="ce5"/>
          <table:table-cell table:style-name="ce5" table:formula="of:=[.D14]/[.C14]" office:value-type="float" office:value="787.8">
            <text:p>788</text:p>
          </table:table-cell>
          <table:table-cell table:style-name="ce5" table:formula="of:=[.E14]/[.D14]" office:value-type="float" office:value="6.42053820766692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Massachusetts</text:p>
          </table:table-cell>
          <table:table-cell office:value-type="float" office:value="2005">
            <text:p>2005</text:p>
          </table:table-cell>
          <table:table-cell table:style-name="ce5" office:value-type="float" office:value="7">
            <text:p>7</text:p>
          </table:table-cell>
          <table:table-cell table:style-name="ce5" table:formula="of:=[$'MA-05'.B13]" office:value-type="float" office:value="6764">
            <text:p>6,764</text:p>
          </table:table-cell>
          <table:table-cell table:style-name="ce5" table:formula="of:=[$'MA-05'.C13]" office:value-type="float" office:value="77130">
            <text:p>77,130</text:p>
          </table:table-cell>
          <table:table-cell table:style-name="ce5" table:formula="of:=[$'MA-05'.E13]" office:value-type="float" office:value="84491">
            <text:p>84,491</text:p>
          </table:table-cell>
          <table:table-cell/>
          <table:table-cell table:style-name="ce5"/>
          <table:table-cell table:style-name="ce5" table:formula="of:=[.D15]/[.C15]" office:value-type="float" office:value="966.285714285714">
            <text:p>966</text:p>
          </table:table-cell>
          <table:table-cell table:style-name="ce5" table:formula="of:=[.E15]/[.D15]" office:value-type="float" office:value="11.4030159668835">
            <text:p>11</text:p>
          </table:table-cell>
          <table:table-cell table:number-columns-repeated="1014"/>
        </table:table-row>
        <table:table-row table:style-name="ro1">
          <table:table-cell office:value-type="string">
            <text:p>California</text:p>
          </table:table-cell>
          <table:table-cell office:value-type="float" office:value="2001">
            <text:p>2001</text:p>
          </table:table-cell>
          <table:table-cell table:style-name="ce5" office:value-type="float" office:value="3">
            <text:p>3</text:p>
          </table:table-cell>
          <table:table-cell table:style-name="ce5" table:formula="of:=[$'CA-01-02'.C10]" office:value-type="float" office:value="7600">
            <text:p>7,600</text:p>
          </table:table-cell>
          <table:table-cell table:style-name="ce5" table:formula="of:=[$'CA-01-02'.D10]" office:value-type="float" office:value="59176">
            <text:p>59,176</text:p>
          </table:table-cell>
          <table:table-cell table:style-name="ce5" table:formula="of:=[$'CA-01-02'.E10]" office:value-type="float" office:value="82369">
            <text:p>82,369</text:p>
          </table:table-cell>
          <table:table-cell/>
          <table:table-cell table:style-name="ce5"/>
          <table:table-cell table:style-name="ce5" table:formula="of:=[.D16]/[.C16]" office:value-type="float" office:value="2533.33333333333">
            <text:p>2,533</text:p>
          </table:table-cell>
          <table:table-cell table:style-name="ce5" table:formula="of:=[.E16]/[.D16]" office:value-type="float" office:value="7.7863157894736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South Carolina</text:p>
          </table:table-cell>
          <table:table-cell office:value-type="float" office:value="2005">
            <text:p>2005</text:p>
          </table:table-cell>
          <table:table-cell table:style-name="ce5"/>
          <table:table-cell table:style-name="ce5" table:formula="of:=[$'SC-05'.E6]" office:value-type="float" office:value="23409">
            <text:p>23,409</text:p>
          </table:table-cell>
          <table:table-cell table:style-name="ce5" table:formula="of:=[$'SC-05'.C6]" office:value-type="float" office:value="106802">
            <text:p>106,802</text:p>
          </table:table-cell>
          <table:table-cell table:style-name="ce5" table:formula="of:=[$'SC-05'.D6]" office:value-type="float" office:value="229746">
            <text:p>229,746</text:p>
          </table:table-cell>
          <table:table-cell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string">
            <text:p>Florida</text:p>
          </table:table-cell>
          <table:table-cell office:value-type="float" office:value="1996">
            <text:p>1996</text:p>
          </table:table-cell>
          <table:table-cell table:style-name="ce5"/>
          <table:table-cell table:style-name="ce5" table:formula="of:=[$others.C6]" office:value-type="float" office:value="61992">
            <text:p>61,992</text:p>
          </table:table-cell>
          <table:table-cell table:style-name="ce5"/>
          <table:table-cell table:style-name="ce5" table:formula="of:=[$others.E6]" office:value-type="float" office:value="2038129">
            <text:p>2,038,129</text:p>
          </table:table-cell>
          <table:table-cell/>
          <table:table-cell table:style-name="ce5" table:number-columns-repeated="3"/>
          <table:table-cell table:number-columns-repeated="1014"/>
        </table:table-row>
        <table:table-row table:style-name="ro1">
          <table:table-cell office:value-type="string">
            <text:p>Colorado</text:p>
          </table:table-cell>
          <table:table-cell office:value-type="float" office:value="2004">
            <text:p>2004</text:p>
          </table:table-cell>
          <table:table-cell table:style-name="ce5"/>
          <table:table-cell table:style-name="ce5" table:formula="of:=[$others.C5]" office:value-type="float" office:value="13500">
            <text:p>13,500</text:p>
          </table:table-cell>
          <table:table-cell table:style-name="ce5"/>
          <table:table-cell table:style-name="ce5" table:formula="of:=[$others.E5]" office:value-type="float" office:value="445819">
            <text:p>445,819</text:p>
          </table:table-cell>
          <table:table-cell/>
          <table:table-cell table:style-name="ce5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5" table:number-columns-repeated="4"/>
          <table:table-cell/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for all reporting</text:p>
          </table:table-cell>
          <table:table-cell table:number-columns-repeated="2"/>
          <table:table-cell table:style-name="ce5" table:formula="of:=SUM([.D11:.D19])" office:value-type="float" office:value="199032">
            <text:p>199,032</text:p>
          </table:table-cell>
          <table:table-cell table:style-name="ce5"/>
          <table:table-cell table:style-name="ce5" table:formula="of:=SUM([.F11:.F19])" office:value-type="float" office:value="4214998">
            <text:p>4,214,998</text:p>
          </table:table-cell>
          <table:table-cell/>
          <table:table-cell table:style-name="ce5"/>
          <table:table-cell table:style-name="ce5" table:formula="of:=SUM([.D11:.D16])/SUM([.C11:.C16])" office:value-type="float" office:value="1335.08">
            <text:p>1,335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2"/>
          <table:table-cell table:number-columns-repeated="2"/>
          <table:table-cell table:style-name="ce5" table:number-columns-repeated="3"/>
          <table:table-cell/>
          <table:table-cell table:style-name="ce5" table:number-columns-repeated="3"/>
          <table:table-cell table:number-columns-repeated="1014"/>
        </table:table-row>
        <table:table-row table:style-name="ro1">
          <table:table-cell table:style-name="ce2"/>
          <table:table-cell/>
          <table:table-cell table:style-name="ce2" office:value-type="string">
            <text:p>prisons</text:p>
          </table:table-cell>
          <table:table-cell table:style-name="ce11" office:value-type="string">
            <text:p>inmates/prison</text:p>
          </table:table-cell>
          <table:table-cell table:style-name="ce11" office:value-type="string">
            <text:p>books/prison</text:p>
          </table:table-cell>
          <table:table-cell table:style-name="ce11" office:value-type="string">
            <text:p>circ/prison</text:p>
          </table:table-cell>
          <table:table-cell office:value-type="string">
            <text:p>user share</text:p>
          </table:table-cell>
          <table:table-cell table:style-name="ce2" office:value-type="string">
            <text:p>circ / user</text:p>
          </table:table-cell>
          <table:table-cell table:style-name="ce11" office:value-type="string">
            <text:p>circ / inmate</text:p>
          </table:table-cell>
          <table:table-cell office:value-type="string">
            <text:p>books/inmate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stimated values</text:p>
          </table:table-cell>
          <table:table-cell table:style-name="ce2" office:value-type="string">
            <text:p>c. 2000</text:p>
          </table:table-cell>
          <table:table-cell table:style-name="ce5" table:formula="of:=[.D21]/[.I21]" office:value-type="float" office:value="149.078706893969">
            <text:p>149</text:p>
          </table:table-cell>
          <table:table-cell table:style-name="ce5" table:formula="of:=[.I21]" office:value-type="float" office:value="1335.08">
            <text:p>1,335</text:p>
          </table:table-cell>
          <table:table-cell table:style-name="ce5" table:formula="of:=SUM([.E11:.E17])/(SUM([.C11:.C16])+[.D17]/[.I21])" office:value-type="float" office:value="9151.76299866751">
            <text:p>9,152</text:p>
          </table:table-cell>
          <table:table-cell table:style-name="ce5" table:formula="of:=[.F21]/[.C24]" office:value-type="float" office:value="28273.642076852">
            <text:p>28,274</text:p>
          </table:table-cell>
          <table:table-cell table:style-name="ce7" table:formula="of:=[$'NAAL 2003'.B20]" office:value-type="percentage" office:value="0.657524">
            <text:p>66%</text:p>
          </table:table-cell>
          <table:table-cell table:style-name="ce5" table:formula="of:=[.F21]/([.D21]*[.G24])" office:value-type="float" office:value="32.2079331659185">
            <text:p>32</text:p>
          </table:table-cell>
          <table:table-cell table:style-name="ce5" table:formula="of:=[.F24]/[.D24]" office:value-type="float" office:value="21.1774890469874">
            <text:p>21</text:p>
          </table:table-cell>
          <table:table-cell table:style-name="ce5" table:formula="of:=[.E24]/[.D24]" office:value-type="float" office:value="6.8548424054495">
            <text:p>7</text:p>
          </table:table-cell>
          <table:table-cell table:number-columns-repeated="1014"/>
        </table:table-row>
        <table:table-row table:style-name="ro1">
          <table:table-cell office:value-type="string">
            <text:p>Ohio (Liggitt survey)</text:p>
          </table:table-cell>
          <table:table-cell office:value-type="float" office:value="1992">
            <text:p>1992</text:p>
          </table:table-cell>
          <table:table-cell office:value-type="float" office:value="11">
            <text:p>11</text:p>
          </table:table-cell>
          <table:table-cell table:style-name="ce5" office:value-type="float" office:value="1580">
            <text:p>1,580</text:p>
          </table:table-cell>
          <table:table-cell table:style-name="ce5" office:value-type="float" office:value="13948">
            <text:p>13,948</text:p>
          </table:table-cell>
          <table:table-cell table:style-name="ce5" office:value-type="float" office:value="58978">
            <text:p>58,978</text:p>
          </table:table-cell>
          <table:table-cell office:value-type="float" office:value="0.65">
            <text:p>0.65</text:p>
          </table:table-cell>
          <table:table-cell table:style-name="ce5" table:formula="of:=[.F25]/([.D25]*[.G25])" office:value-type="float" office:value="57.427458617332">
            <text:p>57</text:p>
          </table:table-cell>
          <table:table-cell table:style-name="ce5" table:formula="of:=[.F25]/[.D25]" office:value-type="float" office:value="37.3278481012658">
            <text:p>37</text:p>
          </table:table-cell>
          <table:table-cell table:style-name="ce5" table:formula="of:=[.E25]/[.D25]" office:value-type="float" office:value="8.82784810126582">
            <text:p>9</text:p>
          </table:table-cell>
          <table:table-cell/>
          <table:table-cell office:value-type="string">
            <text:p>Liggett, Joanna M. (1993). Survey of Ohio's Prison Libraries. Master's Research Paper, Kent State University School of Library Science; Eric Doc. ED 363341. Kent, OH.</text:p>
          </table:table-cell>
          <table:table-cell table:number-columns-repeated="1012"/>
        </table:table-row>
        <table:table-row table:style-name="ro1">
          <table:table-cell office:value-type="string">
            <text:p>national prison library survey</text:p>
          </table:table-cell>
          <table:table-cell office:value-type="float" office:value="1990">
            <text:p>1990</text:p>
          </table:table-cell>
          <table:table-cell table:style-name="ce5" table:formula="of:=[$'npls 1990'.D6]" office:value-type="float" office:value="123">
            <text:p>123</text:p>
          </table:table-cell>
          <table:table-cell table:style-name="ce5" table:formula="of:=[$'npls 1990'.D13]" office:value-type="float" office:value="781.75">
            <text:p>782</text:p>
          </table:table-cell>
          <table:table-cell table:style-name="ce5" table:formula="of:=[$'npls 1990'.D7]" office:value-type="float" office:value="6254">
            <text:p>6,254</text:p>
          </table:table-cell>
          <table:table-cell table:style-name="ce5" table:formula="of:=[$'npls 1990'.D11]" office:value-type="float" office:value="9636">
            <text:p>9,636</text:p>
          </table:table-cell>
          <table:table-cell table:formula="of:=[.G25]" office:value-type="float" office:value="0.65">
            <text:p>0.65</text:p>
          </table:table-cell>
          <table:table-cell table:style-name="ce5" table:formula="of:=[.F26]/([.D26]*[.G26])" office:value-type="float" office:value="18.9633711347814">
            <text:p>19</text:p>
          </table:table-cell>
          <table:table-cell table:style-name="ce5" table:formula="of:=[.F26]/[.D26]" office:value-type="float" office:value="12.3261912376079">
            <text:p>12</text:p>
          </table:table-cell>
          <table:table-cell table:style-name="ce5" table:formula="of:=[.E26]/[.D26]" office:value-type="float" office:value="8">
            <text:p>8</text:p>
          </table:table-cell>
          <table:table-cell/>
          <table:table-cell office:value-type="string">
            <text:p>see sheet "npls 1990"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verage</text:p>
          </table:table-cell>
          <table:table-cell table:number-columns-repeated="10"/>
          <table:table-cell table:style-name="ce2" office:value-type="string">
            <text:p>User share based on 2003 NAALS data; see sheet "2003 NAALS"</text:p>
          </table:table-cell>
          <table:table-cell table:number-columns-repeated="1012"/>
        </table:table-row>
        <table:table-row table:style-name="ro1">
          <table:table-cell office:value-type="string">
            <text:p>2000 state and federal prisoner total</text:p>
          </table:table-cell>
          <table:table-cell table:style-name="ce6" office:value-type="float" office:value="1331278">
            <text:p><text:s/>1,331,278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brary data share (coverage)</text:p>
          </table:table-cell>
          <table:table-cell table:style-name="ce7" table:formula="of:=[.D21]/[.B29]" office:value-type="percentage" office:value="0.149504461126827">
            <text:p>15%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Public libraries in FY 2000</text:p>
          </table:table-cell>
          <table:table-cell table:number-columns-repeated="1023"/>
        </table:table-row>
        <table:table-row table:style-name="ro1">
          <table:table-cell office:value-type="string">
            <text:p>number of public libraries</text:p>
          </table:table-cell>
          <table:table-cell table:style-name="ce6" office:value-type="float" office:value="9074">
            <text:p><text:s/>9,074 </text:p>
          </table:table-cell>
          <table:table-cell table:number-columns-repeated="9"/>
          <table:table-cell office:value-type="string">
            <text:p>Table 1</text:p>
          </table:table-cell>
          <table:table-cell table:number-columns-repeated="1012"/>
        </table:table-row>
        <table:table-row table:style-name="ro1">
          <table:table-cell office:value-type="string">
            <text:p>unduplicated service area population (1000s)</text:p>
          </table:table-cell>
          <table:table-cell table:style-name="ce6" office:value-type="float" office:value="265985">
            <text:p><text:s/>265,985 </text:p>
          </table:table-cell>
          <table:table-cell table:number-columns-repeated="1022"/>
        </table:table-row>
        <table:table-row table:style-name="ro1">
          <table:table-cell office:value-type="string">
            <text:p>books and serial volumes (1000s)</text:p>
          </table:table-cell>
          <table:table-cell table:style-name="ce6" office:value-type="float" office:value="760513">
            <text:p><text:s/>760,513 </text:p>
          </table:table-cell>
          <table:table-cell table:number-columns-repeated="9"/>
          <table:table-cell office:value-type="string">
            <text:p>Table 8</text:p>
          </table:table-cell>
          <table:table-cell table:number-columns-repeated="1012"/>
        </table:table-row>
        <table:table-row table:style-name="ro1">
          <table:table-cell office:value-type="string">
            <text:p>est. share of children's books</text:p>
          </table:table-cell>
          <table:table-cell table:style-name="ce7" office:value-type="percentage" office:value="0.3">
            <text:p>30%</text:p>
          </table:table-cell>
          <table:table-cell table:number-columns-repeated="9"/>
          <table:table-cell office:value-type="string">
            <text:p>cf. Table 5; same share as used in 1977 calculation</text:p>
          </table:table-cell>
          <table:table-cell table:number-columns-repeated="1012"/>
        </table:table-row>
        <table:table-row table:style-name="ro1">
          <table:table-cell office:value-type="string">
            <text:p>adult books and serial volumes</text:p>
          </table:table-cell>
          <table:table-cell table:style-name="ce6" table:formula="of:=(1-[.B38])*[.B37]" office:value-type="float" office:value="532359.1">
            <text:p><text:s/>532,359 </text:p>
          </table:table-cell>
          <table:table-cell table:number-columns-repeated="9"/>
          <table:table-cell office:value-type="string">
            <text:p>National Center for Education Statistics [NCES] (2002). Public Libraries in the United States: Fiscal Year 2000: E.D. Tab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US population</text:p>
          </table:table-cell>
          <table:table-cell table:style-name="ce6" office:value-type="float" office:value="281421906">
            <text:p><text:s/>281,421,906 </text:p>
          </table:table-cell>
          <table:table-cell table:number-columns-repeated="9"/>
          <table:table-cell office:value-type="string">
            <text:p>Census data</text:p>
          </table:table-cell>
          <table:table-cell table:number-columns-repeated="1012"/>
        </table:table-row>
        <table:table-row table:style-name="ro1">
          <table:table-cell office:value-type="string">
            <text:p>est. under 18 years of age</text:p>
          </table:table-cell>
          <table:table-cell table:style-name="ce6" office:value-type="float" office:value="72008542.3">
            <text:p><text:s/>72,008,542 </text:p>
          </table:table-cell>
          <table:table-cell table:number-columns-repeated="1022"/>
        </table:table-row>
        <table:table-row table:style-name="ro1">
          <table:table-cell office:value-type="string">
            <text:p>adult population share</text:p>
          </table:table-cell>
          <table:table-cell table:style-name="ce7" table:formula="of:=1-[.B42]/[.B41]" office:value-type="percentage" office:value="0.744126023011158">
            <text:p>74%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 2000" table:style-name="ta2" table:print="false">
        <table:table-column table:style-name="co7" table:number-columns-repeated="9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7" table:number-columns-repeated="1012" table:default-cell-style-name="ce13"/>
        <table:table-row table:style-name="ro2">
          <table:table-cell table:style-name="ce12" office:value-type="string" table:number-columns-spanned="6" table:number-rows-spanned="1">
            <text:p>Prisoner libraries holdings and circulation, 2000</text:p>
          </table:table-cell>
          <table:covered-table-cell table:number-columns-repeated="5" table:style-name="ce15"/>
          <table:table-cell table:number-columns-repeated="5"/>
          <table:table-cell office:value-type="string">
            <text:p>Repository:</text:p>
          </table:table-cell>
          <table:table-cell table:number-columns-repeated="1012"/>
        </table:table-row>
        <table:table-row table:style-name="ro2">
          <table:table-cell table:style-name="ce12" office:value-type="string" table:number-columns-spanned="9" table:number-rows-spanned="1">
            <text:p>(figures calculated for prison libraries reporting volume and circulation data)</text:p>
          </table:table-cell>
          <table:covered-table-cell table:number-columns-repeated="8" table:style-name="ce15"/>
          <table:table-cell table:number-columns-repeated="2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3">
          <table:table-cell table:style-name="ce14" office:value-type="string">
            <text:p>year</text:p>
          </table:table-cell>
          <table:table-cell table:style-name="ce16" office:value-type="string">
            <text:p>prisons</text:p>
          </table:table-cell>
          <table:table-cell table:style-name="ce18" office:value-type="string">
            <text:p>coverage</text:p>
          </table:table-cell>
          <table:table-cell table:style-name="ce18" office:value-type="string">
            <text:p>ave prisoners</text:p>
          </table:table-cell>
          <table:table-cell table:style-name="ce18" office:value-type="string">
            <text:p>ave volumes</text:p>
          </table:table-cell>
          <table:table-cell table:style-name="ce18" office:value-type="string">
            <text:p>ave circ</text:p>
          </table:table-cell>
          <table:table-cell table:style-name="ce18" office:value-type="string">
            <text:p>user share</text:p>
          </table:table-cell>
          <table:table-cell table:style-name="ce18" office:value-type="string">
            <text:p>circ per prisoner</text:p>
          </table:table-cell>
          <table:table-cell table:style-name="ce18" office:value-type="string">
            <text:p>circ per user</text:p>
          </table:table-cell>
          <table:table-cell table:style-name="ce18" office:value-type="string">
            <text:p>volumes / prisoner</text:p>
          </table:table-cell>
          <table:table-cell table:number-columns-repeated="1014"/>
        </table:table-row>
        <table:table-row table:style-name="ro2">
          <table:table-cell office:value-type="float" office:value="2000">
            <text:p>2000</text:p>
          </table:table-cell>
          <table:table-cell table:style-name="ce17" table:formula="of:=[$'comparison 2000'.C24]" office:value-type="float" office:value="149.078706893969">
            <text:p>149</text:p>
          </table:table-cell>
          <table:table-cell table:style-name="ce19" table:formula="of:=[$'comparison 2000'.B30]" office:value-type="percentage" office:value="0.149504461126827">
            <text:p>15%</text:p>
          </table:table-cell>
          <table:table-cell table:style-name="ce17" table:formula="of:=[$'comparison 2000'.D24]" office:value-type="float" office:value="1335.08">
            <text:p>1,335</text:p>
          </table:table-cell>
          <table:table-cell table:style-name="ce17" table:formula="of:=[$'comparison 2000'.E24]" office:value-type="float" office:value="9151.76299866751">
            <text:p>9,152</text:p>
          </table:table-cell>
          <table:table-cell table:style-name="ce17" table:formula="of:=[$'comparison 2000'.F24]" office:value-type="float" office:value="28273.642076852">
            <text:p>28,274</text:p>
          </table:table-cell>
          <table:table-cell table:style-name="ce19" table:formula="of:=[$'NAAL 2003'.B20]" office:value-type="percentage" office:value="0.657524">
            <text:p>66%</text:p>
          </table:table-cell>
          <table:table-cell table:style-name="ce20" table:formula="of:=[.F5]/[.D5]" office:value-type="float" office:value="21.1774890469874">
            <text:p>21</text:p>
          </table:table-cell>
          <table:table-cell table:style-name="ce20" table:formula="of:=[$'comparison 2000'.H24]" office:value-type="float" office:value="32.2079331659185">
            <text:p>32</text:p>
          </table:table-cell>
          <table:table-cell table:style-name="ce21" table:formula="of:=[$'comparison 2000'.J24]" office:value-type="float" office:value="6.8548424054495">
            <text:p>6.9</text:p>
          </table:table-cell>
          <table:table-cell/>
          <table:table-cell office:value-type="string">
            <text:p>based on estimates in sheet "comparison 2000"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coverage is population of prisoner in reporting libraries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relative to total prisoner population in state and federal prisons in that year</text:p>
          </table:table-cell>
          <table:table-cell table:number-columns-repeated="101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AL 2003" table:style-name="ta3" table:print="false">
        <table:table-column table:style-name="co11" table:default-cell-style-name="ce24"/>
        <table:table-column table:style-name="co7" table:number-columns-repeated="6" table:default-cell-style-name="ce24"/>
        <table:table-column table:style-name="co12" table:default-cell-style-name="ce24"/>
        <table:table-column table:style-name="co13" table:default-cell-style-name="ce24"/>
        <table:table-column table:style-name="co7" table:number-columns-repeated="1015" table:default-cell-style-name="ce24"/>
        <table:table-row table:style-name="ro2">
          <table:table-cell table:style-name="ce22" office:value-type="string" table:number-columns-spanned="8" table:number-rows-spanned="1">
            <text:p>Prisoners' use of libraries, compared to non-prisoners (public) use of libraries</text:p>
          </table:table-cell>
          <table:covered-table-cell table:number-columns-repeated="7" table:style-name="ce23"/>
          <table:table-cell table:number-columns-repeated="1016"/>
        </table:table-row>
        <table:table-row table:style-name="ro2">
          <table:table-cell table:style-name="ce22" office:value-type="string" table:number-columns-spanned="7" table:number-rows-spanned="1">
            <text:p>Data tabulated from the 2003 National Assessment of Adult Literacy</text:p>
          </table:table-cell>
          <table:covered-table-cell table:number-columns-repeated="6" table:style-name="ce23"/>
          <table:table-cell table:style-name="ce23"/>
          <table:table-cell table:number-columns-repeated="1016"/>
        </table:table-row>
        <table:table-row table:style-name="ro2">
          <table:table-cell table:style-name="ce22" office:value-type="string" table:number-columns-spanned="6" table:number-rows-spanned="1">
            <text:p>Public-used data file, from U.S. Dept. of Education</text:p>
          </table:table-cell>
          <table:covered-table-cell table:number-columns-repeated="5" table:style-name="ce23"/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23" table:number-columns-repeated="8"/>
          <table:table-cell table:number-columns-repeated="1016"/>
        </table:table-row>
        <table:table-row table:style-name="ro2">
          <table:table-cell office:value-type="string">
            <text:p>Repository:</text:p>
          </table:table-cell>
          <table:table-cell table:style-name="ce23" table:number-columns-repeated="7"/>
          <table:table-cell table:number-columns-repeated="1016"/>
        </table:table-row>
        <table:table-row table:style-name="ro2">
          <table:table-cell office:value-type="string">
            <text:p>http://acrosswalls.org/datasets/</text:p>
          </table:table-cell>
          <table:table-cell table:style-name="ce23" table:number-columns-repeated="7"/>
          <table:table-cell table:number-columns-repeated="1016"/>
        </table:table-row>
        <table:table-row table:style-name="ro2">
          <table:table-cell office:value-type="string">
            <text:p>Version: 1.0</text:p>
          </table:table-cell>
          <table:table-cell table:style-name="ce23" table:number-columns-repeated="7"/>
          <table:table-cell table:number-columns-repeated="1016"/>
        </table:table-row>
        <table:table-row table:style-name="ro2">
          <table:table-cell table:style-name="ce23" table:number-columns-repeated="8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 table:number-columns-spanned="3" table:number-rows-spanned="1">
            <text:p>How often use the library</text:p>
          </table:table-cell>
          <table:covered-table-cell table:number-columns-repeated="2" table:style-name="ce23"/>
          <table:table-cell table:number-columns-repeated="1021"/>
        </table:table-row>
        <table:table-row table:style-name="ro2">
          <table:table-cell/>
          <table:table-cell office:value-type="string">
            <text:p>prisoners</text:p>
          </table:table-cell>
          <table:table-cell office:value-type="string">
            <text:p>non-prisoners</text:p>
          </table:table-cell>
          <table:table-cell table:number-columns-repeated="1021"/>
        </table:table-row>
        <table:table-row table:style-name="ro2">
          <table:table-cell office:value-type="string">
            <text:p>Daily</text:p>
          </table:table-cell>
          <table:table-cell table:style-name="ce25" table:formula="of:=[.L50]" office:value-type="percentage" office:value="0.114644">
            <text:p>11.5%</text:p>
          </table:table-cell>
          <table:table-cell table:style-name="ce25" table:formula="of:=[.D50]" office:value-type="percentage" office:value="0.025648">
            <text:p>2.6%</text:p>
          </table:table-cell>
          <table:table-cell table:number-columns-repeated="1021"/>
        </table:table-row>
        <table:table-row table:style-name="ro2">
          <table:table-cell office:value-type="string">
            <text:p>Weekly</text:p>
          </table:table-cell>
          <table:table-cell table:style-name="ce25" table:formula="of:=[.L51]" office:value-type="percentage" office:value="0.35286">
            <text:p>35.3%</text:p>
          </table:table-cell>
          <table:table-cell table:style-name="ce25" table:formula="of:=[.D51]" office:value-type="percentage" office:value="0.123247">
            <text:p>12.3%</text:p>
          </table:table-cell>
          <table:table-cell table:number-columns-repeated="1021"/>
        </table:table-row>
        <table:table-row table:style-name="ro2">
          <table:table-cell office:value-type="string">
            <text:p>Monthly</text:p>
          </table:table-cell>
          <table:table-cell table:style-name="ce25" table:formula="of:=[.L52]" office:value-type="percentage" office:value="0.19002">
            <text:p>19.0%</text:p>
          </table:table-cell>
          <table:table-cell table:style-name="ce25" table:formula="of:=[.D52]" office:value-type="percentage" office:value="0.196528">
            <text:p>19.7%</text:p>
          </table:table-cell>
          <table:table-cell table:number-columns-repeated="1021"/>
        </table:table-row>
        <table:table-row table:style-name="ro2">
          <table:table-cell office:value-type="string">
            <text:p>Once or twice a year</text:p>
          </table:table-cell>
          <table:table-cell table:style-name="ce25" table:formula="of:=[.L53]" office:value-type="percentage" office:value="0.094515">
            <text:p>9.5%</text:p>
          </table:table-cell>
          <table:table-cell table:style-name="ce25" table:formula="of:=[.E53]" office:value-type="percentage" office:value="0.320781">
            <text:p>32.1%</text:p>
          </table:table-cell>
          <table:table-cell table:number-columns-repeated="1021"/>
        </table:table-row>
        <table:table-row table:style-name="ro2">
          <table:table-cell office:value-type="string">
            <text:p>Never</text:p>
          </table:table-cell>
          <table:table-cell table:style-name="ce25" table:formula="of:=[.L54]" office:value-type="percentage" office:value="0.247961">
            <text:p>24.8%</text:p>
          </table:table-cell>
          <table:table-cell table:style-name="ce25" table:formula="of:=[.D54]" office:value-type="percentage" office:value="0.333797">
            <text:p>33.4%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 table:style-name="ce25" table:formula="of:=SUM([.B13:.B17])" office:value-type="percentage" office:value="1">
            <text:p>100.0%</text:p>
          </table:table-cell>
          <table:table-cell table:style-name="ce25" table:formula="of:=SUM([.C13:.C17])" office:value-type="percentage" office:value="1.000001">
            <text:p>100.0%</text:p>
          </table:table-cell>
          <table:table-cell table:number-columns-repeated="1021"/>
        </table:table-row>
        <table:table-row table:style-name="ro2">
          <table:table-cell office:value-type="string">
            <text:p>monthly or more frequently</text:p>
          </table:table-cell>
          <table:table-cell table:style-name="ce25" table:formula="of:=SUM([.B13:.B15])" office:value-type="percentage" office:value="0.657524">
            <text:p>65.8%</text:p>
          </table:table-cell>
          <table:table-cell table:style-name="ce25" table:formula="of:=SUM([.C13:.C15])" office:value-type="percentage" office:value="0.345423">
            <text:p>34.5%</text:p>
          </table:table-cell>
          <table:table-cell table:style-name="ce25"/>
          <table:table-cell table:number-columns-repeated="1020"/>
        </table:table-row>
        <table:table-row table:style-name="ro2" table:number-rows-repeated="2">
          <table:table-cell/>
          <table:table-cell table:style-name="ce25" table:number-columns-repeated="3"/>
          <table:table-cell table:number-columns-repeated="1020"/>
        </table:table-row>
        <table:table-row table:style-name="ro2">
          <table:table-cell table:style-name="ce22" office:value-type="string" table:number-columns-spanned="6" table:number-rows-spanned="1">
            <text:p>Did you borrow library materials during past month?</text:p>
          </table:table-cell>
          <table:covered-table-cell table:number-columns-repeated="5" table:style-name="ce23"/>
          <table:table-cell table:number-columns-repeated="1018"/>
        </table:table-row>
        <table:table-row table:style-name="ro2">
          <table:table-cell/>
          <table:table-cell office:value-type="string">
            <text:p>prisoners</text:p>
          </table:table-cell>
          <table:table-cell office:value-type="string">
            <text:p>non-prisoners</text:p>
          </table:table-cell>
          <table:table-cell table:style-name="ce25"/>
          <table:table-cell table:number-columns-repeated="1020"/>
        </table:table-row>
        <table:table-row table:style-name="ro2">
          <table:table-cell office:value-type="string">
            <text:p>yes</text:p>
          </table:table-cell>
          <table:table-cell table:style-name="ce25" table:formula="of:=[.N73]" office:value-type="percentage" office:value="0.411844">
            <text:p>41.2%</text:p>
          </table:table-cell>
          <table:table-cell table:style-name="ce25" table:formula="of:=[.F73]" office:value-type="percentage" office:value="0.214539">
            <text:p>21.5%</text:p>
          </table:table-cell>
          <table:table-cell table:style-name="ce25"/>
          <table:table-cell table:number-columns-repeated="1020"/>
        </table:table-row>
        <table:table-row table:style-name="ro2">
          <table:table-cell office:value-type="string">
            <text:p>no</text:p>
          </table:table-cell>
          <table:table-cell table:style-name="ce25" table:formula="of:=[.N74]" office:value-type="percentage" office:value="0.244481">
            <text:p>24.4%</text:p>
          </table:table-cell>
          <table:table-cell table:style-name="ce25" table:formula="of:=[.F74]" office:value-type="percentage" office:value="0.451315">
            <text:p>45.1%</text:p>
          </table:table-cell>
          <table:table-cell table:style-name="ce25"/>
          <table:table-cell table:number-columns-repeated="1020"/>
        </table:table-row>
        <table:table-row table:style-name="ro2">
          <table:table-cell office:value-type="string">
            <text:p>not applicable</text:p>
          </table:table-cell>
          <table:table-cell table:style-name="ce25" table:formula="of:=[.N75]" office:value-type="percentage" office:value="0.343675">
            <text:p>34.4%</text:p>
          </table:table-cell>
          <table:table-cell table:style-name="ce25" table:formula="of:=[.F75]" office:value-type="percentage" office:value="0.334146">
            <text:p>33.4%</text:p>
          </table:table-cell>
          <table:table-cell table:style-name="ce25"/>
          <table:table-cell table:number-columns-repeated="1020"/>
        </table:table-row>
        <table:table-row table:style-name="ro2">
          <table:table-cell table:number-columns-repeated="3"/>
          <table:table-cell table:style-name="ce25"/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style-name="ce25" table:formula="of:=SUM([.B25:.B27])" office:value-type="percentage" office:value="1">
            <text:p>100.0%</text:p>
          </table:table-cell>
          <table:table-cell table:style-name="ce25" table:formula="of:=SUM([.C25:.C27])" office:value-type="percentage" office:value="1">
            <text:p>100.0%</text:p>
          </table:table-cell>
          <table:table-cell table:style-name="ce25"/>
          <table:table-cell table:number-columns-repeated="1020"/>
        </table:table-row>
        <table:table-row table:style-name="ro2" table:number-rows-repeated="2">
          <table:table-cell/>
          <table:table-cell table:style-name="ce25" table:number-columns-repeated="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svyprop</text:p>
          </table:table-cell>
          <table:table-cell office:value-type="string">
            <text:p>dbq1445,</text:p>
          </table:table-cell>
          <table:table-cell office:value-type="string">
            <text:p>subpop(free)</text:p>
          </table:table-cell>
          <table:table-cell table:number-columns-repeated="4"/>
          <table:table-cell office:value-type="string">
            <text:p>svyprop</text:p>
          </table:table-cell>
          <table:table-cell office:value-type="string">
            <text:p>dbq1445,</text:p>
          </table:table-cell>
          <table:table-cell office:value-type="string">
            <text:p>subpop(prison)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1015"/>
        </table:table-row>
        <table:table-row table:style-name="ro2"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7">
            <text:p>19247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47">
            <text:p>19247</text:p>
          </table:table-cell>
          <table:table-cell table:number-columns-repeated="1009"/>
        </table:table-row>
        <table:table-row table:style-name="ro2"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26" office:value-type="float" office:value="2158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26" office:value-type="float" office:value="215800000">
            <text:p>2.16E+08</text:p>
          </table:table-cell>
          <table:table-cell table:number-columns-repeated="1011"/>
        </table:table-row>
        <table:table-row table:style-name="ro2"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091">
            <text:p>18091</text:p>
          </table:table-cell>
          <table:table-cell office:value-type="string">
            <text:p>Subpop.:</text:p>
          </table:table-cell>
          <table:table-cell office:value-type="string">
            <text:p>prison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156">
            <text:p>1156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26" office:value-type="float" office:value="214500000">
            <text:p>2.15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float" office:value="1361696.7">
            <text:p>1361696.7</text:p>
          </table:table-cell>
          <table:table-cell table:number-columns-repeated="1011"/>
        </table:table-row>
        <table:table-row table:style-name="ro2"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+-----------------------------------------+</text:p>
          </table:table-cell>
          <table:table-cell table:number-columns-repeated="7"/>
          <table:table-cell office:value-type="string">
            <text:p>+----------------------------------------+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dbq1445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bq1445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-----------------------------------------</text:p>
          </table:table-cell>
          <table:table-cell table:number-columns-repeated="7"/>
          <table:table-cell office:value-type="string">
            <text:p>----------------------------------------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Daily</text:p>
          </table:table-cell>
          <table:table-cell office:value-type="float" office:value="517">
            <text:p>517</text:p>
          </table:table-cell>
          <table:table-cell office:value-type="float" office:value="0.025648">
            <text:p>0.025648</text:p>
          </table:table-cell>
          <table:table-cell office:value-type="float" office:value="0.000257">
            <text:p>0.000257</text:p>
          </table:table-cell>
          <table:table-cell table:number-columns-repeated="4"/>
          <table:table-cell office:value-type="string">
            <text:p>Daily</text:p>
          </table:table-cell>
          <table:table-cell office:value-type="float" office:value="131">
            <text:p>131</text:p>
          </table:table-cell>
          <table:table-cell office:value-type="float" office:value="0.114644">
            <text:p>0.114644</text:p>
          </table:table-cell>
          <table:table-cell office:value-type="float" office:value="0.002027">
            <text:p>0.002027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Weekly</text:p>
          </table:table-cell>
          <table:table-cell office:value-type="float" office:value="2250">
            <text:p>2250</text:p>
          </table:table-cell>
          <table:table-cell office:value-type="float" office:value="0.123247">
            <text:p>0.123247</text:p>
          </table:table-cell>
          <table:table-cell office:value-type="float" office:value="0.005725">
            <text:p>0.005725</text:p>
          </table:table-cell>
          <table:table-cell table:number-columns-repeated="4"/>
          <table:table-cell office:value-type="string">
            <text:p>Weekly</text:p>
          </table:table-cell>
          <table:table-cell office:value-type="float" office:value="412">
            <text:p>412</text:p>
          </table:table-cell>
          <table:table-cell office:value-type="float" office:value="0.35286">
            <text:p>0.35286</text:p>
          </table:table-cell>
          <table:table-cell office:value-type="float" office:value="0.01281">
            <text:p>0.01281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Monthly</text:p>
          </table:table-cell>
          <table:table-cell office:value-type="float" office:value="3524">
            <text:p>3524</text:p>
          </table:table-cell>
          <table:table-cell office:value-type="float" office:value="0.196528">
            <text:p>0.196528</text:p>
          </table:table-cell>
          <table:table-cell office:value-type="float" office:value="0.001988">
            <text:p>0.001988</text:p>
          </table:table-cell>
          <table:table-cell table:number-columns-repeated="4"/>
          <table:table-cell office:value-type="string">
            <text:p>Monthly</text:p>
          </table:table-cell>
          <table:table-cell office:value-type="float" office:value="215">
            <text:p>215</text:p>
          </table:table-cell>
          <table:table-cell office:value-type="float" office:value="0.19002">
            <text:p>0.19002</text:p>
          </table:table-cell>
          <table:table-cell office:value-type="float" office:value="0.00171">
            <text:p>0.00171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Once</text:p>
          </table:table-cell>
          <table:table-cell office:value-type="string">
            <text:p>or</text:p>
          </table:table-cell>
          <table:table-cell office:value-type="float" office:value="5531">
            <text:p>5531</text:p>
          </table:table-cell>
          <table:table-cell office:value-type="float" office:value="0.320781">
            <text:p>0.320781</text:p>
          </table:table-cell>
          <table:table-cell office:value-type="float" office:value="0.00195">
            <text:p>0.00195</text:p>
          </table:table-cell>
          <table:table-cell table:number-columns-repeated="3"/>
          <table:table-cell office:value-type="string">
            <text:p>Once</text:p>
          </table:table-cell>
          <table:table-cell office:value-type="float" office:value="108">
            <text:p>108</text:p>
          </table:table-cell>
          <table:table-cell office:value-type="float" office:value="0.094515">
            <text:p>0.094515</text:p>
          </table:table-cell>
          <table:table-cell office:value-type="float" office:value="0.007686">
            <text:p>0.007686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Never</text:p>
          </table:table-cell>
          <table:table-cell office:value-type="float" office:value="6269">
            <text:p>6269</text:p>
          </table:table-cell>
          <table:table-cell office:value-type="float" office:value="0.333797">
            <text:p>0.333797</text:p>
          </table:table-cell>
          <table:table-cell office:value-type="float" office:value="0.001552">
            <text:p>0.001552</text:p>
          </table:table-cell>
          <table:table-cell table:number-columns-repeated="4"/>
          <table:table-cell office:value-type="string">
            <text:p>Never</text:p>
          </table:table-cell>
          <table:table-cell office:value-type="float" office:value="290">
            <text:p>290</text:p>
          </table:table-cell>
          <table:table-cell office:value-type="float" office:value="0.247961">
            <text:p>0.247961</text:p>
          </table:table-cell>
          <table:table-cell office:value-type="float" office:value="0.005441">
            <text:p>0.005441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+-----------------------------------------+</text:p>
          </table:table-cell>
          <table:table-cell table:number-columns-repeated="7"/>
          <table:table-cell office:value-type="string">
            <text:p>+----------------------------------------+</text:p>
          </table:table-cell>
          <table:table-cell table:number-columns-repeated="1014"/>
        </table:table-row>
        <table:table-row table:style-name="ro2">
          <table:table-cell table:number-columns-repeated="10"/>
          <table:table-cell table:formula="of:=SUM([.K50:.K54])" office:value-type="float" office:value="1156">
            <text:p>1156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svyprop</text:p>
          </table:table-cell>
          <table:table-cell office:value-type="string">
            <text:p>dbq1450,</text:p>
          </table:table-cell>
          <table:table-cell office:value-type="string">
            <text:p>subpop(free)</text:p>
          </table:table-cell>
          <table:table-cell table:number-columns-repeated="5"/>
          <table:table-cell office:value-type="string">
            <text:p>svyprop</text:p>
          </table:table-cell>
          <table:table-cell office:value-type="string">
            <text:p>dbq1450,</text:p>
          </table:table-cell>
          <table:table-cell office:value-type="string">
            <text:p>subpop(prison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56">
            <text:p>19256</text:p>
          </table:table-cell>
          <table:table-cell/>
          <table:table-cell office:value-type="string">
            <text:p>pweight:</text:p>
          </table:table-cell>
          <table:table-cell office:value-type="string">
            <text:p>weigh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9256">
            <text:p>19256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rata:</text:p>
          </table:table-cell>
          <table:table-cell office:value-type="string">
            <text:p>&lt;one&gt;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strata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SU:</text:p>
          </table:table-cell>
          <table:table-cell office:value-type="string">
            <text:p>varunit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SUs</text:p>
          </table:table-cell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26" office:value-type="float" office:value="215900000">
            <text:p>2.16E+08</text:p>
          </table:table-cell>
          <table:table-cell table:number-columns-repeated="4"/>
          <table:table-cell office:value-type="string">
            <text:p>Population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26" office:value-type="float" office:value="215900000">
            <text:p>2.16E+08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Subpop.:</text:p>
          </table:table-cell>
          <table:table-cell office:value-type="string">
            <text:p>free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8101">
            <text:p>18101</text:p>
          </table:table-cell>
          <table:table-cell office:value-type="string">
            <text:p>Subpop.:</text:p>
          </table:table-cell>
          <table:table-cell office:value-type="string">
            <text:p>prisonpop==1</text:p>
          </table:table-cell>
          <table:table-cell office:value-type="string">
            <text:p>Subpop.</text:p>
          </table:table-cell>
          <table:table-cell office:value-type="string">
            <text:p>no.</text:p>
          </table:table-cell>
          <table:table-cell office:value-type="string">
            <text:p>of</text:p>
          </table:table-cell>
          <table:table-cell office:value-type="string">
            <text:p>obs</text:p>
          </table:table-cell>
          <table:table-cell office:value-type="string">
            <text:p>=</text:p>
          </table:table-cell>
          <table:table-cell office:value-type="float" office:value="1155">
            <text:p>1155</text:p>
          </table:table-cell>
          <table:table-cell table:number-columns-repeated="1006"/>
        </table:table-row>
        <table:table-row table:style-name="ro2">
          <table:table-cell table:number-columns-repeated="3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table:style-name="ce26" office:value-type="float" office:value="214600000">
            <text:p>2.15E+08</text:p>
          </table:table-cell>
          <table:table-cell table:number-columns-repeated="4"/>
          <table:table-cell office:value-type="string">
            <text:p>Subpop.</text:p>
          </table:table-cell>
          <table:table-cell office:value-type="string">
            <text:p>size</text:p>
          </table:table-cell>
          <table:table-cell office:value-type="string">
            <text:p>=</text:p>
          </table:table-cell>
          <table:table-cell office:value-type="float" office:value="1360578.2">
            <text:p>1360578.2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>
            <text:p>------------------------------------------------------------------------------</text:p>
          </table:table-cell>
          <table:table-cell table:number-columns-repeated="7"/>
          <table:table-cell office:value-type="string">
            <text:p>------------------------------------------------------------------------------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5"/>
          <table:table-cell office:value-type="string">
            <text:p>Survey</text:p>
          </table:table-cell>
          <table:table-cell office:value-type="string">
            <text:p>proportions</text:p>
          </table:table-cell>
          <table:table-cell office:value-type="string">
            <text:p>estimation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+------------------------------------------+</text:p>
          </table:table-cell>
          <table:table-cell table:number-columns-repeated="7"/>
          <table:table-cell office:value-type="string">
            <text:p>+-----------------------------------------+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>
            <text:p>dbq1450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2"/>
          <table:table-cell office:value-type="string">
            <text:p>dbq1450</text:p>
          </table:table-cell>
          <table:table-cell office:value-type="string">
            <text:p>Obs</text:p>
          </table:table-cell>
          <table:table-cell office:value-type="string">
            <text:p>Est.</text:p>
          </table:table-cell>
          <table:table-cell office:value-type="string">
            <text:p>Prop.</text:p>
          </table:table-cell>
          <table:table-cell office:value-type="string">
            <text:p>Std.</text:p>
          </table:table-cell>
          <table:table-cell office:value-type="string">
            <text:p>Err.</text:p>
          </table:table-cell>
          <table:table-cell table:number-columns-repeated="1007"/>
        </table:table-row>
        <table:table-row table:style-name="ro2">
          <table:table-cell table:number-columns-repeated="3"/>
          <table:table-cell office:value-type="string">
            <text:p>------------------------------------------</text:p>
          </table:table-cell>
          <table:table-cell table:number-columns-repeated="7"/>
          <table:table-cell office:value-type="string">
            <text:p>-----------------------------------------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string">
            <text:p>Yes</text:p>
          </table:table-cell>
          <table:table-cell office:value-type="float" office:value="3857">
            <text:p>3857</text:p>
          </table:table-cell>
          <table:table-cell office:value-type="float" office:value="0.214539">
            <text:p>0.214539</text:p>
          </table:table-cell>
          <table:table-cell office:value-type="float" office:value="0.000333">
            <text:p>0.000333</text:p>
          </table:table-cell>
          <table:table-cell table:number-columns-repeated="4"/>
          <table:table-cell office:value-type="string">
            <text:p>Yes</text:p>
          </table:table-cell>
          <table:table-cell office:value-type="float" office:value="478">
            <text:p>478</text:p>
          </table:table-cell>
          <table:table-cell office:value-type="float" office:value="0.411844">
            <text:p>0.411844</text:p>
          </table:table-cell>
          <table:table-cell office:value-type="float" office:value="0.032295">
            <text:p>0.032295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No</text:p>
          </table:table-cell>
          <table:table-cell office:value-type="float" office:value="7964">
            <text:p>7964</text:p>
          </table:table-cell>
          <table:table-cell office:value-type="float" office:value="0.451315">
            <text:p>0.451315</text:p>
          </table:table-cell>
          <table:table-cell office:value-type="float" office:value="0.001444">
            <text:p>0.001444</text:p>
          </table:table-cell>
          <table:table-cell table:number-columns-repeated="4"/>
          <table:table-cell office:value-type="string">
            <text:p>No</text:p>
          </table:table-cell>
          <table:table-cell office:value-type="float" office:value="278">
            <text:p>278</text:p>
          </table:table-cell>
          <table:table-cell office:value-type="float" office:value="0.244481">
            <text:p>0.244481</text:p>
          </table:table-cell>
          <table:table-cell office:value-type="float" office:value="0.034504">
            <text:p>0.034504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{Not</text:p>
          </table:table-cell>
          <table:table-cell office:value-type="float" office:value="6280">
            <text:p>6280</text:p>
          </table:table-cell>
          <table:table-cell office:value-type="float" office:value="0.334146">
            <text:p>0.334146</text:p>
          </table:table-cell>
          <table:table-cell office:value-type="float" office:value="0.001774">
            <text:p>0.001774</text:p>
          </table:table-cell>
          <table:table-cell table:number-columns-repeated="3"/>
          <table:table-cell office:value-type="string">
            <text:p>{Not</text:p>
          </table:table-cell>
          <table:table-cell office:value-type="string">
            <text:p>app</text:p>
          </table:table-cell>
          <table:table-cell office:value-type="float" office:value="399">
            <text:p>399</text:p>
          </table:table-cell>
          <table:table-cell office:value-type="float" office:value="0.343675">
            <text:p>0.343675</text:p>
          </table:table-cell>
          <table:table-cell office:value-type="float" office:value="0.002209">
            <text:p>0.002209</text:p>
          </table:table-cell>
          <table:table-cell table:number-columns-repeated="1009"/>
        </table:table-row>
        <table:table-row table:style-name="ro2">
          <table:table-cell table:number-columns-repeated="3"/>
          <table:table-cell office:value-type="string">
            <text:p>+------------------------------------------+</text:p>
          </table:table-cell>
          <table:table-cell table:number-columns-repeated="7"/>
          <table:table-cell office:value-type="string">
            <text:p>+-----------------------------------------+</text:p>
          </table:table-cell>
          <table:table-cell table:number-columns-repeated="1012"/>
        </table:table-row>
        <table:table-row table:style-name="ro2">
          <table:table-cell table:number-columns-repeated="12"/>
          <table:table-cell table:formula="of:=SUM([.M73:.M75])" office:value-type="float" office:value="1155">
            <text:p>1155</text:p>
          </table:table-cell>
          <table:table-cell table:number-columns-repeated="1011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-01-02" table:style-name="ta4" table:print="false">
        <table:table-column table:style-name="co4" table:default-cell-style-name="Excel_20_Built-in_20_Normal"/>
        <table:table-column table:style-name="co14" table:default-cell-style-name="Excel_20_Built-in_20_Normal"/>
        <table:table-column table:style-name="co4" table:number-columns-repeated="4" table:default-cell-style-name="Excel_20_Built-in_20_Normal"/>
        <table:table-column table:style-name="co9" table:default-cell-style-name="Excel_20_Built-in_20_Normal"/>
        <table:table-column table:style-name="co15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27" office:value-type="string" table:number-columns-spanned="5" table:number-rows-spanned="1">
            <text:p>California state prison libraries, fiscal year 2001-2002</text:p>
          </table:table-cell>
          <table:covered-table-cell table:number-columns-repeated="4" table:style-name="ce3"/>
          <table:table-cell table:number-columns-repeated="2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inmates</text:p>
          </table:table-cell>
          <table:table-cell office:value-type="string">
            <text:p>materials</text:p>
          </table:table-cell>
          <table:table-cell office:value-type="string">
            <text:p>circ</text:p>
          </table:table-cell>
          <table:table-cell office:value-type="string">
            <text:p>cpi</text:p>
          </table:table-cell>
          <table:table-cell table:number-columns-repeated="1018"/>
        </table:table-row>
        <table:table-row table:style-name="ro1">
          <table:table-cell office:value-type="string">
            <text:p>CCC</text:p>
          </table:table-cell>
          <table:table-cell office:value-type="string">
            <text:p>Susanville Lassen</text:p>
          </table:table-cell>
          <table:table-cell office:value-type="float" office:value="1200">
            <text:p>1200</text:p>
          </table:table-cell>
          <table:table-cell office:value-type="float" office:value="10000">
            <text:p>10000</text:p>
          </table:table-cell>
          <table:table-cell office:value-type="float" office:value="8010">
            <text:p>8010</text:p>
          </table:table-cell>
          <table:table-cell table:style-name="ce10" table:formula="of:=[.E6]/[.C6]" office:value-type="float" office:value="6.675">
            <text:p>6.7</text:p>
          </table:table-cell>
          <table:table-cell/>
          <table:table-cell office:value-type="string">
            <text:p>California state library report, 2003</text:p>
          </table:table-cell>
          <table:table-cell table:number-columns-repeated="1016"/>
        </table:table-row>
        <table:table-row table:style-name="ro1">
          <table:table-cell office:value-type="string">
            <text:p>CCC</text:p>
          </table:table-cell>
          <table:table-cell office:value-type="string">
            <text:p>Susanville Main</text:p>
          </table:table-cell>
          <table:table-cell office:value-type="float" office:value="2400">
            <text:p>2400</text:p>
          </table:table-cell>
          <table:table-cell office:value-type="float" office:value="20000">
            <text:p>20000</text:p>
          </table:table-cell>
          <table:table-cell office:value-type="float" office:value="32040">
            <text:p>32040</text:p>
          </table:table-cell>
          <table:table-cell table:style-name="ce10" table:formula="of:=[.E7]/[.C7]" office:value-type="float" office:value="13.35">
            <text:p>13.4</text:p>
          </table:table-cell>
          <table:table-cell/>
          <table:table-cell office:value-type="string">
            <text:p>special libraries, Group R</text:p>
          </table:table-cell>
          <table:table-cell table:number-columns-repeated="1016"/>
        </table:table-row>
        <table:table-row table:style-name="ro1">
          <table:table-cell office:value-type="string">
            <text:p>CMC</text:p>
          </table:table-cell>
          <table:table-cell office:value-type="string">
            <text:p>San Luis Obispo</text:p>
          </table:table-cell>
          <table:table-cell office:value-type="float" office:value="4000">
            <text:p>4000</text:p>
          </table:table-cell>
          <table:table-cell office:value-type="float" office:value="29176">
            <text:p>29176</text:p>
          </table:table-cell>
          <table:table-cell office:value-type="float" office:value="42319">
            <text:p>42319</text:p>
          </table:table-cell>
          <table:table-cell table:style-name="ce10" table:formula="of:=[.E8]/[.C8]" office:value-type="float" office:value="10.57975">
            <text:p>10.6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number-columns-repeated="2"/>
          <table:table-cell table:formula="of:=SUM([.C6:.C8])" office:value-type="float" office:value="7600">
            <text:p>7600</text:p>
          </table:table-cell>
          <table:table-cell table:formula="of:=SUM([.D6:.D8])" office:value-type="float" office:value="59176">
            <text:p>59176</text:p>
          </table:table-cell>
          <table:table-cell table:formula="of:=SUM([.E6:.E8])" office:value-type="float" office:value="82369">
            <text:p>82369</text:p>
          </table:table-cell>
          <table:table-cell table:style-name="ce10" table:formula="of:=[.E10]/[.C10]" office:value-type="float" office:value="10.8380263157895">
            <text:p>10.8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-05" table:style-name="ta5" table:print="false"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4" table:number-columns-repeated="2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4" table:number-columns-repeated="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4" table:number-columns-repeated="1011" table:default-cell-style-name="Excel_20_Built-in_20_Normal"/>
        <table:table-row table:style-name="ro1">
          <table:table-cell table:style-name="ce27" office:value-type="string" table:number-columns-spanned="2" table:number-rows-spanned="1">
            <text:p>Indiana prison libraries in 2005</text:p>
          </table:table-cell>
          <table:covered-table-cell table:style-name="ce3"/>
          <table:table-cell table:number-columns-repeated="10"/>
          <table:table-cell office:value-type="string">
            <text:p>Repository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http://acrosswalls.org/datasets/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Version: 1.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ype</text:p>
          </table:table-cell>
          <table:table-cell office:value-type="string">
            <text:p>Name of Institution</text:p>
          </table:table-cell>
          <table:table-cell office:value-type="string">
            <text:p>Population Served</text:p>
          </table:table-cell>
          <table:table-cell office:value-type="string">
            <text:p>Total # Registered Resident Users</text:p>
          </table:table-cell>
          <table:table-cell office:value-type="string">
            <text:p>Books, etc. Total at End of Fiscal Year</text:p>
          </table:table-cell>
          <table:table-cell office:value-type="string">
            <text:p>Total Titles Added During Fiscal Year</text:p>
          </table:table-cell>
          <table:table-cell office:value-type="string">
            <text:p>Total Titles at End of Fiscal Year </text:p>
          </table:table-cell>
          <table:table-cell office:value-type="string">
            <text:p>Annual # Circulation Transactions</text:p>
          </table:table-cell>
          <table:table-cell office:value-type="string">
            <text:p>cpi</text:p>
          </table:table-cell>
          <table:table-cell office:value-type="string">
            <text:p>reg share</text:p>
          </table:table-cell>
          <table:table-cell table:number-columns-repeated="1014"/>
        </table:table-row>
        <table:table-row table:style-name="ro1">
          <table:table-cell office:value-type="string">
            <text:p>cfb</text:p>
          </table:table-cell>
          <table:table-cell office:value-type="string">
            <text:p>CAMP SUMMIT BOOT CAMP</text:p>
          </table:table-cell>
          <table:table-cell table:number-columns-repeated="2" table:style-name="ce5" office:value-type="float" office:value="80">
            <text:p>80</text:p>
          </table:table-cell>
          <table:table-cell table:style-name="ce5" office:value-type="float" office:value="1500">
            <text:p>1,500</text:p>
          </table:table-cell>
          <table:table-cell table:style-name="ce5" office:value-type="float" office:value="51">
            <text:p>51</text:p>
          </table:table-cell>
          <table:table-cell table:style-name="ce5" office:value-type="float" office:value="1502">
            <text:p>1,502</text:p>
          </table:table-cell>
          <table:table-cell table:style-name="ce5" office:value-type="float" office:value="2400">
            <text:p>2,400</text:p>
          </table:table-cell>
          <table:table-cell table:style-name="ce10" table:formula="of:=[.H6]/[.C6]" office:value-type="float" office:value="30">
            <text:p>30.0</text:p>
          </table:table-cell>
          <table:table-cell table:style-name="ce28" table:formula="of:=[.D6]/[.C6]" office:value-type="percentage" office:value="1">
            <text:p>100%</text:p>
          </table:table-cell>
          <table:table-cell table:number-columns-repeated="2"/>
          <table:table-cell office:value-type="string">
            <text:p>from Indiana State Library</text:p>
          </table:table-cell>
          <table:table-cell table:number-columns-repeated="1011"/>
        </table:table-row>
        <table:table-row table:style-name="ro1">
          <table:table-cell office:value-type="string">
            <text:p>cf</text:p>
          </table:table-cell>
          <table:table-cell office:value-type="string">
            <text:p>BRANCHVILLE CORRECTIONAL FACILITY</text:p>
          </table:table-cell>
          <table:table-cell table:number-columns-repeated="2" table:style-name="ce5" office:value-type="float" office:value="1350">
            <text:p>1,350</text:p>
          </table:table-cell>
          <table:table-cell table:style-name="ce5" office:value-type="float" office:value="22675">
            <text:p>22,675</text:p>
          </table:table-cell>
          <table:table-cell table:style-name="ce5" office:value-type="float" office:value="1043">
            <text:p>1,043</text:p>
          </table:table-cell>
          <table:table-cell table:style-name="ce5" office:value-type="float" office:value="23270">
            <text:p>23,270</text:p>
          </table:table-cell>
          <table:table-cell table:style-name="ce5" office:value-type="float" office:value="29700">
            <text:p>29,700</text:p>
          </table:table-cell>
          <table:table-cell table:style-name="ce10" table:formula="of:=[.H7]/[.C7]" office:value-type="float" office:value="22">
            <text:p>22.0</text:p>
          </table:table-cell>
          <table:table-cell table:style-name="ce28" table:formula="of:=[.D7]/[.C7]" office:value-type="percentage" office:value="1">
            <text:p>100%</text:p>
          </table:table-cell>
          <table:table-cell table:number-columns-repeated="2"/>
          <table:table-cell office:value-type="string">
            <text:p>Institutional Library Statistics</text:p>
          </table:table-cell>
          <table:table-cell table:number-columns-repeated="1011"/>
        </table:table-row>
        <table:table-row table:style-name="ro1">
          <table:table-cell office:value-type="string">
            <text:p>cf</text:p>
          </table:table-cell>
          <table:table-cell office:value-type="string">
            <text:p>PLAINFIELD CORRECTIONAL FACILITY</text:p>
          </table:table-cell>
          <table:table-cell table:number-columns-repeated="2" table:style-name="ce5" office:value-type="float" office:value="1450">
            <text:p>1,450</text:p>
          </table:table-cell>
          <table:table-cell table:style-name="ce5" office:value-type="float" office:value="13212">
            <text:p>13,212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13743">
            <text:p>13,743</text:p>
          </table:table-cell>
          <table:table-cell table:style-name="ce5" office:value-type="float" office:value="30000">
            <text:p>30,000</text:p>
          </table:table-cell>
          <table:table-cell table:style-name="ce10" table:formula="of:=[.H8]/[.C8]" office:value-type="float" office:value="20.6896551724138">
            <text:p>20.7</text:p>
          </table:table-cell>
          <table:table-cell table:style-name="ce28" table:formula="of:=[.D8]/[.C8]" office:value-type="percentage" office:value="1">
            <text:p>100%</text:p>
          </table:table-cell>
          <table:table-cell table:number-columns-repeated="1014"/>
        </table:table-row>
        <table:table-row table:style-name="ro1">
          <table:table-cell office:value-type="string">
            <text:p>cf</text:p>
          </table:table-cell>
          <table:table-cell office:value-type="string">
            <text:p>WABASH VALLEY CORRECTIONAL FACILITY - LEVEL 4</text:p>
          </table:table-cell>
          <table:table-cell table:number-columns-repeated="2" table:style-name="ce5" office:value-type="float" office:value="1021">
            <text:p>1,021</text:p>
          </table:table-cell>
          <table:table-cell table:style-name="ce5" office:value-type="float" office:value="11391">
            <text:p>11,391</text:p>
          </table:table-cell>
          <table:table-cell table:style-name="ce5" office:value-type="float" office:value="1904">
            <text:p>1,904</text:p>
          </table:table-cell>
          <table:table-cell table:style-name="ce5" office:value-type="float" office:value="12365">
            <text:p>12,365</text:p>
          </table:table-cell>
          <table:table-cell table:style-name="ce5" office:value-type="float" office:value="5243">
            <text:p>5,243</text:p>
          </table:table-cell>
          <table:table-cell table:style-name="ce10" table:formula="of:=[.H9]/[.C9]" office:value-type="float" office:value="5.13516160626836">
            <text:p>5.1</text:p>
          </table:table-cell>
          <table:table-cell table:style-name="ce28" table:formula="of:=[.D9]/[.C9]" office:value-type="percentage" office:value="1">
            <text:p>100%</text:p>
          </table:table-cell>
          <table:table-cell table:number-columns-repeated="1014"/>
        </table:table-row>
        <table:table-row table:style-name="ro1">
          <table:table-cell office:value-type="string">
            <text:p>cf</text:p>
          </table:table-cell>
          <table:table-cell office:value-type="string">
            <text:p>PUTNAMVILLE CORRECTIONAL FACILITY</text:p>
          </table:table-cell>
          <table:table-cell table:number-columns-repeated="2" table:style-name="ce5" office:value-type="float" office:value="2400">
            <text:p>2,400</text:p>
          </table:table-cell>
          <table:table-cell table:style-name="ce5" office:value-type="float" office:value="3642">
            <text:p>3,642</text:p>
          </table:table-cell>
          <table:table-cell table:style-name="ce5" office:value-type="float" office:value="547">
            <text:p>547</text:p>
          </table:table-cell>
          <table:table-cell table:style-name="ce5" office:value-type="float" office:value="4279">
            <text:p>4,279</text:p>
          </table:table-cell>
          <table:table-cell table:style-name="ce5" office:value-type="float" office:value="6000">
            <text:p>6,000</text:p>
          </table:table-cell>
          <table:table-cell table:style-name="ce10" table:formula="of:=[.H10]/[.C10]" office:value-type="float" office:value="2.5">
            <text:p>2.5</text:p>
          </table:table-cell>
          <table:table-cell table:style-name="ce28" table:formula="of:=[.D10]/[.C10]" office:value-type="percentage" office:value="1">
            <text:p>100%</text:p>
          </table:table-cell>
          <table:table-cell table:number-columns-repeated="1014"/>
        </table:table-row>
        <table:table-row table:style-name="ro1">
          <table:table-cell office:value-type="string">
            <text:p>cfp</text:p>
          </table:table-cell>
          <table:table-cell office:value-type="string">
            <text:p>INDIANA STATE PRISON</text:p>
          </table:table-cell>
          <table:table-cell table:style-name="ce5" office:value-type="float" office:value="2030">
            <text:p>2,030</text:p>
          </table:table-cell>
          <table:table-cell table:style-name="ce5" office:value-type="float" office:value="1428">
            <text:p>1,428</text:p>
          </table:table-cell>
          <table:table-cell table:style-name="ce5" office:value-type="float" office:value="13926">
            <text:p>13,926</text:p>
          </table:table-cell>
          <table:table-cell table:style-name="ce5" office:value-type="float" office:value="491">
            <text:p>491</text:p>
          </table:table-cell>
          <table:table-cell table:style-name="ce5" office:value-type="float" office:value="14962">
            <text:p>14,962</text:p>
          </table:table-cell>
          <table:table-cell table:style-name="ce5" office:value-type="float" office:value="3328">
            <text:p>3,328</text:p>
          </table:table-cell>
          <table:table-cell table:style-name="ce10" table:formula="of:=[.H11]/[.C11]" office:value-type="float" office:value="1.63940886699507">
            <text:p>1.6</text:p>
          </table:table-cell>
          <table:table-cell table:style-name="ce28" table:formula="of:=[.D11]/[.C11]" office:value-type="percentage" office:value="0.703448275862069">
            <text:p>70%</text:p>
          </table:table-cell>
          <table:table-cell table:number-columns-repeated="1014"/>
        </table:table-row>
        <table:table-row table:style-name="ro1">
          <table:table-cell office:value-type="string">
            <text:p>cf</text:p>
          </table:table-cell>
          <table:table-cell office:value-type="string">
            <text:p>WABASH VALLEY CORRECTIONAL FACILITY - LEVEL 3</text:p>
          </table:table-cell>
          <table:table-cell table:style-name="ce5" office:value-type="float" office:value="1021">
            <text:p>1,021</text:p>
          </table:table-cell>
          <table:table-cell table:style-name="ce5" office:value-type="float" office:value="587">
            <text:p>587</text:p>
          </table:table-cell>
          <table:table-cell table:style-name="ce5" office:value-type="float" office:value="11100">
            <text:p>11,100</text:p>
          </table:table-cell>
          <table:table-cell table:style-name="ce5" office:value-type="float" office:value="677">
            <text:p>677</text:p>
          </table:table-cell>
          <table:table-cell table:style-name="ce5" office:value-type="float" office:value="12486">
            <text:p>12,486</text:p>
          </table:table-cell>
          <table:table-cell table:style-name="ce5" office:value-type="float" office:value="6308">
            <text:p>6,308</text:p>
          </table:table-cell>
          <table:table-cell table:style-name="ce10" table:formula="of:=[.H12]/[.C12]" office:value-type="float" office:value="6.17825661116552">
            <text:p>6.2</text:p>
          </table:table-cell>
          <table:table-cell table:style-name="ce28" table:formula="of:=[.D12]/[.C12]" office:value-type="percentage" office:value="0.574926542605289">
            <text:p>57%</text:p>
          </table:table-cell>
          <table:table-cell table:number-columns-repeated="1014"/>
        </table:table-row>
        <table:table-row table:style-name="ro1">
          <table:table-cell office:value-type="string">
            <text:p>cf</text:p>
          </table:table-cell>
          <table:table-cell office:value-type="string">
            <text:p>MIAMI CORRECTIONAL FACILITY</text:p>
          </table:table-cell>
          <table:table-cell table:style-name="ce5" office:value-type="float" office:value="3050">
            <text:p>3,050</text:p>
          </table:table-cell>
          <table:table-cell table:style-name="ce5" office:value-type="float" office:value="884">
            <text:p>884</text:p>
          </table:table-cell>
          <table:table-cell table:style-name="ce5" office:value-type="float" office:value="9500">
            <text:p>9,500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9524">
            <text:p>9,524</text:p>
          </table:table-cell>
          <table:table-cell table:style-name="ce5" office:value-type="float" office:value="6375">
            <text:p>6,375</text:p>
          </table:table-cell>
          <table:table-cell table:style-name="ce10" table:formula="of:=[.H13]/[.C13]" office:value-type="float" office:value="2.09016393442623">
            <text:p>2.1</text:p>
          </table:table-cell>
          <table:table-cell table:style-name="ce28" table:formula="of:=[.D13]/[.C13]" office:value-type="percentage" office:value="0.28983606557377">
            <text:p>29%</text:p>
          </table:table-cell>
          <table:table-cell table:formula="of:=SUMPRODUCT([.C6:.C13];[.J6:.J13])/SUM([.C6:.C13])" office:value-type="float" office:value="0.741815836155459">
            <text:p>0.7418158362</text:p>
          </table:table-cell>
          <table:table-cell table:number-columns-repeated="1013"/>
        </table:table-row>
        <table:table-row table:style-name="ro1">
          <table:table-cell office:value-type="string">
            <text:p>jcf</text:p>
          </table:table-cell>
          <table:table-cell office:value-type="string">
            <text:p>NORTHEAST JUVENILE CORRECTIONAL FACILITY</text:p>
          </table:table-cell>
          <table:table-cell table:style-name="ce5" office:value-type="float" office:value="96">
            <text:p>96</text:p>
          </table:table-cell>
          <table:table-cell table:style-name="ce5" office:value-type="string">
            <text:p>n/a</text:p>
          </table:table-cell>
          <table:table-cell table:style-name="ce5" office:value-type="float" office:value="2500">
            <text:p>2,500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560">
            <text:p>2,560</text:p>
          </table:table-cell>
          <table:table-cell table:style-name="ce5" office:value-type="float" office:value="3200">
            <text:p>3,200</text:p>
          </table:table-cell>
          <table:table-cell table:style-name="ce10" table:formula="of:=[.H14]/[.C14]" office:value-type="float" office:value="33.3333333333333">
            <text:p>33.3</text:p>
          </table:table-cell>
          <table:table-cell table:number-columns-repeated="1015"/>
        </table:table-row>
        <table:table-row table:style-name="ro1">
          <table:table-cell office:value-type="string">
            <text:p>cf</text:p>
          </table:table-cell>
          <table:table-cell office:value-type="string">
            <text:p>MEDARYVILLE CORRECTIONAL FACILITY</text:p>
          </table:table-cell>
          <table:table-cell table:style-name="ce5" office:value-type="float" office:value="128">
            <text:p>128</text:p>
          </table:table-cell>
          <table:table-cell table:style-name="ce5" office:value-type="string">
            <text:p>n/a</text:p>
          </table:table-cell>
          <table:table-cell table:style-name="ce5" office:value-type="float" office:value="1000">
            <text:p>1,000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1245">
            <text:p>1,245</text:p>
          </table:table-cell>
          <table:table-cell table:style-name="ce5" office:value-type="float" office:value="3600">
            <text:p>3,600</text:p>
          </table:table-cell>
          <table:table-cell table:style-name="ce10" table:formula="of:=[.H15]/[.C15]" office:value-type="float" office:value="28.125">
            <text:p>28.1</text:p>
          </table:table-cell>
          <table:table-cell table:style-name="ce28"/>
          <table:table-cell table:number-columns-repeated="1014"/>
        </table:table-row>
        <table:table-row table:style-name="ro1">
          <table:table-cell office:value-type="string">
            <text:p>jcf</text:p>
          </table:table-cell>
          <table:table-cell office:value-type="string">
            <text:p>PENDLETON JUVENILE CORRECTIONAL FACILITY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6131">
            <text:p>6,131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6579">
            <text:p>6,579</text:p>
          </table:table-cell>
          <table:table-cell table:style-name="ce5" office:value-type="float" office:value="6641">
            <text:p>6,641</text:p>
          </table:table-cell>
          <table:table-cell table:style-name="ce10" table:formula="of:=[.H16]/[.C16]" office:value-type="float" office:value="18.4472222222222">
            <text:p>18.4</text:p>
          </table:table-cell>
          <table:table-cell table:number-columns-repeated="1015"/>
        </table:table-row>
        <table:table-row table:style-name="ro1">
          <table:table-cell office:value-type="string">
            <text:p>cf</text:p>
          </table:table-cell>
          <table:table-cell office:value-type="string">
            <text:p>WESTVILLE CORRECTIONAL FACILITY</text:p>
          </table:table-cell>
          <table:table-cell table:style-name="ce5" office:value-type="float" office:value="3100">
            <text:p>3,100</text:p>
          </table:table-cell>
          <table:table-cell table:style-name="ce5" office:value-type="string">
            <text:p>n/a</text:p>
          </table:table-cell>
          <table:table-cell table:style-name="ce5" office:value-type="float" office:value="35000">
            <text:p>35,000</text:p>
          </table:table-cell>
          <table:table-cell table:style-name="ce5" office:value-type="float" office:value="1000">
            <text:p>1,000</text:p>
          </table:table-cell>
          <table:table-cell table:style-name="ce5" office:value-type="float" office:value="35917">
            <text:p>35,917</text:p>
          </table:table-cell>
          <table:table-cell table:style-name="ce5" office:value-type="float" office:value="56500">
            <text:p>56,500</text:p>
          </table:table-cell>
          <table:table-cell table:style-name="ce10" table:formula="of:=[.H17]/[.C17]" office:value-type="float" office:value="18.2258064516129">
            <text:p>18.2</text:p>
          </table:table-cell>
          <table:table-cell table:style-name="ce28"/>
          <table:table-cell table:number-columns-repeated="1014"/>
        </table:table-row>
        <table:table-row table:style-name="ro1">
          <table:table-cell office:value-type="string">
            <text:p>cfp</text:p>
          </table:table-cell>
          <table:table-cell office:value-type="string">
            <text:p>INDIANA WOMEN'S PRISON**</text:p>
          </table:table-cell>
          <table:table-cell table:style-name="ce5" office:value-type="float" office:value="350">
            <text:p>350</text:p>
          </table:table-cell>
          <table:table-cell table:style-name="ce5" office:value-type="string">
            <text:p>n/a</text:p>
          </table:table-cell>
          <table:table-cell table:style-name="ce5" office:value-type="float" office:value="12200">
            <text:p>12,200</text:p>
          </table:table-cell>
          <table:table-cell table:style-name="ce5" office:value-type="float" office:value="672">
            <text:p>672</text:p>
          </table:table-cell>
          <table:table-cell table:style-name="ce5" office:value-type="float" office:value="12531">
            <text:p>12,531</text:p>
          </table:table-cell>
          <table:table-cell table:style-name="ce5" office:value-type="float" office:value="5795">
            <text:p>5,795</text:p>
          </table:table-cell>
          <table:table-cell table:style-name="ce10" table:formula="of:=[.H18]/[.C18]" office:value-type="float" office:value="16.5571428571429">
            <text:p>16.6</text:p>
          </table:table-cell>
          <table:table-cell table:style-name="ce28"/>
          <table:table-cell table:number-columns-repeated="1014"/>
        </table:table-row>
        <table:table-row table:style-name="ro1">
          <table:table-cell office:value-type="string">
            <text:p>cf</text:p>
          </table:table-cell>
          <table:table-cell office:value-type="string">
            <text:p>CORRECTIONAL INDUSTRIAL FACILITY</text:p>
          </table:table-cell>
          <table:table-cell table:style-name="ce5" office:value-type="float" office:value="1440">
            <text:p>1,440</text:p>
          </table:table-cell>
          <table:table-cell table:style-name="ce5" office:value-type="string">
            <text:p>n/a</text:p>
          </table:table-cell>
          <table:table-cell table:style-name="ce5" office:value-type="float" office:value="11143">
            <text:p>11,143</text:p>
          </table:table-cell>
          <table:table-cell table:style-name="ce5" office:value-type="float" office:value="2126">
            <text:p>2,126</text:p>
          </table:table-cell>
          <table:table-cell table:style-name="ce5" office:value-type="float" office:value="11715">
            <text:p>11,715</text:p>
          </table:table-cell>
          <table:table-cell table:style-name="ce5" office:value-type="float" office:value="10175">
            <text:p>10,175</text:p>
          </table:table-cell>
          <table:table-cell table:style-name="ce10" table:formula="of:=[.H19]/[.C19]" office:value-type="float" office:value="7.06597222222222">
            <text:p>7.1</text:p>
          </table:table-cell>
          <table:table-cell table:style-name="ce28"/>
          <table:table-cell table:number-columns-repeated="1014"/>
        </table:table-row>
        <table:table-row table:style-name="ro1">
          <table:table-cell office:value-type="string">
            <text:p>cf</text:p>
          </table:table-cell>
          <table:table-cell office:value-type="string">
            <text:p>PENDLETON CORRECTIONAL FACILITY</text:p>
          </table:table-cell>
          <table:table-cell table:style-name="ce5" office:value-type="float" office:value="1635">
            <text:p>1,635</text:p>
          </table:table-cell>
          <table:table-cell table:style-name="ce5" office:value-type="string">
            <text:p>n/a</text:p>
          </table:table-cell>
          <table:table-cell table:style-name="ce5" office:value-type="float" office:value="6000">
            <text:p>6,000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6034">
            <text:p>6,034</text:p>
          </table:table-cell>
          <table:table-cell table:style-name="ce5" office:value-type="float" office:value="4500">
            <text:p>4,500</text:p>
          </table:table-cell>
          <table:table-cell table:style-name="ce10" table:formula="of:=[.H20]/[.C20]" office:value-type="float" office:value="2.75229357798165">
            <text:p>2.8</text:p>
          </table:table-cell>
          <table:table-cell table:style-name="ce28"/>
          <table:table-cell table:number-columns-repeated="1014"/>
        </table:table-row>
        <table:table-row table:style-name="ro1">
          <table:table-cell office:value-type="string">
            <text:p>cf</text:p>
          </table:table-cell>
          <table:table-cell office:value-type="string">
            <text:p>EDINBURGH CORRECTIONAL FACILITY</text:p>
          </table:table-cell>
          <table:table-cell table:style-name="ce5" office:value-type="float" office:value="159">
            <text:p>159</text:p>
          </table:table-cell>
          <table:table-cell table:style-name="ce5" office:value-type="string">
            <text:p>n/a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353">
            <text:p>353</text:p>
          </table:table-cell>
          <table:table-cell table:style-name="ce5" office:value-type="float" office:value="400">
            <text:p>400</text:p>
          </table:table-cell>
          <table:table-cell table:style-name="ce10" table:formula="of:=[.H21]/[.C21]" office:value-type="float" office:value="2.51572327044025">
            <text:p>2.5</text:p>
          </table:table-cell>
          <table:table-cell table:style-name="ce28"/>
          <table:table-cell table:number-columns-repeated="1014"/>
        </table:table-row>
        <table:table-row table:style-name="ro1">
          <table:table-cell office:value-type="string">
            <text:p>jcf</text:p>
          </table:table-cell>
          <table:table-cell office:value-type="string">
            <text:p>INDIANAPOLIS JUVENILE CORRECTIONAL FACILITY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5000">
            <text:p>5,000</text:p>
          </table:table-cell>
          <table:table-cell table:style-name="ce5" office:value-type="float" office:value="300">
            <text:p>300</text:p>
          </table:table-cell>
          <table:table-cell table:style-name="ce5" office:value-type="float" office:value="5080">
            <text:p>5,080</text:p>
          </table:table-cell>
          <table:table-cell table:style-name="ce5" office:value-type="float" office:value="200">
            <text:p>200</text:p>
          </table:table-cell>
          <table:table-cell table:style-name="ce10" table:formula="of:=[.H22]/[.C22]" office:value-type="float" office:value="1.25">
            <text:p>1.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table:number-columns-repeated="6"/>
          <table:table-cell table:style-name="ce10"/>
          <table:table-cell table:number-columns-repeated="1015"/>
        </table:table-row>
        <table:table-row table:style-name="ro1">
          <table:table-cell table:number-columns-repeated="2"/>
          <table:table-cell table:style-name="ce5" table:formula="of:=SUM([.C6:.C22])" office:value-type="float" office:value="19830">
            <text:p>19,830</text:p>
          </table:table-cell>
          <table:table-cell table:style-name="ce5"/>
          <table:table-cell table:style-name="ce5" table:formula="of:=SUM([.E6:.E22])" office:value-type="float" office:value="166270">
            <text:p>166,270</text:p>
          </table:table-cell>
          <table:table-cell table:style-name="ce5" table:number-columns-repeated="2"/>
          <table:table-cell table:style-name="ce5" table:formula="of:=SUM([.H6:.H22])" office:value-type="float" office:value="180365">
            <text:p>180,365</text:p>
          </table:table-cell>
          <table:table-cell table:style-name="ce10"/>
          <table:table-cell table:number-columns-repeated="1015"/>
        </table:table-row>
        <table:table-row table:style-name="ro1">
          <table:table-cell table:number-columns-repeated="2"/>
          <table:table-cell table:style-name="ce5" table:number-columns-repeated="6"/>
          <table:table-cell table:style-name="ce10"/>
          <table:table-cell table:number-columns-repeated="1015"/>
        </table:table-row>
        <table:table-row table:style-name="ro1">
          <table:table-cell office:value-type="string">
            <text:p>cf</text:p>
          </table:table-cell>
          <table:table-cell office:value-type="string">
            <text:p>MADISON CORRECTIONAL FACILITY</text:p>
          </table:table-cell>
          <table:table-cell table:number-columns-repeated="2" table:style-name="ce5" office:value-type="float" office:value="250">
            <text:p>250</text:p>
          </table:table-cell>
          <table:table-cell table:style-name="ce5" office:value-type="float" office:value="3000">
            <text:p>3,000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4200">
            <text:p>4,200</text:p>
          </table:table-cell>
          <table:table-cell table:style-name="ce5" office:value-type="string">
            <text:p>n/a</text:p>
          </table:table-cell>
          <table:table-cell/>
          <table:table-cell table:style-name="ce28" table:formula="of:=[.D26]/[.C26]" office:value-type="percentage" office:value="1">
            <text:p>100%</text:p>
          </table:table-cell>
          <table:table-cell table:number-columns-repeated="1014"/>
        </table:table-row>
        <table:table-row table:style-name="ro1">
          <table:table-cell office:value-type="string">
            <text:p>cf</text:p>
          </table:table-cell>
          <table:table-cell office:value-type="string">
            <text:p>CHAIN-O-LAKES CORRECTIONAL FACILITY</text:p>
          </table:table-cell>
          <table:table-cell table:style-name="ce5" office:value-type="float" office:value="120">
            <text:p>120</text:p>
          </table:table-cell>
          <table:table-cell table:style-name="ce5" office:value-type="string">
            <text:p>n/a</text:p>
          </table:table-cell>
          <table:table-cell table:number-columns-repeated="2" table:style-name="ce5" office:value-type="float" office:value="300">
            <text:p>300</text:p>
          </table:table-cell>
          <table:table-cell table:style-name="ce5" office:value-type="float" office:value="333">
            <text:p>333</text:p>
          </table:table-cell>
          <table:table-cell table:style-name="ce5" office:value-type="string">
            <text:p>n/a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table-cell office:value-type="string">
            <text:p>cf</text:p>
          </table:table-cell>
          <table:table-cell office:value-type="string">
            <text:p>HENRYVILLE CORRECTIONAL FACILITY</text:p>
          </table:table-cell>
          <table:table-cell table:style-name="ce5" office:value-type="float" office:value="150">
            <text:p>150</text:p>
          </table:table-cell>
          <table:table-cell table:style-name="ce5" office:value-type="string">
            <text:p>n/a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615">
            <text:p>615</text:p>
          </table:table-cell>
          <table:table-cell table:style-name="ce5" office:value-type="string">
            <text:p>n/a</text:p>
          </table:table-cell>
          <table:table-cell/>
          <table:table-cell table:style-name="ce28"/>
          <table:table-cell table:number-columns-repeated="1014"/>
        </table:table-row>
        <table:table-row table:style-name="ro1">
          <table:table-cell office:value-type="string">
            <text:p>jcf</text:p>
          </table:table-cell>
          <table:table-cell office:value-type="string">
            <text:p>SOUTH BEND JUVENILE CORRECTIONAL FACILITY</text:p>
          </table:table-cell>
          <table:table-cell table:style-name="ce5" office:value-type="float" office:value="120">
            <text:p>120</text:p>
          </table:table-cell>
          <table:table-cell table:style-name="ce5" office:value-type="string">
            <text:p>n/a</text:p>
          </table:table-cell>
          <table:table-cell table:style-name="ce5" office:value-type="float" office:value="2000">
            <text:p>2,00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10">
            <text:p>2,010</text:p>
          </table:table-cell>
          <table:table-cell table:style-name="ce5" office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table:formula="of:=SUM([.C26:.C29])" office:value-type="float" office:value="640">
            <text:p>6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dult facilities w/circ 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pulation Served</text:p>
          </table:table-cell>
          <table:table-cell table:style-name="ce5" table:formula="of:=SUM([.C6:.C19])" office:value-type="float" office:value="17876">
            <text:p>17,876</text:p>
          </table:table-cell>
          <table:table-cell table:number-columns-repeated="1021"/>
        </table:table-row>
        <table:table-row table:style-name="ro1">
          <table:table-cell/>
          <table:table-cell table:formula="of:=[.G5]" office:value-type="string" office:string-value="Total Titles at End of Fiscal Year ">
            <text:p>Total Titles at End of Fiscal Year </text:p>
          </table:table-cell>
          <table:table-cell table:style-name="ce5" table:formula="of:=SUM([.G6:.G19])" office:value-type="float" office:value="162678">
            <text:p>162,6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oks, etc. Total at End of Fiscal Year</text:p>
          </table:table-cell>
          <table:table-cell table:style-name="ce5" table:formula="of:=SUM([.E6:.E19])" office:value-type="float" office:value="154920">
            <text:p>154,920</text:p>
          </table:table-cell>
          <table:table-cell table:style-name="ce10" table:formula="of:=[.C35]/[.C33]" office:value-type="float" office:value="8.6663683150593">
            <text:p>8.7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office:value-type="string">
            <text:p>Annual # Circulation Transactions</text:p>
          </table:table-cell>
          <table:table-cell table:style-name="ce5" table:formula="of:=SUM([.H6:.H19])" office:value-type="float" office:value="175265">
            <text:p>175,265</text:p>
          </table:table-cell>
          <table:table-cell table:style-name="ce10" table:formula="of:=[.C36]/[.C33]" office:value-type="float" office:value="9.80448646229582">
            <text:p>9.8</text:p>
          </table:table-cell>
          <table:table-cell table:style-name="ce10" table:formula="of:=MEDIAN([.I6:.I19])" office:value-type="float" office:value="17.3914746543779">
            <text:p>17.4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-05" table:style-name="ta6" table:print="false">
        <table:table-column table:style-name="co25" table:default-cell-style-name="Excel_20_Built-in_20_Normal"/>
        <table:table-column table:style-name="co26" table:default-cell-style-name="Excel_20_Built-in_20_Normal"/>
        <table:table-column table:style-name="co4" table:number-columns-repeated="4" table:default-cell-style-name="Excel_20_Built-in_20_Normal"/>
        <table:table-column table:style-name="co16" table:default-cell-style-name="Excel_20_Built-in_20_Normal"/>
        <table:table-column table:style-name="co27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27" office:value-type="string" table:number-columns-spanned="2" table:number-rows-spanned="1">
            <text:p>Massachusetts state prison libraries in 2005</text:p>
          </table:table-cell>
          <table:covered-table-cell table:style-name="ce3"/>
          <table:table-cell table:number-columns-repeated="5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 pop.</text:p>
          </table:table-cell>
          <table:table-cell office:value-type="string">
            <text:p>book holdings</text:p>
          </table:table-cell>
          <table:table-cell office:value-type="string">
            <text:p>other holdings</text:p>
          </table:table-cell>
          <table:table-cell office:value-type="string">
            <text:p>circulation</text:p>
          </table:table-cell>
          <table:table-cell table:number-columns-repeated="1019"/>
        </table:table-row>
        <table:table-row table:style-name="ro1">
          <table:table-cell office:value-type="string">
            <text:p>Barnstable County Corr. Facility</text:p>
          </table:table-cell>
          <table:table-cell table:style-name="ce5" office:value-type="float" office:value="376">
            <text:p>376</text:p>
          </table:table-cell>
          <table:table-cell table:style-name="ce5" office:value-type="float" office:value="3394">
            <text:p>3,39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3808">
            <text:p>33,808</text:p>
          </table:table-cell>
          <table:table-cell table:style-name="ce10" table:formula="of:=[.E5]/[.B5]" office:value-type="float" office:value="89.9148936170213">
            <text:p>89.9</text:p>
          </table:table-cell>
          <table:table-cell/>
          <table:table-cell office:value-type="string">
            <text:p>MA State Library</text:p>
          </table:table-cell>
          <table:table-cell table:number-columns-repeated="1016"/>
        </table:table-row>
        <table:table-row table:style-name="ro1">
          <table:table-cell office:value-type="string">
            <text:p>Suffolk County House of Corrections</text:p>
          </table:table-cell>
          <table:table-cell table:style-name="ce5" office:value-type="float" office:value="2348">
            <text:p>2,348</text:p>
          </table:table-cell>
          <table:table-cell table:style-name="ce5" office:value-type="float" office:value="17000">
            <text:p>17,000</text:p>
          </table:table-cell>
          <table:table-cell table:style-name="ce5" office:value-type="float" office:value="330">
            <text:p>330</text:p>
          </table:table-cell>
          <table:table-cell table:style-name="ce5" office:value-type="float" office:value="3000">
            <text:p>3,000</text:p>
          </table:table-cell>
          <table:table-cell table:style-name="ce10" table:formula="of:=[.E6]/[.B6]" office:value-type="float" office:value="1.27768313458262">
            <text:p>1.3</text:p>
          </table:table-cell>
          <table:table-cell/>
          <table:table-cell office:value-type="string">
            <text:p>2006 Special Libraries Report: Circulation and Holdings</text:p>
          </table:table-cell>
          <table:table-cell table:number-columns-repeated="1016"/>
        </table:table-row>
        <table:table-row table:style-name="ro1">
          <table:table-cell office:value-type="string">
            <text:p>DOC - Bridgewater State Hospital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8234">
            <text:p>8,234</text:p>
          </table:table-cell>
          <table:table-cell table:style-name="ce5" office:value-type="float" office:value="1482">
            <text:p>1,482</text:p>
          </table:table-cell>
          <table:table-cell table:style-name="ce5" office:value-type="float" office:value="2551">
            <text:p>2,551</text:p>
          </table:table-cell>
          <table:table-cell table:style-name="ce10" table:formula="of:=[.E7]/[.B7]" office:value-type="float" office:value="7.56973293768546">
            <text:p>7.6</text:p>
          </table:table-cell>
          <table:table-cell table:number-columns-repeated="1018"/>
        </table:table-row>
        <table:table-row table:style-name="ro1">
          <table:table-cell office:value-type="string">
            <text:p>DOC - North Central Correctional Institute</text:p>
          </table:table-cell>
          <table:table-cell table:style-name="ce5" table:formula="of:=958+30" office:value-type="float" office:value="988">
            <text:p>988</text:p>
          </table:table-cell>
          <table:table-cell table:style-name="ce5" office:value-type="float" office:value="12149">
            <text:p>12,14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890">
            <text:p>4,890</text:p>
          </table:table-cell>
          <table:table-cell table:style-name="ce10" table:formula="of:=[.E8]/[.B8]" office:value-type="float" office:value="4.94939271255061">
            <text:p>4.9</text:p>
          </table:table-cell>
          <table:table-cell/>
          <table:table-cell office:value-type="string">
            <text:p>population figures from MA DOC</text:p>
          </table:table-cell>
          <table:table-cell table:number-columns-repeated="1016"/>
        </table:table-row>
        <table:table-row table:style-name="ro1">
          <table:table-cell office:value-type="string">
            <text:p>MCI Norfolk</text:p>
          </table:table-cell>
          <table:table-cell table:style-name="ce5" office:value-type="float" office:value="1429">
            <text:p>1,429</text:p>
          </table:table-cell>
          <table:table-cell table:style-name="ce5" office:value-type="float" office:value="19351">
            <text:p>19,351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9600">
            <text:p>9,600</text:p>
          </table:table-cell>
          <table:table-cell table:style-name="ce10" table:formula="of:=[.E9]/[.B9]" office:value-type="float" office:value="6.71798460461861">
            <text:p>6.7</text:p>
          </table:table-cell>
          <table:table-cell/>
          <table:table-cell office:value-type="string">
            <text:p>Quarterly Report on the Status of Prison Overcrowding, 4Q2005</text:p>
          </table:table-cell>
          <table:table-cell table:number-columns-repeated="1016"/>
        </table:table-row>
        <table:table-row table:style-name="ro1">
          <table:table-cell office:value-type="string">
            <text:p>MCI Framingham</text:p>
          </table:table-cell>
          <table:table-cell table:style-name="ce5" table:formula="of:=197+459" office:value-type="float" office:value="656">
            <text:p>656</text:p>
          </table:table-cell>
          <table:table-cell table:style-name="ce5" office:value-type="float" office:value="7756">
            <text:p>7,756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2200">
            <text:p>12,200</text:p>
          </table:table-cell>
          <table:table-cell table:style-name="ce10" table:formula="of:=[.E10]/[.B10]" office:value-type="float" office:value="18.5975609756098">
            <text:p>18.6</text:p>
          </table:table-cell>
          <table:table-cell table:number-columns-repeated="1018"/>
        </table:table-row>
        <table:table-row table:style-name="ro1">
          <table:table-cell office:value-type="string">
            <text:p>Massachusetts Treatment Center</text:p>
          </table:table-cell>
          <table:table-cell table:style-name="ce5" office:value-type="float" office:value="630">
            <text:p>630</text:p>
          </table:table-cell>
          <table:table-cell table:style-name="ce5" office:value-type="float" office:value="9246">
            <text:p>9,246</text:p>
          </table:table-cell>
          <table:table-cell table:style-name="ce5" office:value-type="float" office:value="2261">
            <text:p>2,261</text:p>
          </table:table-cell>
          <table:table-cell table:style-name="ce5" office:value-type="float" office:value="18442">
            <text:p>18,442</text:p>
          </table:table-cell>
          <table:table-cell table:style-name="ce10" table:formula="of:=[.E11]/[.B11]" office:value-type="float" office:value="29.2730158730159">
            <text:p>29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formula="of:=SUM([.B5:.B11])" office:value-type="float" office:value="6764">
            <text:p>6,764</text:p>
          </table:table-cell>
          <table:table-cell table:style-name="ce5" table:formula="of:=SUM([.C5:.C11])" office:value-type="float" office:value="77130">
            <text:p>77,130</text:p>
          </table:table-cell>
          <table:table-cell table:style-name="ce5" table:formula="of:=SUM([.D5:.D11])" office:value-type="float" office:value="4312">
            <text:p>4,312</text:p>
          </table:table-cell>
          <table:table-cell table:style-name="ce5" table:formula="of:=SUM([.E5:.E11])" office:value-type="float" office:value="84491">
            <text:p>84,491</text:p>
          </table:table-cell>
          <table:table-cell table:style-name="ce29" table:formula="of:=[.E13]/[.B13]" office:value-type="float" office:value="12.4912773506801">
            <text:p>12.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0" table:formula="of:=[.C13]/[.B13]" office:value-type="float" office:value="11.4030159668835">
            <text:p>11.4</text:p>
          </table:table-cell>
          <table:table-cell table:number-columns-repeated="2"/>
          <table:table-cell table:style-name="ce10" table:formula="of:=MEDIAN([.F5:.F11])" office:value-type="float" office:value="7.56973293768546">
            <text:p>7.6</text:p>
          </table:table-cell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>
            <text:p>total state prisoners, ave. daily FY 2005</text:p>
          </table:table-cell>
          <table:table-cell office:value-type="string">
            <text:p>number</text:p>
          </table:table-cell>
          <table:table-cell office:value-type="string">
            <text:p>w/libs covered</text:p>
          </table:table-cell>
          <table:table-cell table:number-columns-repeated="1021"/>
        </table:table-row>
        <table:table-row table:style-name="ro1">
          <table:table-cell office:value-type="string">
            <text:p>DOC</text:p>
          </table:table-cell>
          <table:table-cell table:style-name="ce5" office:value-type="float" office:value="10007">
            <text:p>10,007</text:p>
          </table:table-cell>
          <table:table-cell table:style-name="ce5" table:formula="of:=SUM([.B7:.B11])" office:value-type="float" office:value="4040">
            <text:p>4,040</text:p>
          </table:table-cell>
          <table:table-cell table:style-name="ce28" table:formula="of:=[.C18]/[.B18]" office:value-type="percentage" office:value="0.403717397821525">
            <text:p>40%</text:p>
          </table:table-cell>
          <table:table-cell table:number-columns-repeated="1020"/>
        </table:table-row>
        <table:table-row table:style-name="ro1">
          <table:table-cell office:value-type="string">
            <text:p>county correctional facilities</text:p>
          </table:table-cell>
          <table:table-cell table:style-name="ce5" office:value-type="float" office:value="12664">
            <text:p>12,664</text:p>
          </table:table-cell>
          <table:table-cell table:style-name="ce5" table:formula="of:=SUM([.B5:.B6])" office:value-type="float" office:value="2724">
            <text:p>2,724</text:p>
          </table:table-cell>
          <table:table-cell table:style-name="ce28" table:formula="of:=[.C19]/[.B19]" office:value-type="percentage" office:value="0.2150979153506">
            <text:p>22%</text:p>
          </table:table-cell>
          <table:table-cell table:number-columns-repeated="1020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office:value-type="string">
            <text:p>total</text:p>
          </table:table-cell>
          <table:table-cell table:style-name="ce5" table:formula="of:=SUM([.B18:.B19])" office:value-type="float" office:value="22671">
            <text:p>22,671</text:p>
          </table:table-cell>
          <table:table-cell table:style-name="ce5" table:formula="of:=SUM([.C18:.C19])" office:value-type="float" office:value="6764">
            <text:p>6,764</text:p>
          </table:table-cell>
          <table:table-cell table:style-name="ce28" table:formula="of:=[.C21]/[.B21]" office:value-type="percentage" office:value="0.298354726302325">
            <text:p>30%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-99" table:style-name="ta7" table:print="false"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2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number-columns-repeated="2" table:default-cell-style-name="Excel_20_Built-in_20_Normal"/>
        <table:table-column table:style-name="co36" table:default-cell-style-name="Excel_20_Built-in_20_Normal"/>
        <table:table-column table:style-name="co4" table:default-cell-style-name="Excel_20_Built-in_20_Normal"/>
        <table:table-column table:style-name="co9" table:default-cell-style-name="Excel_20_Built-in_20_Normal"/>
        <table:table-column table:style-name="co37" table:default-cell-style-name="Excel_20_Built-in_20_Normal"/>
        <table:table-column table:style-name="co4" table:number-columns-repeated="1009" table:default-cell-style-name="Excel_20_Built-in_20_Normal"/>
        <table:table-row table:style-name="ro1">
          <table:table-cell table:style-name="ce1" office:value-type="string" table:number-columns-spanned="2" table:number-rows-spanned="1">
            <text:p>Missouri state prison libraries in 1999</text:p>
          </table:table-cell>
          <table:covered-table-cell table:style-name="ce3"/>
          <table:table-cell table:number-columns-repeated="12"/>
          <table:table-cell office:value-type="string">
            <text:p>Repository: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http://acrosswalls.org/datasets/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Version: 1.0</text:p>
          </table:table-cell>
          <table:table-cell table:number-columns-repeated="1009"/>
        </table:table-row>
        <table:table-row table:style-name="ro1">
          <table:table-cell office:value-type="string">
            <text:p>type</text:p>
          </table:table-cell>
          <table:table-cell office:value-type="string">
            <text:p>Library</text:p>
          </table:table-cell>
          <table:table-cell office:value-type="string">
            <text:p>inmates 2000</text:p>
          </table:table-cell>
          <table:table-cell office:value-type="string">
            <text:p>Books</text:p>
          </table:table-cell>
          <table:table-cell office:value-type="string">
            <text:p>Serials</text:p>
          </table:table-cell>
          <table:table-cell office:value-type="string">
            <text:p>Electronic Format</text:p>
          </table:table-cell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Total Collections</text:p>
          </table:table-cell>
          <table:table-cell office:value-type="string">
            <text:p>ILL Received</text:p>
          </table:table-cell>
          <table:table-cell office:value-type="string">
            <text:p>ILL Provided</text:p>
          </table:table-cell>
          <table:table-cell office:value-type="string">
            <text:p>Total Circulation</text:p>
          </table:table-cell>
          <table:table-cell office:value-type="string">
            <text:p>cpi</text:p>
          </table:table-cell>
          <table:table-cell table:number-columns-repeated="1011"/>
        </table:table-row>
        <table:table-row table:style-name="ro1">
          <table:table-cell office:value-type="string">
            <text:p>c</text:p>
          </table:table-cell>
          <table:table-cell office:value-type="string">
            <text:p>Jefferson City Correctional Center Library Complex</text:p>
          </table:table-cell>
          <table:table-cell office:value-type="float" office:value="1952">
            <text:p>1952</text:p>
          </table:table-cell>
          <table:table-cell office:value-type="string">
            <text:p>-</text:p>
          </table:table-cell>
          <table:table-cell office:value-type="float" office:value="72">
            <text:p>72</text:p>
          </table:table-cell>
          <table:table-cell table:number-columns-repeated="6" office:value-type="string">
            <text:p>-</text:p>
          </table:table-cell>
          <table:table-cell office:value-type="float" office:value="1025">
            <text:p>1025</text:p>
          </table:table-cell>
          <table:table-cell table:formula="of:=[.L5]/[.C5]" office:value-type="float" office:value="0.525102459016393">
            <text:p>0.525102459</text:p>
          </table:table-cell>
          <table:table-cell/>
          <table:table-cell office:value-type="string">
            <text:p>Missouri State Library</text:p>
          </table:table-cell>
          <table:table-cell table:number-columns-repeated="1009"/>
        </table:table-row>
        <table:table-row table:style-name="ro1">
          <table:table-cell office:value-type="string">
            <text:p>c</text:p>
          </table:table-cell>
          <table:table-cell office:value-type="string">
            <text:p>Northeast Correctional Center</text:p>
          </table:table-cell>
          <table:table-cell office:value-type="float" office:value="1924">
            <text:p>1924</text:p>
          </table:table-cell>
          <table:table-cell office:value-type="float" office:value="6100">
            <text:p>610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6208">
            <text:p>6208</text:p>
          </table:table-cell>
          <table:table-cell table:number-columns-repeated="2" office:value-type="float" office:value="0">
            <text:p>0</text:p>
          </table:table-cell>
          <table:table-cell office:value-type="float" office:value="1700">
            <text:p>1700</text:p>
          </table:table-cell>
          <table:table-cell table:formula="of:=[.L6]/[.C6]" office:value-type="float" office:value="0.883575883575884">
            <text:p>0.8835758836</text:p>
          </table:table-cell>
          <table:table-cell/>
          <table:table-cell office:value-type="string">
            <text:p>institutional libraries report</text:p>
          </table:table-cell>
          <table:table-cell table:number-columns-repeated="1009"/>
        </table:table-row>
        <table:table-row table:style-name="ro1">
          <table:table-cell office:value-type="string">
            <text:p>c</text:p>
          </table:table-cell>
          <table:table-cell office:value-type="string">
            <text:p>Crossroads Correctional Center Library</text:p>
          </table:table-cell>
          <table:table-cell office:value-type="float" office:value="1476">
            <text:p>1476</text:p>
          </table:table-cell>
          <table:table-cell office:value-type="float" office:value="6708">
            <text:p>6708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6799">
            <text:p>6799</text:p>
          </table:table-cell>
          <table:table-cell table:number-columns-repeated="2" office:value-type="float" office:value="0">
            <text:p>0</text:p>
          </table:table-cell>
          <table:table-cell office:value-type="float" office:value="1444">
            <text:p>1444</text:p>
          </table:table-cell>
          <table:table-cell table:formula="of:=[.L7]/[.C7]" office:value-type="float" office:value="0.978319783197832">
            <text:p>0.9783197832</text:p>
          </table:table-cell>
          <table:table-cell table:number-columns-repeated="1011"/>
        </table:table-row>
        <table:table-row table:style-name="ro1">
          <table:table-cell office:value-type="string">
            <text:p>c</text:p>
          </table:table-cell>
          <table:table-cell office:value-type="string">
            <text:p>Boonville Correctional Center</text:p>
          </table:table-cell>
          <table:table-cell office:value-type="float" office:value="1308">
            <text:p>1308</text:p>
          </table:table-cell>
          <table:table-cell office:value-type="float" office:value="9254">
            <text:p>9254</text:p>
          </table:table-cell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9429">
            <text:p>9429</text:p>
          </table:table-cell>
          <table:table-cell table:number-columns-repeated="2" office:value-type="float" office:value="0">
            <text:p>0</text:p>
          </table:table-cell>
          <table:table-cell office:value-type="float" office:value="8650">
            <text:p>8650</text:p>
          </table:table-cell>
          <table:table-cell table:formula="of:=[.L8]/[.C8]" office:value-type="float" office:value="6.6131498470948">
            <text:p>6.6131498471</text:p>
          </table:table-cell>
          <table:table-cell table:number-columns-repeated="1011"/>
        </table:table-row>
        <table:table-row table:style-name="ro1">
          <table:table-cell office:value-type="string">
            <text:p>c</text:p>
          </table:table-cell>
          <table:table-cell office:value-type="string">
            <text:p>Moberly Correctional Center</text:p>
          </table:table-cell>
          <table:table-cell office:value-type="float" office:value="1798">
            <text:p>1798</text:p>
          </table:table-cell>
          <table:table-cell office:value-type="float" office:value="7407">
            <text:p>7407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7823">
            <text:p>782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9346">
            <text:p>19346</text:p>
          </table:table-cell>
          <table:table-cell table:formula="of:=[.L9]/[.C9]" office:value-type="float" office:value="10.7597330367075">
            <text:p>10.7597330367</text:p>
          </table:table-cell>
          <table:table-cell table:number-columns-repeated="1011"/>
        </table:table-row>
        <table:table-row table:style-name="ro1">
          <table:table-cell office:value-type="string">
            <text:p>c</text:p>
          </table:table-cell>
          <table:table-cell office:value-type="string">
            <text:p>Farmington Correctional Center Library</text:p>
          </table:table-cell>
          <table:table-cell office:value-type="float" office:value="2084">
            <text:p>2084</text:p>
          </table:table-cell>
          <table:table-cell office:value-type="float" office:value="18388">
            <text:p>18388</text:p>
          </table:table-cell>
          <table:table-cell office:value-type="float" office:value="117">
            <text:p>117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float" office:value="218">
            <text:p>218</text:p>
          </table:table-cell>
          <table:table-cell office:value-type="float" office:value="18807">
            <text:p>18807</text:p>
          </table:table-cell>
          <table:table-cell table:number-columns-repeated="2" office:value-type="float" office:value="0">
            <text:p>0</text:p>
          </table:table-cell>
          <table:table-cell office:value-type="float" office:value="24534">
            <text:p>24534</text:p>
          </table:table-cell>
          <table:table-cell table:formula="of:=[.L10]/[.C10]" office:value-type="float" office:value="11.7725527831094">
            <text:p>11.7725527831</text:p>
          </table:table-cell>
          <table:table-cell table:number-columns-repeated="1011"/>
        </table:table-row>
        <table:table-row table:style-name="ro1">
          <table:table-cell office:value-type="string">
            <text:p>c</text:p>
          </table:table-cell>
          <table:table-cell office:value-type="string">
            <text:p>Central Missouri Correctional Center Library</text:p>
          </table:table-cell>
          <table:table-cell office:value-type="float" office:value="998">
            <text:p>998</text:p>
          </table:table-cell>
          <table:table-cell office:value-type="float" office:value="7500">
            <text:p>750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7611">
            <text:p>7611</text:p>
          </table:table-cell>
          <table:table-cell table:number-columns-repeated="2" office:value-type="string">
            <text:p>-</text:p>
          </table:table-cell>
          <table:table-cell office:value-type="float" office:value="13650">
            <text:p>13650</text:p>
          </table:table-cell>
          <table:table-cell table:formula="of:=[.L11]/[.C11]" office:value-type="float" office:value="13.6773547094188">
            <text:p>13.6773547094</text:p>
          </table:table-cell>
          <table:table-cell table:number-columns-repeated="1011"/>
        </table:table-row>
        <table:table-row table:style-name="ro1">
          <table:table-cell office:value-type="string">
            <text:p>c</text:p>
          </table:table-cell>
          <table:table-cell office:value-type="string">
            <text:p>Western Missouri Correctional Center</text:p>
          </table:table-cell>
          <table:table-cell office:value-type="float" office:value="2616">
            <text:p>2616</text:p>
          </table:table-cell>
          <table:table-cell office:value-type="float" office:value="10875">
            <text:p>10875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1110">
            <text:p>11110</text:p>
          </table:table-cell>
          <table:table-cell table:number-columns-repeated="2" office:value-type="float" office:value="0">
            <text:p>0</text:p>
          </table:table-cell>
          <table:table-cell office:value-type="float" office:value="38233">
            <text:p>38233</text:p>
          </table:table-cell>
          <table:table-cell table:formula="of:=[.L12]/[.C12]" office:value-type="float" office:value="14.6150611620795">
            <text:p>14.6150611621</text:p>
          </table:table-cell>
          <table:table-cell table:number-columns-repeated="1011"/>
        </table:table-row>
        <table:table-row table:style-name="ro1">
          <table:table-cell office:value-type="string">
            <text:p>c</text:p>
          </table:table-cell>
          <table:table-cell office:value-type="string">
            <text:p>Potosi Correctional Center Library</text:p>
          </table:table-cell>
          <table:table-cell office:value-type="float" office:value="891">
            <text:p>891</text:p>
          </table:table-cell>
          <table:table-cell office:value-type="float" office:value="10902">
            <text:p>1090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2">
            <text:p>82</text:p>
          </table:table-cell>
          <table:table-cell office:value-type="float" office:value="11073">
            <text:p>1107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7330">
            <text:p>17330</text:p>
          </table:table-cell>
          <table:table-cell table:formula="of:=[.L13]/[.C13]" office:value-type="float" office:value="19.4500561167228">
            <text:p>19.4500561167</text:p>
          </table:table-cell>
          <table:table-cell table:number-columns-repeated="1011"/>
        </table:table-row>
        <table:table-row table:style-name="ro1">
          <table:table-cell office:value-type="string">
            <text:p>c</text:p>
          </table:table-cell>
          <table:table-cell office:value-type="string">
            <text:p>Missouri Eastern Correctional Center</text:p>
          </table:table-cell>
          <table:table-cell office:value-type="float" office:value="1100">
            <text:p>1100</text:p>
          </table:table-cell>
          <table:table-cell office:value-type="float" office:value="19000">
            <text:p>19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19540">
            <text:p>19540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formula="of:=[.L14]/[.C14]" office:value-type="float" office:value="22.7272727272727">
            <text:p>22.7272727273</text:p>
          </table:table-cell>
          <table:table-cell table:number-columns-repeated="1011"/>
        </table:table-row>
        <table:table-row table:style-name="ro1">
          <table:table-cell office:value-type="string">
            <text:p>c</text:p>
          </table:table-cell>
          <table:table-cell office:value-type="string">
            <text:p>Women's Eastern Reception Diagnostic and Correctional Center</text:p>
          </table:table-cell>
          <table:table-cell office:value-type="float" office:value="1421">
            <text:p>1421</text:p>
          </table:table-cell>
          <table:table-cell office:value-type="float" office:value="4500">
            <text:p>450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4575">
            <text:p>4575</text:p>
          </table:table-cell>
          <table:table-cell table:number-columns-repeated="2" office:value-type="string">
            <text:p>-</text:p>
          </table:table-cell>
          <table:table-cell office:value-type="float" office:value="38000">
            <text:p>38000</text:p>
          </table:table-cell>
          <table:table-cell table:formula="of:=[.L15]/[.C15]" office:value-type="float" office:value="26.7417311752287">
            <text:p>26.7417311752</text:p>
          </table:table-cell>
          <table:table-cell table:number-columns-repeated="1011"/>
        </table:table-row>
        <table:table-row table:style-name="ro1">
          <table:table-cell office:value-type="string">
            <text:p>c</text:p>
          </table:table-cell>
          <table:table-cell office:value-type="string">
            <text:p>Ozark Correctional Center</text:p>
          </table:table-cell>
          <table:table-cell office:value-type="float" office:value="678">
            <text:p>678</text:p>
          </table:table-cell>
          <table:table-cell office:value-type="float" office:value="6000">
            <text:p>6000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234">
            <text:p>234</text:p>
          </table:table-cell>
          <table:table-cell office:value-type="float" office:value="72">
            <text:p>72</text:p>
          </table:table-cell>
          <table:table-cell office:value-type="float" office:value="6380">
            <text:p>6380</text:p>
          </table:table-cell>
          <table:table-cell table:number-columns-repeated="2" office:value-type="float" office:value="0">
            <text:p>0</text:p>
          </table:table-cell>
          <table:table-cell office:value-type="float" office:value="20200">
            <text:p>20200</text:p>
          </table:table-cell>
          <table:table-cell table:formula="of:=[.L16]/[.C16]" office:value-type="float" office:value="29.7935103244838">
            <text:p>29.7935103245</text:p>
          </table:table-cell>
          <table:table-cell table:number-columns-repeated="1011"/>
        </table:table-row>
        <table:table-row table:style-name="ro1">
          <table:table-cell office:value-type="string">
            <text:p>t</text:p>
          </table:table-cell>
          <table:table-cell office:value-type="string">
            <text:p>Maryville Treatment Center Library</text:p>
          </table:table-cell>
          <table:table-cell office:value-type="float" office:value="517">
            <text:p>517</text:p>
          </table:table-cell>
          <table:table-cell office:value-type="float" office:value="6000">
            <text:p>6000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180">
            <text:p>6180</text:p>
          </table:table-cell>
          <table:table-cell table:number-columns-repeated="2" office:value-type="float" office:value="0">
            <text:p>0</text:p>
          </table:table-cell>
          <table:table-cell office:value-type="float" office:value="37970">
            <text:p>37970</text:p>
          </table:table-cell>
          <table:table-cell table:formula="of:=[.L17]/[.C17]" office:value-type="float" office:value="73.4429400386847">
            <text:p>73.4429400387</text:p>
          </table:table-cell>
          <table:table-cell table:number-columns-repeated="1011"/>
        </table:table-row>
        <table:table-row table:style-name="ro1">
          <table:table-cell office:value-type="string">
            <text:p>c</text:p>
          </table:table-cell>
          <table:table-cell office:value-type="string">
            <text:p>Chillicothe Correctional Center, Hyde School Library</text:p>
          </table:table-cell>
          <table:table-cell office:value-type="float" office:value="520">
            <text:p>520</text:p>
          </table:table-cell>
          <table:table-cell office:value-type="float" office:value="10583">
            <text:p>10583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621">
            <text:p>10621</text:p>
          </table:table-cell>
          <table:table-cell table:number-columns-repeated="2" office:value-type="string">
            <text:p>-</text:p>
          </table:table-cell>
          <table:table-cell office:value-type="float" office:value="44013">
            <text:p>44013</text:p>
          </table:table-cell>
          <table:table-cell table:formula="of:=[.L18]/[.C18]" office:value-type="float" office:value="84.6403846153846">
            <text:p>84.640384615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</text:p>
          </table:table-cell>
          <table:table-cell office:value-type="string">
            <text:p>Western Reception Diagnostic Correctional Center (WRDCC) Library</text:p>
          </table:table-cell>
          <table:table-cell office:value-type="float" office:value="1881">
            <text:p>1881</text:p>
          </table:table-cell>
          <table:table-cell office:value-type="float" office:value="3163">
            <text:p>3163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3204">
            <text:p>3204</text:p>
          </table:table-cell>
          <table:table-cell table:number-columns-repeated="3" office:value-type="string">
            <text:p>-</text:p>
          </table:table-cell>
          <table:table-cell table:formula="of:=[.L20]/[.C20]" office:value-type="float" office:value="0">
            <text:p>#VALUE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5:.C18])" office:value-type="float" office:value="19283">
            <text:p>19283</text:p>
          </table:table-cell>
          <table:table-cell table:formula="of:=SUM([.D5:.D18])" office:value-type="float" office:value="123217">
            <text:p>123217</text:p>
          </table:table-cell>
          <table:table-cell table:formula="of:=SUM([.E5:.E18])" office:value-type="float" office:value="808">
            <text:p>808</text:p>
          </table:table-cell>
          <table:table-cell table:formula="of:=SUM([.F5:.F18])" office:value-type="float" office:value="210">
            <text:p>210</text:p>
          </table:table-cell>
          <table:table-cell table:formula="of:=SUM([.G5:.G18])" office:value-type="float" office:value="1107">
            <text:p>1107</text:p>
          </table:table-cell>
          <table:table-cell table:formula="of:=SUM([.H5:.H18])" office:value-type="float" office:value="886">
            <text:p>886</text:p>
          </table:table-cell>
          <table:table-cell table:formula="of:=SUM([.I5:.I18])" office:value-type="float" office:value="126156">
            <text:p>126156</text:p>
          </table:table-cell>
          <table:table-cell table:formula="of:=SUM([.J5:.J18])" office:value-type="float" office:value="88">
            <text:p>88</text:p>
          </table:table-cell>
          <table:table-cell table:formula="of:=SUM([.K5:.K18])" office:value-type="float" office:value="0">
            <text:p>0</text:p>
          </table:table-cell>
          <table:table-cell table:formula="of:=SUM([.L5:.L18])" office:value-type="float" office:value="291095">
            <text:p>291095</text:p>
          </table:table-cell>
          <table:table-cell table:formula="of:=[.L22]/[.C22]" office:value-type="float" office:value="15.0959394285122">
            <text:p>15.095939428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2]/[.C22]" office:value-type="float" office:value="6.38992895296375">
            <text:p>6.389928953</text:p>
          </table:table-cell>
          <table:table-cell table:number-columns-repeated="8"/>
          <table:table-cell table:formula="of:=MEDIAN([.M5:.M18])" office:value-type="float" office:value="14.1462079357492">
            <text:p>14.146207935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AVERAGE([.C5:.C18])" office:value-type="float" office:value="1377.35714285714">
            <text:p>1377.3571428572</text:p>
          </table:table-cell>
          <table:table-cell table:formula="of:=AVERAGE([.D5:.D18])" office:value-type="float" office:value="9478.23076923077">
            <text:p>9478.230769230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22]+[.D24]" office:value-type="float" office:value="132695.230769231">
            <text:p>132695.230769231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BOONVILLE CORRECTIONAL CTR</text:p>
          </table:table-cell>
          <table:table-cell office:value-type="float" office:value="1308">
            <text:p>1308</text:p>
          </table:table-cell>
          <table:table-cell office:value-type="string">
            <text:p>Actual data |</text:p>
          </table:table-cell>
          <table:table-cell table:number-columns-repeated="3"/>
          <table:table-cell table:formula="of:=SUM([.D22:.H22])" office:value-type="float" office:value="126228">
            <text:p>12622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CENTRAL MO CORRECTIONAL CTR</text:p>
          </table:table-cell>
          <table:table-cell office:value-type="float" office:value="998">
            <text:p>998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CHILLICOTHE CORRECTIONAL CTR</text:p>
          </table:table-cell>
          <table:table-cell office:value-type="float" office:value="520">
            <text:p>520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</text:p>
          </table:table-cell>
          <table:table-cell office:value-type="string">
            <text:p>CROSSROADS CORRECTIONAL CENTER</text:p>
          </table:table-cell>
          <table:table-cell office:value-type="float" office:value="1476">
            <text:p>1476</text:p>
          </table:table-cell>
          <table:table-cell office:value-type="string">
            <text:p>Estimated data |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office:value-type="string">
            <text:p>FARMINGTON CORRECTIONAL CENTER</text:p>
          </table:table-cell>
          <table:table-cell office:value-type="float" office:value="2084">
            <text:p>2084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</text:p>
          </table:table-cell>
          <table:table-cell office:value-type="string">
            <text:p>JEFFERSON CITY CORR CENTER</text:p>
          </table:table-cell>
          <table:table-cell office:value-type="float" office:value="1952">
            <text:p>1952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</text:p>
          </table:table-cell>
          <table:table-cell office:value-type="string">
            <text:p>MARYVILLE TREATMENT CENTER</text:p>
          </table:table-cell>
          <table:table-cell office:value-type="float" office:value="517">
            <text:p>517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</text:p>
          </table:table-cell>
          <table:table-cell office:value-type="string">
            <text:p>MO EASTERN CORRECTIONAL CTR</text:p>
          </table:table-cell>
          <table:table-cell office:value-type="float" office:value="1100">
            <text:p>1100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</text:p>
          </table:table-cell>
          <table:table-cell office:value-type="string">
            <text:p>MOBERLY CORRECTIONAL CTR</text:p>
          </table:table-cell>
          <table:table-cell office:value-type="float" office:value="1798">
            <text:p>1798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string">
            <text:p>NORTHEAST CORRECTIONAL CENTER</text:p>
          </table:table-cell>
          <table:table-cell office:value-type="float" office:value="1924">
            <text:p>1924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</text:p>
          </table:table-cell>
          <table:table-cell office:value-type="string">
            <text:p>OZARK CORRECTIONAL CTR</text:p>
          </table:table-cell>
          <table:table-cell office:value-type="float" office:value="678">
            <text:p>678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</text:p>
          </table:table-cell>
          <table:table-cell office:value-type="string">
            <text:p>POTOSI CORRECTIONAL CENTER</text:p>
          </table:table-cell>
          <table:table-cell office:value-type="float" office:value="891">
            <text:p>891</text:p>
          </table:table-cell>
          <table:table-cell office:value-type="string">
            <text:p>Estimated data |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</text:p>
          </table:table-cell>
          <table:table-cell office:value-type="string">
            <text:p>WESTERN MISSOURI CORRECT CENTER</text:p>
          </table:table-cell>
          <table:table-cell office:value-type="float" office:value="2616">
            <text:p>2616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</text:p>
          </table:table-cell>
          <table:table-cell office:value-type="string">
            <text:p>WESTERN RECEPTION, DIAGNOSTIC &amp; CORR CTR</text:p>
          </table:table-cell>
          <table:table-cell office:value-type="float" office:value="1881">
            <text:p>1881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office:value-type="string">
            <text:p>WOMEN'S EASTERN RECEPT.\DIAG &amp; CORR CENTER</text:p>
          </table:table-cell>
          <table:table-cell office:value-type="float" office:value="1421">
            <text:p>1421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ALGOA CORRECTION CENTER</text:p>
          </table:table-cell>
          <table:table-cell office:value-type="float" office:value="1531">
            <text:p>1531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ONVILLE TREATMENT CENTER</text:p>
          </table:table-cell>
          <table:table-cell office:value-type="float" office:value="60">
            <text:p>60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MP HAWTHORN</text:p>
          </table:table-cell>
          <table:table-cell office:value-type="float" office:value="39">
            <text:p>39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REMER THERAPEUTIC COMM CENTER</text:p>
          </table:table-cell>
          <table:table-cell office:value-type="float" office:value="175">
            <text:p>175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ARMINGTON TREATMENT CENTER</text:p>
          </table:table-cell>
          <table:table-cell office:value-type="float" office:value="478">
            <text:p>478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ULTON RECEPTION AND DIAGNOSTIC CTR</text:p>
          </table:table-cell>
          <table:table-cell office:value-type="float" office:value="1686">
            <text:p>1686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ANSAS CITY COMMUNITY RELEASE CTR</text:p>
          </table:table-cell>
          <table:table-cell office:value-type="float" office:value="293">
            <text:p>293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INERAL AREA TREATMENT CENTER</text:p>
          </table:table-cell>
          <table:table-cell office:value-type="float" office:value="80">
            <text:p>80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OUTH CENTRAL CORRECTIONAL CENTER</text:p>
          </table:table-cell>
          <table:table-cell office:value-type="float" office:value="286">
            <text:p>286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T. LOUIS COMMUNITY RELEASE CTR</text:p>
          </table:table-cell>
          <table:table-cell office:value-type="float" office:value="475">
            <text:p>475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IPTON CORRECTIONAL CENTER</text:p>
          </table:table-cell>
          <table:table-cell office:value-type="float" office:value="1148">
            <text:p>1148</text:p>
          </table:table-cell>
          <table:table-cell office:value-type="string">
            <text:p>Actual data |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ESTERN REGION TREATMENT CENTER</text:p>
          </table:table-cell>
          <table:table-cell office:value-type="float" office:value="312">
            <text:p>312</text:p>
          </table:table-cell>
          <table:table-cell office:value-type="string">
            <text:p>Estimated data |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MEN'S EASTERN TREATMENT CENTER</text:p>
          </table:table-cell>
          <table:table-cell office:value-type="float" office:value="236">
            <text:p>236</text:p>
          </table:table-cell>
          <table:table-cell office:value-type="string">
            <text:p>Actual dat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26:.D53])" office:value-type="float" office:value="27963">
            <text:p>27963</text:p>
          </table:table-cell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K-95" table:style-name="ta8" table:print="false">
        <table:table-column table:style-name="co38" table:default-cell-style-name="Excel_20_Built-in_20_Normal"/>
        <table:table-column table:style-name="co39" table:default-cell-style-name="Excel_20_Built-in_20_Normal"/>
        <table:table-column table:style-name="co4" table:number-columns-repeated="4" table:default-cell-style-name="Excel_20_Built-in_20_Normal"/>
        <table:table-column table:style-name="co23" table:default-cell-style-name="Excel_20_Built-in_20_Normal"/>
        <table:table-column table:style-name="co40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1" office:value-type="string" table:number-columns-spanned="2" table:number-rows-spanned="1">
            <text:p>Oklahoma state prison libraries, 1995</text:p>
          </table:table-cell>
          <table:covered-table-cell table:style-name="ce3"/>
          <table:table-cell table:number-columns-repeated="5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office:value-type="string">
            <text:p>lid</text:p>
          </table:table-cell>
          <table:table-cell office:value-type="string">
            <text:p>adult correctional facilities</text:p>
          </table:table-cell>
          <table:table-cell office:value-type="string">
            <text:p>inmates</text:p>
          </table:table-cell>
          <table:table-cell office:value-type="string">
            <text:p>vols</text:p>
          </table:table-cell>
          <table:table-cell office:value-type="string">
            <text:p>circulation</text:p>
          </table:table-cell>
          <table:table-cell office:value-type="string">
            <text:p>cpi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ner Correctional Center</text:p>
          </table:table-cell>
          <table:table-cell office:value-type="float" office:value="1100">
            <text:p>1100</text:p>
          </table:table-cell>
          <table:table-cell office:value-type="float" office:value="3192">
            <text:p>3192</text:p>
          </table:table-cell>
          <table:table-cell office:value-type="float" office:value="7240">
            <text:p>7240</text:p>
          </table:table-cell>
          <table:table-cell table:style-name="ce10" table:formula="of:=[.E5]/[.C5]" office:value-type="float" office:value="6.58181818181818">
            <text:p>6.6</text:p>
          </table:table-cell>
          <table:table-cell/>
          <table:table-cell office:value-type="string">
            <text:p>OK State Dept. of Libraries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ddie W. Warrior Correctional Center</text:p>
          </table:table-cell>
          <table:table-cell office:value-type="float" office:value="534">
            <text:p>534</text:p>
          </table:table-cell>
          <table:table-cell office:value-type="float" office:value="4863">
            <text:p>4863</text:p>
          </table:table-cell>
          <table:table-cell office:value-type="float" office:value="10175">
            <text:p>10175</text:p>
          </table:table-cell>
          <table:table-cell table:style-name="ce10" table:formula="of:=[.E6]/[.C6]" office:value-type="float" office:value="19.0543071161049">
            <text:p>19.1</text:p>
          </table:table-cell>
          <table:table-cell/>
          <table:table-cell office:value-type="string">
            <text:p>Statistics of Oklahoma Public and Institutional Libraries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ward C. McLeod Correctional Center</text:p>
          </table:table-cell>
          <table:table-cell office:value-type="float" office:value="661">
            <text:p>661</text:p>
          </table:table-cell>
          <table:table-cell office:value-type="float" office:value="1951">
            <text:p>1951</text:p>
          </table:table-cell>
          <table:table-cell office:value-type="float" office:value="12922">
            <text:p>12922</text:p>
          </table:table-cell>
          <table:table-cell table:style-name="ce10" table:formula="of:=[.E7]/[.C7]" office:value-type="float" office:value="19.5491679273828">
            <text:p>19.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ckie Brannon Correctional Center</text:p>
          </table:table-cell>
          <table:table-cell office:value-type="float" office:value="648">
            <text:p>648</text:p>
          </table:table-cell>
          <table:table-cell office:value-type="float" office:value="4515">
            <text:p>4515</text:p>
          </table:table-cell>
          <table:table-cell office:value-type="float" office:value="7420">
            <text:p>7420</text:p>
          </table:table-cell>
          <table:table-cell table:style-name="ce10" table:formula="of:=[.E8]/[.C8]" office:value-type="float" office:value="11.4506172839506">
            <text:p>11.5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ames Crabtree Correctional Center</text:p>
          </table:table-cell>
          <table:table-cell office:value-type="float" office:value="755">
            <text:p>755</text:p>
          </table:table-cell>
          <table:table-cell office:value-type="float" office:value="2448">
            <text:p>2448</text:p>
          </table:table-cell>
          <table:table-cell office:value-type="float" office:value="11520">
            <text:p>11520</text:p>
          </table:table-cell>
          <table:table-cell table:style-name="ce10" table:formula="of:=[.E9]/[.C9]" office:value-type="float" office:value="15.2582781456954">
            <text:p>15.3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ess Dunn Correctional Center</text:p>
          </table:table-cell>
          <table:table-cell office:value-type="float" office:value="869">
            <text:p>869</text:p>
          </table:table-cell>
          <table:table-cell office:value-type="float" office:value="8956">
            <text:p>8956</text:p>
          </table:table-cell>
          <table:table-cell office:value-type="float" office:value="22887">
            <text:p>22887</text:p>
          </table:table-cell>
          <table:table-cell table:style-name="ce10" table:formula="of:=[.E10]/[.C10]" office:value-type="float" office:value="26.337169159954">
            <text:p>26.3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ohn Lilley Correctional Center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oesph Harp Correctional Center Library</text:p>
          </table:table-cell>
          <table:table-cell office:value-type="float" office:value="930">
            <text:p>930</text:p>
          </table:table-cell>
          <table:table-cell office:value-type="float" office:value="5212">
            <text:p>5212</text:p>
          </table:table-cell>
          <table:table-cell office:value-type="float" office:value="62388">
            <text:p>62388</text:p>
          </table:table-cell>
          <table:table-cell table:style-name="ce10" table:formula="of:=[.E12]/[.C12]" office:value-type="float" office:value="67.0838709677419">
            <text:p>67.1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xington Assessment/Reception Center</text:p>
          </table:table-cell>
          <table:table-cell office:value-type="float" office:value="1212">
            <text:p>1212</text:p>
          </table:table-cell>
          <table:table-cell office:value-type="float" office:value="4021">
            <text:p>4021</text:p>
          </table:table-cell>
          <table:table-cell office:value-type="float" office:value="8410">
            <text:p>8410</text:p>
          </table:table-cell>
          <table:table-cell table:style-name="ce10" table:formula="of:=[.E13]/[.C13]" office:value-type="float" office:value="6.93894389438944">
            <text:p>6.9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bel Basset Correctional Center</text:p>
          </table:table-cell>
          <table:table-cell office:value-type="float" office:value="341">
            <text:p>341</text:p>
          </table:table-cell>
          <table:table-cell office:value-type="float" office:value="7905">
            <text:p>7905</text:p>
          </table:table-cell>
          <table:table-cell office:value-type="float" office:value="13495">
            <text:p>13495</text:p>
          </table:table-cell>
          <table:table-cell table:style-name="ce10" table:formula="of:=[.E14]/[.C14]" office:value-type="float" office:value="39.574780058651">
            <text:p>39.6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ck Alford Correctional Center</text:p>
          </table:table-cell>
          <table:table-cell office:value-type="float" office:value="785">
            <text:p>785</text:p>
          </table:table-cell>
          <table:table-cell office:value-type="float" office:value="5719">
            <text:p>5719</text:p>
          </table:table-cell>
          <table:table-cell office:value-type="float" office:value="9575">
            <text:p>9575</text:p>
          </table:table-cell>
          <table:table-cell table:style-name="ce10" table:formula="of:=[.E15]/[.C15]" office:value-type="float" office:value="12.1974522292994">
            <text:p>12.2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klahoma State Penitentiary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klahoma State Reformatory</text:p>
          </table:table-cell>
          <table:table-cell office:value-type="float" office:value="887">
            <text:p>887</text:p>
          </table:table-cell>
          <table:table-cell office:value-type="float" office:value="7264">
            <text:p>7264</text:p>
          </table:table-cell>
          <table:table-cell office:value-type="float" office:value="26276">
            <text:p>26276</text:p>
          </table:table-cell>
          <table:table-cell table:style-name="ce10" table:formula="of:=[.E17]/[.C17]" office:value-type="float" office:value="29.6234498308906">
            <text:p>29.6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uachita Correctional Center</text:p>
          </table:table-cell>
          <table:table-cell office:value-type="float" office:value="520">
            <text:p>520</text:p>
          </table:table-cell>
          <table:table-cell office:value-type="float" office:value="4567">
            <text:p>4567</text:p>
          </table:table-cell>
          <table:table-cell office:value-type="float" office:value="11891">
            <text:p>11891</text:p>
          </table:table-cell>
          <table:table-cell table:style-name="ce10" table:formula="of:=[.E18]/[.C18]" office:value-type="float" office:value="22.8673076923077">
            <text:p>22.9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illiam S Key Correctional Center</text:p>
          </table:table-cell>
          <table:table-cell office:value-type="float" office:value="498">
            <text:p>498</text:p>
          </table:table-cell>
          <table:table-cell office:value-type="float" office:value="4543">
            <text:p>4543</text:p>
          </table:table-cell>
          <table:table-cell office:value-type="float" office:value="5650">
            <text:p>5650</text:p>
          </table:table-cell>
          <table:table-cell table:style-name="ce10" table:formula="of:=[.E19]/[.C19]" office:value-type="float" office:value="11.3453815261044">
            <text:p>11.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[.D24]/[.C24]" office:value-type="float" office:value="6.91827515400411">
            <text:p>6.918275154</text:p>
          </table:table-cell>
          <table:table-cell table:formula="of:=[.E24]/[.C24]" office:value-type="float" office:value="21.5450718685832">
            <text:p>21.5450718686</text:p>
          </table:table-cell>
          <table:table-cell table:style-name="ce10" table:formula="of:=MEDIAN([.F5:.F17])" office:value-type="float" office:value="19.0543071161049">
            <text:p>19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5:.C19])" office:value-type="float" office:value="9740">
            <text:p>9740</text:p>
          </table:table-cell>
          <table:table-cell table:formula="of:=[.D25]-SUM([.D27:.D34])" office:value-type="float" office:value="67384">
            <text:p>67384</text:p>
          </table:table-cell>
          <table:table-cell table:formula="of:=[.E25]-SUM([.E27:.E34])" office:value-type="float" office:value="209849">
            <text:p>20984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93965">
            <text:p>93965</text:p>
          </table:table-cell>
          <table:table-cell office:value-type="float" office:value="243617">
            <text:p>24361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053">
            <text:p>4053</text:p>
          </table:table-cell>
          <table:table-cell office:value-type="float" office:value="11765">
            <text:p>1176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620">
            <text:p>5620</text:p>
          </table:table-cell>
          <table:table-cell office:value-type="float" office:value="4643">
            <text:p>464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874">
            <text:p>2874</text:p>
          </table:table-cell>
          <table:table-cell office:value-type="float" office:value="3500">
            <text:p>35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616">
            <text:p>6616</text:p>
          </table:table-cell>
          <table:table-cell office:value-type="float" office:value="8880">
            <text:p>888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450">
            <text:p>3450</text:p>
          </table:table-cell>
          <table:table-cell office:value-type="float" office:value="2975">
            <text:p>297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958">
            <text:p>3958</text:p>
          </table:table-cell>
          <table:table-cell office:value-type="float" office:value="1932">
            <text:p>193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K-97" table:style-name="ta9" table:print="false">
        <table:table-column table:style-name="co20" table:default-cell-style-name="Excel_20_Built-in_20_Normal"/>
        <table:table-column table:style-name="co4" table:number-columns-repeated="6" table:default-cell-style-name="Excel_20_Built-in_20_Normal"/>
        <table:table-column table:style-name="co9" table:default-cell-style-name="Excel_20_Built-in_20_Normal"/>
        <table:table-column table:style-name="co41" table:default-cell-style-name="Excel_20_Built-in_20_Normal"/>
        <table:table-column table:style-name="co4" table:number-columns-repeated="1015" table:default-cell-style-name="Excel_20_Built-in_20_Normal"/>
        <table:table-row table:style-name="ro1">
          <table:table-cell table:style-name="ce1" office:value-type="string" table:number-columns-spanned="4" table:number-rows-spanned="1">
            <text:p>Oklahoma state prison libraries, 1997</text:p>
          </table:table-cell>
          <table:covered-table-cell table:number-columns-repeated="3" table:style-name="ce3"/>
          <table:table-cell table:number-columns-repeated="4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 office:value-type="string">
            <text:p>lid</text:p>
          </table:table-cell>
          <table:table-cell office:value-type="string">
            <text:p>name</text:p>
          </table:table-cell>
          <table:table-cell office:value-type="string">
            <text:p>name2</text:p>
          </table:table-cell>
          <table:table-cell office:value-type="string">
            <text:p>pop served</text:p>
          </table:table-cell>
          <table:table-cell office:value-type="string">
            <text:p>circ</text:p>
          </table:table-cell>
          <table:table-cell office:value-type="string">
            <text:p>vols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oseph Harp</text:p>
          </table:table-cell>
          <table:table-cell office:value-type="string">
            <text:p>cc</text:p>
          </table:table-cell>
          <table:table-cell office:value-type="float" office:value="978">
            <text:p>978</text:p>
          </table:table-cell>
          <table:table-cell office:value-type="float" office:value="49117">
            <text:p>49117</text:p>
          </table:table-cell>
          <table:table-cell office:value-type="float" office:value="5301">
            <text:p>5301</text:p>
          </table:table-cell>
          <table:table-cell table:style-name="ce10" table:formula="of:=[.E5]/[.D5]" office:value-type="float" office:value="50.221881390593">
            <text:p>50.2</text:p>
          </table:table-cell>
          <table:table-cell/>
          <table:table-cell office:value-type="string">
            <text:p>OK State Dept. of Libraries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ward C. McLeod</text:p>
          </table:table-cell>
          <table:table-cell office:value-type="string">
            <text:p>cc</text:p>
          </table:table-cell>
          <table:table-cell office:value-type="float" office:value="667">
            <text:p>667</text:p>
          </table:table-cell>
          <table:table-cell office:value-type="float" office:value="32058">
            <text:p>32058</text:p>
          </table:table-cell>
          <table:table-cell office:value-type="float" office:value="3366">
            <text:p>3366</text:p>
          </table:table-cell>
          <table:table-cell table:style-name="ce10" table:formula="of:=[.E6]/[.D6]" office:value-type="float" office:value="48.0629685157421">
            <text:p>48.1</text:p>
          </table:table-cell>
          <table:table-cell/>
          <table:table-cell office:value-type="string">
            <text:p>Statistics of Oklahoma Public and Institutional Libraries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ess Dunn</text:p>
          </table:table-cell>
          <table:table-cell office:value-type="string">
            <text:p>cc</text:p>
          </table:table-cell>
          <table:table-cell office:value-type="float" office:value="930">
            <text:p>930</text:p>
          </table:table-cell>
          <table:table-cell office:value-type="float" office:value="26280">
            <text:p>26280</text:p>
          </table:table-cell>
          <table:table-cell office:value-type="float" office:value="8850">
            <text:p>8850</text:p>
          </table:table-cell>
          <table:table-cell table:style-name="ce10" table:formula="of:=[.E7]/[.D7]" office:value-type="float" office:value="28.258064516129">
            <text:p>28.3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klahoma</text:p>
          </table:table-cell>
          <table:table-cell office:value-type="string">
            <text:p>state reformatory</text:p>
          </table:table-cell>
          <table:table-cell office:value-type="float" office:value="794">
            <text:p>794</text:p>
          </table:table-cell>
          <table:table-cell office:value-type="float" office:value="18164">
            <text:p>18164</text:p>
          </table:table-cell>
          <table:table-cell office:value-type="float" office:value="7324">
            <text:p>7324</text:p>
          </table:table-cell>
          <table:table-cell table:style-name="ce10" table:formula="of:=[.E8]/[.D8]" office:value-type="float" office:value="22.8765743073048">
            <text:p>22.9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illiam S. Key</text:p>
          </table:table-cell>
          <table:table-cell office:value-type="string">
            <text:p>cc</text:p>
          </table:table-cell>
          <table:table-cell office:value-type="float" office:value="505">
            <text:p>505</text:p>
          </table:table-cell>
          <table:table-cell office:value-type="float" office:value="17996">
            <text:p>17996</text:p>
          </table:table-cell>
          <table:table-cell office:value-type="float" office:value="2">
            <text:p>2</text:p>
          </table:table-cell>
          <table:table-cell table:style-name="ce10" table:formula="of:=[.E9]/[.D9]" office:value-type="float" office:value="35.6356435643564">
            <text:p>35.6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bel Basset</text:p>
          </table:table-cell>
          <table:table-cell office:value-type="string">
            <text:p>cc</text:p>
          </table:table-cell>
          <table:table-cell office:value-type="float" office:value="347">
            <text:p>347</text:p>
          </table:table-cell>
          <table:table-cell office:value-type="float" office:value="14633">
            <text:p>14633</text:p>
          </table:table-cell>
          <table:table-cell office:value-type="float" office:value="8186">
            <text:p>8186</text:p>
          </table:table-cell>
          <table:table-cell table:style-name="ce10" table:formula="of:=[.E10]/[.D10]" office:value-type="float" office:value="42.1700288184438">
            <text:p>42.2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ddie W. Warrior</text:p>
          </table:table-cell>
          <table:table-cell office:value-type="string">
            <text:p>cc</text:p>
          </table:table-cell>
          <table:table-cell office:value-type="float" office:value="644">
            <text:p>644</text:p>
          </table:table-cell>
          <table:table-cell office:value-type="float" office:value="11433">
            <text:p>11433</text:p>
          </table:table-cell>
          <table:table-cell office:value-type="float" office:value="3041">
            <text:p>3041</text:p>
          </table:table-cell>
          <table:table-cell table:style-name="ce10" table:formula="of:=[.E11]/[.D11]" office:value-type="float" office:value="17.7531055900621">
            <text:p>17.8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uachita</text:p>
          </table:table-cell>
          <table:table-cell office:value-type="string">
            <text:p>cc</text:p>
          </table:table-cell>
          <table:table-cell office:value-type="float" office:value="662">
            <text:p>662</text:p>
          </table:table-cell>
          <table:table-cell office:value-type="float" office:value="10916">
            <text:p>10916</text:p>
          </table:table-cell>
          <table:table-cell office:value-type="float" office:value="4728">
            <text:p>4728</text:p>
          </table:table-cell>
          <table:table-cell table:style-name="ce10" table:formula="of:=[.E12]/[.D12]" office:value-type="float" office:value="16.4894259818731">
            <text:p>16.5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xington</text:p>
          </table:table-cell>
          <table:table-cell office:value-type="string">
            <text:p>Assessment Reception Center</text:p>
          </table:table-cell>
          <table:table-cell office:value-type="float" office:value="1251">
            <text:p>1251</text:p>
          </table:table-cell>
          <table:table-cell office:value-type="float" office:value="10080">
            <text:p>10080</text:p>
          </table:table-cell>
          <table:table-cell office:value-type="float" office:value="6191">
            <text:p>6191</text:p>
          </table:table-cell>
          <table:table-cell table:style-name="ce10" table:formula="of:=[.E13]/[.D13]" office:value-type="float" office:value="8.05755395683453">
            <text:p>8.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ick Connor</text:p>
          </table:table-cell>
          <table:table-cell office:value-type="string">
            <text:p>cc</text:p>
          </table:table-cell>
          <table:table-cell office:value-type="float" office:value="1100">
            <text:p>1100</text:p>
          </table:table-cell>
          <table:table-cell office:value-type="float" office:value="5748">
            <text:p>5748</text:p>
          </table:table-cell>
          <table:table-cell office:value-type="float" office:value="3592">
            <text:p>3592</text:p>
          </table:table-cell>
          <table:table-cell table:style-name="ce10" table:formula="of:=[.E14]/[.D14]" office:value-type="float" office:value="5.22545454545455">
            <text:p>5.2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ck Alford</text:p>
          </table:table-cell>
          <table:table-cell office:value-type="string">
            <text:p>cc</text:p>
          </table:table-cell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ll Johnson</text:p>
          </table:table-cell>
          <table:table-cell office:value-type="string">
            <text:p>cc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float" office:value="2770">
            <text:p>277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ckie Brannon</text:p>
          </table:table-cell>
          <table:table-cell office:value-type="string">
            <text:p>cc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3617">
            <text:p>36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5:.D14])" office:value-type="float" office:value="7878">
            <text:p>7878</text:p>
          </table:table-cell>
          <table:table-cell table:formula="of:=SUM([.E5:.E14])" office:value-type="float" office:value="196425">
            <text:p>196425</text:p>
          </table:table-cell>
          <table:table-cell table:formula="of:=SUM([.F5:.F14])" office:value-type="float" office:value="50581">
            <text:p>50581</text:p>
          </table:table-cell>
          <table:table-cell table:style-name="ce10" table:formula="of:=[.E19]/[.D19]" office:value-type="float" office:value="24.9333587204874">
            <text:p>24.9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-05" table:style-name="ta10" table:print="false">
        <table:table-column table:style-name="co42" table:default-cell-style-name="Excel_20_Built-in_20_Normal"/>
        <table:table-column table:style-name="co4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" table:default-cell-style-name="Excel_20_Built-in_20_Normal"/>
        <table:table-column table:style-name="co21" table:number-columns-repeated="4" table:default-cell-style-name="Excel_20_Built-in_20_Normal"/>
        <table:table-column table:style-name="co45" table:default-cell-style-name="Excel_20_Built-in_20_Normal"/>
        <table:table-column table:style-name="co4" table:number-columns-repeated="7" table:default-cell-style-name="Excel_20_Built-in_20_Normal"/>
        <table:table-column table:style-name="co35" table:default-cell-style-name="Excel_20_Built-in_20_Normal"/>
        <table:table-column table:style-name="co46" table:default-cell-style-name="Excel_20_Built-in_20_Normal"/>
        <table:table-column table:style-name="co4" table:number-columns-repeated="1005" table:default-cell-style-name="Excel_20_Built-in_20_Normal"/>
        <table:table-row table:style-name="ro1">
          <table:table-cell office:value-type="string">
            <text:p>Pennsylvania prison libraries, 2005</text:p>
          </table:table-cell>
          <table:table-cell table:number-columns-repeated="17"/>
          <table:table-cell office:value-type="string">
            <text:p>Repository: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http://acrosswalls.org/datasets/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Version: 1.0</text:p>
          </table:table-cell>
          <table:table-cell table:number-columns-repeated="1005"/>
        </table:table-row>
        <table:table-row table:style-name="ro1">
          <table:table-cell office:value-type="string">
            <text:p>INSTITUTION NAME</text:p>
          </table:table-cell>
          <table:table-cell office:value-type="string">
            <text:p>MALE +</text:p>
          </table:table-cell>
          <table:table-cell office:value-type="string">
            <text:p>FEMALE</text:p>
          </table:table-cell>
          <table:table-cell office:value-type="string">
            <text:p>% OF RESI-</text:p>
          </table:table-cell>
          <table:table-cell office:value-type="string">
            <text:p>BOOKS</text:p>
          </table:table-cell>
          <table:table-cell office:value-type="string">
            <text:p>MAG+NEWS</text:p>
          </table:table-cell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ALL OTH</text:p>
          </table:table-cell>
          <table:table-cell office:value-type="string">
            <text:p>BOOKS</text:p>
          </table:table-cell>
          <table:table-cell office:value-type="string">
            <text:p>MAG+NEWS</text:p>
          </table:table-cell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ALL OTH</text:p>
          </table:table-cell>
          <table:table-cell office:value-type="string">
            <text:p>TOTAL</text:p>
          </table:table-cell>
          <table:table-cell table:style-name="ce29" office:value-type="string">
            <text:p>CIRC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EMALE</text:p>
          </table:table-cell>
          <table:table-cell office:value-type="string">
            <text:p>POP</text:p>
          </table:table-cell>
          <table:table-cell office:value-type="string">
            <text:p>DENT USE</text:p>
          </table:table-cell>
          <table:table-cell table:number-columns-repeated="5" office:value-type="string">
            <text:p>CATALOG</text:p>
          </table:table-cell>
          <table:table-cell table:number-columns-repeated="6" office:value-type="string">
            <text:p>CIRC</text:p>
          </table:table-cell>
          <table:table-cell table:style-name="ce29" office:value-type="string">
            <text:p>PER POP</text:p>
          </table:table-cell>
          <table:table-cell office:value-type="string">
            <text:p>cpi-books</text:p>
          </table:table-cell>
          <table:table-cell table:number-columns-repeated="1007"/>
        </table:table-row>
        <table:table-row table:style-name="ro1">
          <table:table-cell office:value-type="string">
            <text:p>ST CORR INST-MUNCY</text:p>
          </table:table-cell>
          <table:table-cell office:value-type="float" office:value="1007">
            <text:p>1007</text:p>
          </table:table-cell>
          <table:table-cell table:style-name="ce5" office:value-type="float" office:value="1007">
            <text:p>1,007</text:p>
          </table:table-cell>
          <table:table-cell office:value-type="float" office:value="96">
            <text:p>96</text:p>
          </table:table-cell>
          <table:table-cell table:style-name="ce5" office:value-type="float" office:value="10361">
            <text:p>10,361</text:p>
          </table:table-cell>
          <table:table-cell office:value-type="float" office:value="29">
            <text:p>29</text:p>
          </table:table-cell>
          <table:table-cell office:value-type="float" office:value="628">
            <text:p>628</text:p>
          </table:table-cell>
          <table:table-cell table:number-columns-repeated="2"/>
          <table:table-cell table:style-name="ce5" office:value-type="float" office:value="25168">
            <text:p>25,168</text:p>
          </table:table-cell>
          <table:table-cell table:style-name="ce5" office:value-type="float" office:value="1837">
            <text:p>1,837</text:p>
          </table:table-cell>
          <table:table-cell table:style-name="ce5" office:value-type="float" office:value="2340">
            <text:p>2,340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29354">
            <text:p>29,354</text:p>
          </table:table-cell>
          <table:table-cell table:style-name="ce29" office:value-type="float" office:value="29.1">
            <text:p>29.1</text:p>
          </table:table-cell>
          <table:table-cell table:style-name="ce10" table:formula="of:=[.J6]/[.B6]" office:value-type="float" office:value="24.9930486593843">
            <text:p>25.0</text:p>
          </table:table-cell>
          <table:table-cell/>
          <table:table-cell office:value-type="string">
            <text:p>PA state library statistics</text:p>
          </table:table-cell>
          <table:table-cell table:number-columns-repeated="1005"/>
        </table:table-row>
        <table:table-row table:style-name="ro1">
          <table:table-cell office:value-type="string">
            <text:p>ST CORR INST-MAHANOY</text:p>
          </table:table-cell>
          <table:table-cell office:value-type="float" office:value="2207">
            <text:p>2207</text:p>
          </table:table-cell>
          <table:table-cell/>
          <table:table-cell office:value-type="float" office:value="90">
            <text:p>90</text:p>
          </table:table-cell>
          <table:table-cell table:style-name="ce5" office:value-type="float" office:value="10067">
            <text:p>10,067</text:p>
          </table:table-cell>
          <table:table-cell office:value-type="float" office:value="82">
            <text:p>82</text:p>
          </table:table-cell>
          <table:table-cell office:value-type="float" office:value="619">
            <text:p>619</text:p>
          </table:table-cell>
          <table:table-cell table:number-columns-repeated="2"/>
          <table:table-cell table:style-name="ce5" office:value-type="float" office:value="45877">
            <text:p>45,877</text:p>
          </table:table-cell>
          <table:table-cell table:style-name="ce5" office:value-type="float" office:value="3318">
            <text:p>3,318</text:p>
          </table:table-cell>
          <table:table-cell office:value-type="float" office:value="452">
            <text:p>452</text:p>
          </table:table-cell>
          <table:table-cell table:number-columns-repeated="2"/>
          <table:table-cell table:style-name="ce5" office:value-type="float" office:value="49647">
            <text:p>49,647</text:p>
          </table:table-cell>
          <table:table-cell table:style-name="ce29" office:value-type="float" office:value="22.5">
            <text:p>22.5</text:p>
          </table:table-cell>
          <table:table-cell table:style-name="ce10" table:formula="of:=[.J7]/[.B7]" office:value-type="float" office:value="20.7870412324422">
            <text:p>20.8</text:p>
          </table:table-cell>
          <table:table-cell table:number-columns-repeated="1007"/>
        </table:table-row>
        <table:table-row table:style-name="ro1">
          <table:table-cell office:value-type="string">
            <text:p>ST REG CORR FAC-MERCER</text:p>
          </table:table-cell>
          <table:table-cell office:value-type="float" office:value="1017">
            <text:p>1017</text:p>
          </table:table-cell>
          <table:table-cell/>
          <table:table-cell office:value-type="float" office:value="89">
            <text:p>89</text:p>
          </table:table-cell>
          <table:table-cell table:style-name="ce5" office:value-type="float" office:value="12001">
            <text:p>12,001</text:p>
          </table:table-cell>
          <table:table-cell/>
          <table:table-cell table:style-name="ce5" office:value-type="float" office:value="3172">
            <text:p>3,172</text:p>
          </table:table-cell>
          <table:table-cell office:value-type="float" office:value="713">
            <text:p>713</text:p>
          </table:table-cell>
          <table:table-cell office:value-type="float" office:value="26">
            <text:p>26</text:p>
          </table:table-cell>
          <table:table-cell table:style-name="ce5" office:value-type="float" office:value="26808">
            <text:p>26,808</text:p>
          </table:table-cell>
          <table:table-cell table:style-name="ce5" office:value-type="float" office:value="1716">
            <text:p>1,716</text:p>
          </table:table-cell>
          <table:table-cell table:style-name="ce5" office:value-type="float" office:value="24672">
            <text:p>24,672</text:p>
          </table:table-cell>
          <table:table-cell office:value-type="float" office:value="700">
            <text:p>700</text:p>
          </table:table-cell>
          <table:table-cell office:value-type="float" office:value="200">
            <text:p>200</text:p>
          </table:table-cell>
          <table:table-cell table:style-name="ce5" office:value-type="float" office:value="54096">
            <text:p>54,096</text:p>
          </table:table-cell>
          <table:table-cell table:style-name="ce29" office:value-type="float" office:value="53.2">
            <text:p>53.2</text:p>
          </table:table-cell>
          <table:table-cell table:style-name="ce10" table:formula="of:=[.J8]/[.B8]" office:value-type="float" office:value="26.3598820058997">
            <text:p>26.4</text:p>
          </table:table-cell>
          <table:table-cell table:number-columns-repeated="1007"/>
        </table:table-row>
        <table:table-row table:style-name="ro1">
          <table:table-cell office:value-type="string">
            <text:p>ST CORR INST-HUNTINGDON</text:p>
          </table:table-cell>
          <table:table-cell office:value-type="float" office:value="2078">
            <text:p>2078</text:p>
          </table:table-cell>
          <table:table-cell/>
          <table:table-cell office:value-type="float" office:value="84">
            <text:p>84</text:p>
          </table:table-cell>
          <table:table-cell table:style-name="ce5" office:value-type="float" office:value="6102">
            <text:p>6,102</text:p>
          </table:table-cell>
          <table:table-cell office:value-type="float" office:value="48">
            <text:p>48</text:p>
          </table:table-cell>
          <table:table-cell table:style-name="ce5" office:value-type="float" office:value="2084">
            <text:p>2,084</text:p>
          </table:table-cell>
          <table:table-cell table:number-columns-repeated="2"/>
          <table:table-cell table:style-name="ce5" office:value-type="float" office:value="24420">
            <text:p>24,420</text:p>
          </table:table-cell>
          <table:table-cell/>
          <table:table-cell table:style-name="ce5" office:value-type="float" office:value="8473">
            <text:p>8,473</text:p>
          </table:table-cell>
          <table:table-cell table:number-columns-repeated="2"/>
          <table:table-cell table:style-name="ce5" office:value-type="float" office:value="32893">
            <text:p>32,893</text:p>
          </table:table-cell>
          <table:table-cell table:style-name="ce29" office:value-type="float" office:value="15.8">
            <text:p>15.8</text:p>
          </table:table-cell>
          <table:table-cell table:style-name="ce10" table:formula="of:=[.J9]/[.B9]" office:value-type="float" office:value="11.7516843118383">
            <text:p>11.8</text:p>
          </table:table-cell>
          <table:table-cell table:number-columns-repeated="1007"/>
        </table:table-row>
        <table:table-row table:style-name="ro1">
          <table:table-cell office:value-type="string">
            <text:p>ST CORR INST-GREENSBURG</text:p>
          </table:table-cell>
          <table:table-cell office:value-type="float" office:value="882">
            <text:p>882</text:p>
          </table:table-cell>
          <table:table-cell/>
          <table:table-cell office:value-type="float" office:value="83">
            <text:p>83</text:p>
          </table:table-cell>
          <table:table-cell table:style-name="ce5" office:value-type="float" office:value="8096">
            <text:p>8,096</text:p>
          </table:table-cell>
          <table:table-cell/>
          <table:table-cell table:style-name="ce5" office:value-type="float" office:value="1151">
            <text:p>1,151</text:p>
          </table:table-cell>
          <table:table-cell table:number-columns-repeated="2"/>
          <table:table-cell table:style-name="ce5" office:value-type="float" office:value="22251">
            <text:p>22,251</text:p>
          </table:table-cell>
          <table:table-cell table:style-name="ce5" office:value-type="float" office:value="29151">
            <text:p>29,151</text:p>
          </table:table-cell>
          <table:table-cell table:style-name="ce5" office:value-type="float" office:value="9452">
            <text:p>9,452</text:p>
          </table:table-cell>
          <table:table-cell/>
          <table:table-cell table:style-name="ce5" office:value-type="float" office:value="1187">
            <text:p>1,187</text:p>
          </table:table-cell>
          <table:table-cell table:style-name="ce5" office:value-type="float" office:value="62041">
            <text:p>62,041</text:p>
          </table:table-cell>
          <table:table-cell table:style-name="ce29" office:value-type="float" office:value="70.3">
            <text:p>70.3</text:p>
          </table:table-cell>
          <table:table-cell table:style-name="ce10" table:formula="of:=[.J10]/[.B10]" office:value-type="float" office:value="25.2278911564626">
            <text:p>25.2</text:p>
          </table:table-cell>
          <table:table-cell table:number-columns-repeated="1007"/>
        </table:table-row>
        <table:table-row table:style-name="ro1">
          <table:table-cell office:value-type="string">
            <text:p>ST CORR INST-HOUTZDALE</text:p>
          </table:table-cell>
          <table:table-cell office:value-type="float" office:value="2205">
            <text:p>2205</text:p>
          </table:table-cell>
          <table:table-cell/>
          <table:table-cell office:value-type="float" office:value="80">
            <text:p>80</text:p>
          </table:table-cell>
          <table:table-cell table:style-name="ce5" office:value-type="float" office:value="7366">
            <text:p>7,366</text:p>
          </table:table-cell>
          <table:table-cell office:value-type="float" office:value="108">
            <text:p>108</text:p>
          </table:table-cell>
          <table:table-cell office:value-type="float" office:value="581">
            <text:p>581</text:p>
          </table:table-cell>
          <table:table-cell/>
          <table:table-cell office:value-type="float" office:value="60">
            <text:p>60</text:p>
          </table:table-cell>
          <table:table-cell table:style-name="ce5" office:value-type="float" office:value="18711">
            <text:p>18,711</text:p>
          </table:table-cell>
          <table:table-cell/>
          <table:table-cell table:style-name="ce5" office:value-type="float" office:value="3001">
            <text:p>3,001</text:p>
          </table:table-cell>
          <table:table-cell table:number-columns-repeated="2"/>
          <table:table-cell table:style-name="ce5" office:value-type="float" office:value="21712">
            <text:p>21,712</text:p>
          </table:table-cell>
          <table:table-cell table:style-name="ce29" office:value-type="float" office:value="9.8">
            <text:p>9.8</text:p>
          </table:table-cell>
          <table:table-cell table:style-name="ce10" table:formula="of:=[.J11]/[.B11]" office:value-type="float" office:value="8.48571428571429">
            <text:p>8.5</text:p>
          </table:table-cell>
          <table:table-cell table:number-columns-repeated="1007"/>
        </table:table-row>
        <table:table-row table:style-name="ro1">
          <table:table-cell office:value-type="string">
            <text:p>ST CORR INST-PINE GROVE</text:p>
          </table:table-cell>
          <table:table-cell office:value-type="float" office:value="617">
            <text:p>617</text:p>
          </table:table-cell>
          <table:table-cell/>
          <table:table-cell office:value-type="float" office:value="80">
            <text:p>80</text:p>
          </table:table-cell>
          <table:table-cell table:style-name="ce5" office:value-type="float" office:value="4624">
            <text:p>4,624</text:p>
          </table:table-cell>
          <table:table-cell table:number-columns-repeated="2"/>
          <table:table-cell office:value-type="float" office:value="562">
            <text:p>562</text:p>
          </table:table-cell>
          <table:table-cell/>
          <table:table-cell table:style-name="ce5" office:value-type="float" office:value="14731">
            <text:p>14,731</text:p>
          </table:table-cell>
          <table:table-cell table:style-name="ce5" office:value-type="float" office:value="8568">
            <text:p>8,568</text:p>
          </table:table-cell>
          <table:table-cell/>
          <table:table-cell table:style-name="ce5" office:value-type="float" office:value="1218">
            <text:p>1,218</text:p>
          </table:table-cell>
          <table:table-cell office:value-type="float" office:value="75">
            <text:p>75</text:p>
          </table:table-cell>
          <table:table-cell table:style-name="ce5" office:value-type="float" office:value="24592">
            <text:p>24,592</text:p>
          </table:table-cell>
          <table:table-cell table:style-name="ce29" office:value-type="float" office:value="39.9">
            <text:p>39.9</text:p>
          </table:table-cell>
          <table:table-cell table:style-name="ce10" table:formula="of:=[.J12]/[.B12]" office:value-type="float" office:value="23.8752025931929">
            <text:p>23.9</text:p>
          </table:table-cell>
          <table:table-cell table:number-columns-repeated="1007"/>
        </table:table-row>
        <table:table-row table:style-name="ro1">
          <table:table-cell office:value-type="string">
            <text:p>ST CORR INST-LAUREL HIGHLAN</text:p>
          </table:table-cell>
          <table:table-cell office:value-type="float" office:value="890">
            <text:p>890</text:p>
          </table:table-cell>
          <table:table-cell/>
          <table:table-cell office:value-type="float" office:value="79">
            <text:p>79</text:p>
          </table:table-cell>
          <table:table-cell table:style-name="ce5" office:value-type="float" office:value="18500">
            <text:p>18,500</text:p>
          </table:table-cell>
          <table:table-cell office:value-type="float" office:value="78">
            <text:p>78</text:p>
          </table:table-cell>
          <table:table-cell table:style-name="ce5" office:value-type="float" office:value="2262">
            <text:p>2,262</text:p>
          </table:table-cell>
          <table:table-cell office:value-type="float" office:value="252">
            <text:p>252</text:p>
          </table:table-cell>
          <table:table-cell office:value-type="float" office:value="22">
            <text:p>22</text:p>
          </table:table-cell>
          <table:table-cell table:style-name="ce5" office:value-type="float" office:value="25000">
            <text:p>25,000</text:p>
          </table:table-cell>
          <table:table-cell table:style-name="ce5" office:value-type="float" office:value="20000">
            <text:p>20,000</text:p>
          </table:table-cell>
          <table:table-cell table:style-name="ce5" office:value-type="float" office:value="12472">
            <text:p>12,472</text:p>
          </table:table-cell>
          <table:table-cell table:style-name="ce5" office:value-type="float" office:value="1046">
            <text:p>1,046</text:p>
          </table:table-cell>
          <table:table-cell/>
          <table:table-cell table:style-name="ce5" office:value-type="float" office:value="58518">
            <text:p>58,518</text:p>
          </table:table-cell>
          <table:table-cell table:style-name="ce29" office:value-type="float" office:value="65.8">
            <text:p>65.8</text:p>
          </table:table-cell>
          <table:table-cell table:style-name="ce10" table:formula="of:=[.J13]/[.B13]" office:value-type="float" office:value="28.0898876404494">
            <text:p>28.1</text:p>
          </table:table-cell>
          <table:table-cell table:number-columns-repeated="1007"/>
        </table:table-row>
        <table:table-row table:style-name="ro1">
          <table:table-cell office:value-type="string">
            <text:p>ST CORR INST-RETREAT</text:p>
          </table:table-cell>
          <table:table-cell office:value-type="float" office:value="891">
            <text:p>891</text:p>
          </table:table-cell>
          <table:table-cell/>
          <table:table-cell office:value-type="float" office:value="78">
            <text:p>78</text:p>
          </table:table-cell>
          <table:table-cell table:style-name="ce5" office:value-type="float" office:value="9026">
            <text:p>9,026</text:p>
          </table:table-cell>
          <table:table-cell/>
          <table:table-cell office:value-type="float" office:value="221">
            <text:p>221</text:p>
          </table:table-cell>
          <table:table-cell office:value-type="float" office:value="306">
            <text:p>306</text:p>
          </table:table-cell>
          <table:table-cell/>
          <table:table-cell table:style-name="ce5" office:value-type="float" office:value="21038">
            <text:p>21,038</text:p>
          </table:table-cell>
          <table:table-cell table:style-name="ce5" office:value-type="float" office:value="1763">
            <text:p>1,763</text:p>
          </table:table-cell>
          <table:table-cell office:value-type="float" office:value="235">
            <text:p>235</text:p>
          </table:table-cell>
          <table:table-cell table:number-columns-repeated="2"/>
          <table:table-cell table:style-name="ce5" office:value-type="float" office:value="23036">
            <text:p>23,036</text:p>
          </table:table-cell>
          <table:table-cell table:style-name="ce29" office:value-type="float" office:value="25.9">
            <text:p>25.9</text:p>
          </table:table-cell>
          <table:table-cell table:style-name="ce10" table:formula="of:=[.J14]/[.B14]" office:value-type="float" office:value="23.6116722783389">
            <text:p>23.6</text:p>
          </table:table-cell>
          <table:table-cell table:number-columns-repeated="1007"/>
        </table:table-row>
        <table:table-row table:style-name="ro1">
          <table:table-cell office:value-type="string">
            <text:p>ST CORR INST-DALLAS</text:p>
          </table:table-cell>
          <table:table-cell office:value-type="float" office:value="1862">
            <text:p>1862</text:p>
          </table:table-cell>
          <table:table-cell/>
          <table:table-cell office:value-type="float" office:value="75">
            <text:p>75</text:p>
          </table:table-cell>
          <table:table-cell table:style-name="ce5" office:value-type="float" office:value="5965">
            <text:p>5,965</text:p>
          </table:table-cell>
          <table:table-cell table:number-columns-repeated="4"/>
          <table:table-cell table:style-name="ce5" office:value-type="float" office:value="5612">
            <text:p>5,612</text:p>
          </table:table-cell>
          <table:table-cell table:style-name="ce5" office:value-type="float" office:value="30532">
            <text:p>30,532</text:p>
          </table:table-cell>
          <table:table-cell table:style-name="ce5" office:value-type="float" office:value="1003">
            <text:p>1,003</text:p>
          </table:table-cell>
          <table:table-cell table:style-name="ce5" office:value-type="float" office:value="6568">
            <text:p>6,568</text:p>
          </table:table-cell>
          <table:table-cell table:style-name="ce5" office:value-type="float" office:value="6750">
            <text:p>6,750</text:p>
          </table:table-cell>
          <table:table-cell table:style-name="ce5" office:value-type="float" office:value="50465">
            <text:p>50,465</text:p>
          </table:table-cell>
          <table:table-cell table:style-name="ce29" office:value-type="float" office:value="27.1">
            <text:p>27.1</text:p>
          </table:table-cell>
          <table:table-cell table:style-name="ce10" table:formula="of:=[.J15]/[.B15]" office:value-type="float" office:value="3.01396348012889">
            <text:p>3.0</text:p>
          </table:table-cell>
          <table:table-cell table:number-columns-repeated="1007"/>
        </table:table-row>
        <table:table-row table:style-name="ro1">
          <table:table-cell office:value-type="string">
            <text:p>ST CORR INST-COAL TWP</text:p>
          </table:table-cell>
          <table:table-cell office:value-type="float" office:value="1748">
            <text:p>1748</text:p>
          </table:table-cell>
          <table:table-cell/>
          <table:table-cell office:value-type="float" office:value="75">
            <text:p>75</text:p>
          </table:table-cell>
          <table:table-cell table:style-name="ce5" office:value-type="float" office:value="9600">
            <text:p>9,600</text:p>
          </table:table-cell>
          <table:table-cell table:number-columns-repeated="4"/>
          <table:table-cell table:style-name="ce5" office:value-type="float" office:value="9200">
            <text:p>9,200</text:p>
          </table:table-cell>
          <table:table-cell/>
          <table:table-cell office:value-type="float" office:value="220">
            <text:p>220</text:p>
          </table:table-cell>
          <table:table-cell table:number-columns-repeated="2"/>
          <table:table-cell table:style-name="ce5" office:value-type="float" office:value="9420">
            <text:p>9,420</text:p>
          </table:table-cell>
          <table:table-cell table:style-name="ce29" office:value-type="float" office:value="5.4">
            <text:p>5.4</text:p>
          </table:table-cell>
          <table:table-cell table:style-name="ce10" table:formula="of:=[.J16]/[.B16]" office:value-type="float" office:value="5.26315789473684">
            <text:p>5.3</text:p>
          </table:table-cell>
          <table:table-cell table:number-columns-repeated="1007"/>
        </table:table-row>
        <table:table-row table:style-name="ro1">
          <table:table-cell office:value-type="string">
            <text:p>ST CORR INST-WAYMART</text:p>
          </table:table-cell>
          <table:table-cell office:value-type="float" office:value="1359">
            <text:p>1359</text:p>
          </table:table-cell>
          <table:table-cell/>
          <table:table-cell office:value-type="float" office:value="75">
            <text:p>75</text:p>
          </table:table-cell>
          <table:table-cell table:style-name="ce5" office:value-type="float" office:value="19575">
            <text:p>19,575</text:p>
          </table:table-cell>
          <table:table-cell office:value-type="float" office:value="84">
            <text:p>84</text:p>
          </table:table-cell>
          <table:table-cell table:style-name="ce5" office:value-type="float" office:value="2525">
            <text:p>2,525</text:p>
          </table:table-cell>
          <table:table-cell/>
          <table:table-cell office:value-type="float" office:value="9">
            <text:p>9</text:p>
          </table:table-cell>
          <table:table-cell table:style-name="ce5" office:value-type="float" office:value="38500">
            <text:p>38,500</text:p>
          </table:table-cell>
          <table:table-cell/>
          <table:table-cell table:style-name="ce5" office:value-type="float" office:value="6750">
            <text:p>6,750</text:p>
          </table:table-cell>
          <table:table-cell table:number-columns-repeated="2"/>
          <table:table-cell table:style-name="ce5" office:value-type="float" office:value="45250">
            <text:p>45,250</text:p>
          </table:table-cell>
          <table:table-cell table:style-name="ce29" office:value-type="float" office:value="33.3">
            <text:p>33.3</text:p>
          </table:table-cell>
          <table:table-cell table:style-name="ce10" table:formula="of:=[.J17]/[.B17]" office:value-type="float" office:value="28.3296541574687">
            <text:p>28.3</text:p>
          </table:table-cell>
          <table:table-cell table:number-columns-repeated="1007"/>
        </table:table-row>
        <table:table-row table:style-name="ro1">
          <table:table-cell office:value-type="string">
            <text:p>ST CORR INST-CAMP HILL</text:p>
          </table:table-cell>
          <table:table-cell office:value-type="float" office:value="3401">
            <text:p>3401</text:p>
          </table:table-cell>
          <table:table-cell/>
          <table:table-cell office:value-type="float" office:value="70">
            <text:p>70</text:p>
          </table:table-cell>
          <table:table-cell table:style-name="ce5" office:value-type="float" office:value="16318">
            <text:p>16,318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219">
            <text:p>219</text:p>
          </table:table-cell>
          <table:table-cell office:value-type="float" office:value="39">
            <text:p>39</text:p>
          </table:table-cell>
          <table:table-cell table:style-name="ce5" office:value-type="float" office:value="58873">
            <text:p>58,873</text:p>
          </table:table-cell>
          <table:table-cell table:number-columns-repeated="4"/>
          <table:table-cell table:style-name="ce5" office:value-type="float" office:value="58873">
            <text:p>58,873</text:p>
          </table:table-cell>
          <table:table-cell table:style-name="ce29" office:value-type="float" office:value="17.3">
            <text:p>17.3</text:p>
          </table:table-cell>
          <table:table-cell table:style-name="ce10" table:formula="of:=[.J18]/[.B18]" office:value-type="float" office:value="17.3104969126727">
            <text:p>17.3</text:p>
          </table:table-cell>
          <table:table-cell table:number-columns-repeated="1007"/>
        </table:table-row>
        <table:table-row table:style-name="ro1">
          <table:table-cell office:value-type="string">
            <text:p>ST CORR INST-ALBION</text:p>
          </table:table-cell>
          <table:table-cell office:value-type="float" office:value="2206">
            <text:p>2206</text:p>
          </table:table-cell>
          <table:table-cell/>
          <table:table-cell office:value-type="float" office:value="70">
            <text:p>70</text:p>
          </table:table-cell>
          <table:table-cell table:style-name="ce5" office:value-type="float" office:value="23420">
            <text:p>23,420</text:p>
          </table:table-cell>
          <table:table-cell office:value-type="float" office:value="93">
            <text:p>93</text:p>
          </table:table-cell>
          <table:table-cell table:style-name="ce5" office:value-type="float" office:value="1950">
            <text:p>1,950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table:style-name="ce5" office:value-type="float" office:value="64193">
            <text:p>64,193</text:p>
          </table:table-cell>
          <table:table-cell/>
          <table:table-cell table:style-name="ce5" office:value-type="float" office:value="6175">
            <text:p>6,175</text:p>
          </table:table-cell>
          <table:table-cell table:number-columns-repeated="2"/>
          <table:table-cell table:style-name="ce5" office:value-type="float" office:value="70368">
            <text:p>70,368</text:p>
          </table:table-cell>
          <table:table-cell table:style-name="ce29" office:value-type="float" office:value="31.9">
            <text:p>31.9</text:p>
          </table:table-cell>
          <table:table-cell table:style-name="ce10" table:formula="of:=[.J19]/[.B19]" office:value-type="float" office:value="29.099274705349">
            <text:p>29.1</text:p>
          </table:table-cell>
          <table:table-cell table:number-columns-repeated="1007"/>
        </table:table-row>
        <table:table-row table:style-name="ro1">
          <table:table-cell office:value-type="string">
            <text:p>ST CORR INST-SOMERSET</text:p>
          </table:table-cell>
          <table:table-cell office:value-type="float" office:value="2268">
            <text:p>2268</text:p>
          </table:table-cell>
          <table:table-cell/>
          <table:table-cell office:value-type="float" office:value="67">
            <text:p>67</text:p>
          </table:table-cell>
          <table:table-cell table:style-name="ce5" office:value-type="float" office:value="13194">
            <text:p>13,194</text:p>
          </table:table-cell>
          <table:table-cell office:value-type="float" office:value="84">
            <text:p>84</text:p>
          </table:table-cell>
          <table:table-cell table:style-name="ce5" office:value-type="float" office:value="1374">
            <text:p>1,374</text:p>
          </table:table-cell>
          <table:table-cell office:value-type="float" office:value="582">
            <text:p>582</text:p>
          </table:table-cell>
          <table:table-cell/>
          <table:table-cell table:style-name="ce5" office:value-type="float" office:value="69375">
            <text:p>69,375</text:p>
          </table:table-cell>
          <table:table-cell table:style-name="ce5" office:value-type="float" office:value="22100">
            <text:p>22,100</text:p>
          </table:table-cell>
          <table:table-cell table:style-name="ce5" office:value-type="float" office:value="28187">
            <text:p>28,187</text:p>
          </table:table-cell>
          <table:table-cell office:value-type="float" office:value="623">
            <text:p>623</text:p>
          </table:table-cell>
          <table:table-cell/>
          <table:table-cell table:style-name="ce5" office:value-type="float" office:value="120285">
            <text:p>120,285</text:p>
          </table:table-cell>
          <table:table-cell table:style-name="ce29" office:value-type="float" office:value="53">
            <text:p>53.0</text:p>
          </table:table-cell>
          <table:table-cell table:style-name="ce10" table:formula="of:=[.J20]/[.B20]" office:value-type="float" office:value="30.5886243386243">
            <text:p>30.6</text:p>
          </table:table-cell>
          <table:table-cell table:number-columns-repeated="1007"/>
        </table:table-row>
        <table:table-row table:style-name="ro1">
          <table:table-cell office:value-type="string">
            <text:p>ST CORR INST-CMBRDG SPGS</text:p>
          </table:table-cell>
          <table:table-cell table:number-columns-repeated="2" office:value-type="float" office:value="908">
            <text:p>908</text:p>
          </table:table-cell>
          <table:table-cell office:value-type="float" office:value="65">
            <text:p>65</text:p>
          </table:table-cell>
          <table:table-cell table:style-name="ce5" office:value-type="float" office:value="6750">
            <text:p>6,750</text:p>
          </table:table-cell>
          <table:table-cell/>
          <table:table-cell table:style-name="ce5" office:value-type="float" office:value="1036">
            <text:p>1,036</text:p>
          </table:table-cell>
          <table:table-cell/>
          <table:table-cell office:value-type="float" office:value="180">
            <text:p>180</text:p>
          </table:table-cell>
          <table:table-cell table:style-name="ce5" office:value-type="float" office:value="12000">
            <text:p>12,000</text:p>
          </table:table-cell>
          <table:table-cell table:style-name="ce5" office:value-type="float" office:value="1200">
            <text:p>1,200</text:p>
          </table:table-cell>
          <table:table-cell table:style-name="ce5" office:value-type="float" office:value="8300">
            <text:p>8,300</text:p>
          </table:table-cell>
          <table:table-cell/>
          <table:table-cell table:style-name="ce5" office:value-type="float" office:value="3750">
            <text:p>3,750</text:p>
          </table:table-cell>
          <table:table-cell table:style-name="ce5" office:value-type="float" office:value="25250">
            <text:p>25,250</text:p>
          </table:table-cell>
          <table:table-cell table:style-name="ce29" office:value-type="float" office:value="27.8">
            <text:p>27.8</text:p>
          </table:table-cell>
          <table:table-cell table:style-name="ce10" table:formula="of:=[.J21]/[.B21]" office:value-type="float" office:value="13.215859030837">
            <text:p>13.2</text:p>
          </table:table-cell>
          <table:table-cell table:number-columns-repeated="1007"/>
        </table:table-row>
        <table:table-row table:style-name="ro1">
          <table:table-cell office:value-type="string">
            <text:p>ST CORR INST-FRACKVILLE</text:p>
          </table:table-cell>
          <table:table-cell office:value-type="float" office:value="1070">
            <text:p>1070</text:p>
          </table:table-cell>
          <table:table-cell/>
          <table:table-cell office:value-type="float" office:value="65">
            <text:p>65</text:p>
          </table:table-cell>
          <table:table-cell table:style-name="ce5" office:value-type="float" office:value="12682">
            <text:p>12,682</text:p>
          </table:table-cell>
          <table:table-cell office:value-type="float" office:value="70">
            <text:p>70</text:p>
          </table:table-cell>
          <table:table-cell table:style-name="ce5" office:value-type="float" office:value="1006">
            <text:p>1,006</text:p>
          </table:table-cell>
          <table:table-cell office:value-type="float" office:value="225">
            <text:p>225</text:p>
          </table:table-cell>
          <table:table-cell office:value-type="float" office:value="9">
            <text:p>9</text:p>
          </table:table-cell>
          <table:table-cell table:style-name="ce5" office:value-type="float" office:value="23233">
            <text:p>23,233</text:p>
          </table:table-cell>
          <table:table-cell table:style-name="ce5" office:value-type="float" office:value="2169">
            <text:p>2,169</text:p>
          </table:table-cell>
          <table:table-cell table:style-name="ce5" office:value-type="float" office:value="6197">
            <text:p>6,197</text:p>
          </table:table-cell>
          <table:table-cell office:value-type="float" office:value="130">
            <text:p>130</text:p>
          </table:table-cell>
          <table:table-cell office:value-type="float" office:value="335">
            <text:p>335</text:p>
          </table:table-cell>
          <table:table-cell table:style-name="ce5" office:value-type="float" office:value="32064">
            <text:p>32,064</text:p>
          </table:table-cell>
          <table:table-cell table:style-name="ce29" office:value-type="float" office:value="30">
            <text:p>30.0</text:p>
          </table:table-cell>
          <table:table-cell table:style-name="ce10" table:formula="of:=[.J22]/[.B22]" office:value-type="float" office:value="21.7130841121495">
            <text:p>21.7</text:p>
          </table:table-cell>
          <table:table-cell table:number-columns-repeated="1007"/>
        </table:table-row>
        <table:table-row table:style-name="ro1">
          <table:table-cell office:value-type="string">
            <text:p>ST CORR INST-FOREST</text:p>
          </table:table-cell>
          <table:table-cell office:value-type="float" office:value="980">
            <text:p>980</text:p>
          </table:table-cell>
          <table:table-cell/>
          <table:table-cell office:value-type="float" office:value="62">
            <text:p>62</text:p>
          </table:table-cell>
          <table:table-cell table:style-name="ce5" office:value-type="float" office:value="2876">
            <text:p>2,876</text:p>
          </table:table-cell>
          <table:table-cell table:number-columns-repeated="4"/>
          <table:table-cell table:style-name="ce5" office:value-type="float" office:value="9174">
            <text:p>9,174</text:p>
          </table:table-cell>
          <table:table-cell table:style-name="ce5" office:value-type="float" office:value="12260">
            <text:p>12,260</text:p>
          </table:table-cell>
          <table:table-cell table:number-columns-repeated="2"/>
          <table:table-cell table:style-name="ce5" office:value-type="float" office:value="7200">
            <text:p>7,200</text:p>
          </table:table-cell>
          <table:table-cell table:style-name="ce5" office:value-type="float" office:value="28634">
            <text:p>28,634</text:p>
          </table:table-cell>
          <table:table-cell table:style-name="ce29" office:value-type="float" office:value="29.2">
            <text:p>29.2</text:p>
          </table:table-cell>
          <table:table-cell table:style-name="ce10" table:formula="of:=[.J23]/[.B23]" office:value-type="float" office:value="9.36122448979592">
            <text:p>9.4</text:p>
          </table:table-cell>
          <table:table-cell table:number-columns-repeated="1007"/>
        </table:table-row>
        <table:table-row table:style-name="ro1">
          <table:table-cell office:value-type="string">
            <text:p>ST CORR INST-SMITHFIELD</text:p>
          </table:table-cell>
          <table:table-cell office:value-type="float" office:value="1202">
            <text:p>1202</text:p>
          </table:table-cell>
          <table:table-cell/>
          <table:table-cell office:value-type="float" office:value="50">
            <text:p>50</text:p>
          </table:table-cell>
          <table:table-cell table:style-name="ce5" office:value-type="float" office:value="8580">
            <text:p>8,580</text:p>
          </table:table-cell>
          <table:table-cell office:value-type="float" office:value="42">
            <text:p>42</text:p>
          </table:table-cell>
          <table:table-cell table:style-name="ce5" office:value-type="float" office:value="1351">
            <text:p>1,351</text:p>
          </table:table-cell>
          <table:table-cell/>
          <table:table-cell office:value-type="float" office:value="69">
            <text:p>69</text:p>
          </table:table-cell>
          <table:table-cell table:style-name="ce5" office:value-type="float" office:value="11832">
            <text:p>11,832</text:p>
          </table:table-cell>
          <table:table-cell/>
          <table:table-cell table:style-name="ce5" office:value-type="float" office:value="4200">
            <text:p>4,200</text:p>
          </table:table-cell>
          <table:table-cell table:number-columns-repeated="2"/>
          <table:table-cell table:style-name="ce5" office:value-type="float" office:value="16032">
            <text:p>16,032</text:p>
          </table:table-cell>
          <table:table-cell table:style-name="ce29" office:value-type="float" office:value="13.3">
            <text:p>13.3</text:p>
          </table:table-cell>
          <table:table-cell table:style-name="ce10" table:formula="of:=[.J24]/[.B24]" office:value-type="float" office:value="9.84359400998336">
            <text:p>9.8</text:p>
          </table:table-cell>
          <table:table-cell table:number-columns-repeated="1007"/>
        </table:table-row>
        <table:table-row table:style-name="ro1">
          <table:table-cell office:value-type="string">
            <text:p>ST CORR INST-ROCKVIEW</text:p>
          </table:table-cell>
          <table:table-cell office:value-type="float" office:value="1922">
            <text:p>1922</text:p>
          </table:table-cell>
          <table:table-cell/>
          <table:table-cell office:value-type="float" office:value="50">
            <text:p>50</text:p>
          </table:table-cell>
          <table:table-cell office:value-type="float" office:value="563">
            <text:p>563</text:p>
          </table:table-cell>
          <table:table-cell table:number-columns-repeated="4"/>
          <table:table-cell table:style-name="ce5" office:value-type="float" office:value="36614">
            <text:p>36,614</text:p>
          </table:table-cell>
          <table:table-cell table:style-name="ce5" office:value-type="float" office:value="46200">
            <text:p>46,200</text:p>
          </table:table-cell>
          <table:table-cell office:value-type="float" office:value="150">
            <text:p>150</text:p>
          </table:table-cell>
          <table:table-cell table:number-columns-repeated="2"/>
          <table:table-cell table:style-name="ce5" office:value-type="float" office:value="82964">
            <text:p>82,964</text:p>
          </table:table-cell>
          <table:table-cell table:style-name="ce29" office:value-type="float" office:value="43.2">
            <text:p>43.2</text:p>
          </table:table-cell>
          <table:table-cell table:style-name="ce10" table:formula="of:=[.J25]/[.B25]" office:value-type="float" office:value="19.0499479708637">
            <text:p>19.0</text:p>
          </table:table-cell>
          <table:table-cell table:number-columns-repeated="1007"/>
        </table:table-row>
        <table:table-row table:style-name="ro1">
          <table:table-cell office:value-type="string">
            <text:p>ST CORR INST-GREENE</text:p>
          </table:table-cell>
          <table:table-cell office:value-type="float" office:value="1868">
            <text:p>1868</text:p>
          </table:table-cell>
          <table:table-cell/>
          <table:table-cell office:value-type="float" office:value="40">
            <text:p>40</text:p>
          </table:table-cell>
          <table:table-cell table:style-name="ce5" office:value-type="float" office:value="10525">
            <text:p>10,525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table:style-name="ce5" office:value-type="float" office:value="17617">
            <text:p>17,617</text:p>
          </table:table-cell>
          <table:table-cell table:number-columns-repeated="4"/>
          <table:table-cell table:style-name="ce5" office:value-type="float" office:value="17617">
            <text:p>17,617</text:p>
          </table:table-cell>
          <table:table-cell table:style-name="ce29" office:value-type="float" office:value="9.4">
            <text:p>9.4</text:p>
          </table:table-cell>
          <table:table-cell table:style-name="ce10" table:formula="of:=[.J26]/[.B26]" office:value-type="float" office:value="9.43094218415418">
            <text:p>9.4</text:p>
          </table:table-cell>
          <table:table-cell table:number-columns-repeated="1007"/>
        </table:table-row>
        <table:table-row table:style-name="ro1">
          <table:table-cell office:value-type="string">
            <text:p>ST CORR INST-FAYETTE</text:p>
          </table:table-cell>
          <table:table-cell office:value-type="float" office:value="1887">
            <text:p>1887</text:p>
          </table:table-cell>
          <table:table-cell/>
          <table:table-cell office:value-type="float" office:value="39">
            <text:p>39</text:p>
          </table:table-cell>
          <table:table-cell table:style-name="ce5" office:value-type="float" office:value="17378">
            <text:p>17,378</text:p>
          </table:table-cell>
          <table:table-cell office:value-type="float" office:value="81">
            <text:p>81</text:p>
          </table:table-cell>
          <table:table-cell table:style-name="ce5" office:value-type="float" office:value="1092">
            <text:p>1,092</text:p>
          </table:table-cell>
          <table:table-cell office:value-type="float" office:value="471">
            <text:p>471</text:p>
          </table:table-cell>
          <table:table-cell office:value-type="float" office:value="2">
            <text:p>2</text:p>
          </table:table-cell>
          <table:table-cell table:style-name="ce5" office:value-type="float" office:value="26525">
            <text:p>26,525</text:p>
          </table:table-cell>
          <table:table-cell table:style-name="ce5" office:value-type="float" office:value="10890">
            <text:p>10,890</text:p>
          </table:table-cell>
          <table:table-cell table:style-name="ce5" office:value-type="float" office:value="1309">
            <text:p>1,309</text:p>
          </table:table-cell>
          <table:table-cell table:style-name="ce5" office:value-type="float" office:value="1701">
            <text:p>1,701</text:p>
          </table:table-cell>
          <table:table-cell/>
          <table:table-cell table:style-name="ce5" office:value-type="float" office:value="40425">
            <text:p>40,425</text:p>
          </table:table-cell>
          <table:table-cell table:style-name="ce29" office:value-type="float" office:value="21.4">
            <text:p>21.4</text:p>
          </table:table-cell>
          <table:table-cell table:style-name="ce10" table:formula="of:=[.J27]/[.B27]" office:value-type="float" office:value="14.0567037625861">
            <text:p>14.1</text:p>
          </table:table-cell>
          <table:table-cell table:number-columns-repeated="1007"/>
        </table:table-row>
        <table:table-row table:style-name="ro1">
          <table:table-cell office:value-type="string">
            <text:p>ST CORR INST-GRATERFORD</text:p>
          </table:table-cell>
          <table:table-cell office:value-type="float" office:value="3168">
            <text:p>3168</text:p>
          </table:table-cell>
          <table:table-cell/>
          <table:table-cell office:value-type="float" office:value="30">
            <text:p>30</text:p>
          </table:table-cell>
          <table:table-cell table:style-name="ce5" office:value-type="float" office:value="18524">
            <text:p>18,524</text:p>
          </table:table-cell>
          <table:table-cell/>
          <table:table-cell office:value-type="float" office:value="211">
            <text:p>211</text:p>
          </table:table-cell>
          <table:table-cell table:number-columns-repeated="2"/>
          <table:table-cell table:style-name="ce5" office:value-type="float" office:value="56371">
            <text:p>56,371</text:p>
          </table:table-cell>
          <table:table-cell/>
          <table:table-cell office:value-type="float" office:value="326">
            <text:p>326</text:p>
          </table:table-cell>
          <table:table-cell table:number-columns-repeated="2"/>
          <table:table-cell table:style-name="ce5" office:value-type="float" office:value="56697">
            <text:p>56,697</text:p>
          </table:table-cell>
          <table:table-cell table:style-name="ce29" office:value-type="float" office:value="17.9">
            <text:p>17.9</text:p>
          </table:table-cell>
          <table:table-cell table:style-name="ce10" table:formula="of:=[.J28]/[.B28]" office:value-type="float" office:value="17.7938762626263">
            <text:p>17.8</text:p>
          </table:table-cell>
          <table:table-cell table:number-columns-repeated="1007"/>
        </table:table-row>
        <table:table-row table:style-name="ro1">
          <table:table-cell office:value-type="string">
            <text:p>ST CORR INST-CHESTER</text:p>
          </table:table-cell>
          <table:table-cell office:value-type="float" office:value="1133">
            <text:p>1133</text:p>
          </table:table-cell>
          <table:table-cell table:number-columns-repeated="2"/>
          <table:table-cell table:style-name="ce5" office:value-type="float" office:value="2100">
            <text:p>2,100</text:p>
          </table:table-cell>
          <table:table-cell office:value-type="float" office:value="41">
            <text:p>4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5" office:value-type="float" office:value="3436">
            <text:p>3,436</text:p>
          </table:table-cell>
          <table:table-cell office:value-type="float" office:value="41">
            <text:p>41</text:p>
          </table:table-cell>
          <table:table-cell/>
          <table:table-cell office:value-type="float" office:value="175">
            <text:p>175</text:p>
          </table:table-cell>
          <table:table-cell/>
          <table:table-cell table:style-name="ce5" office:value-type="float" office:value="3652">
            <text:p>3,652</text:p>
          </table:table-cell>
          <table:table-cell table:style-name="ce29" office:value-type="float" office:value="3.2">
            <text:p>3.2</text:p>
          </table:table-cell>
          <table:table-cell table:style-name="ce10" table:formula="of:=[.J29]/[.B29]" office:value-type="float" office:value="3.03265666372462">
            <text:p>3.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/>
          <table:table-cell table:style-name="ce5"/>
          <table:table-cell table:number-columns-repeated="2"/>
          <table:table-cell table:style-name="ce5" table:number-columns-repeated="3"/>
          <table:table-cell table:number-columns-repeated="2"/>
          <table:table-cell table:style-name="ce5"/>
          <table:table-cell table:style-name="ce29"/>
          <table:table-cell table:number-columns-repeated="1008"/>
        </table:table-row>
        <table:table-row table:style-name="ro1">
          <table:table-cell office:value-type="string">
            <text:p>ST CORR INST-CRESSON</text:p>
          </table:table-cell>
          <table:table-cell office:value-type="float" office:value="1363">
            <text:p>1363</text:p>
          </table:table-cell>
          <table:table-cell/>
          <table:table-cell office:value-type="float" office:value="71">
            <text:p>71</text:p>
          </table:table-cell>
          <table:table-cell table:style-name="ce5" office:value-type="float" office:value="7588">
            <text:p>7,588</text:p>
          </table:table-cell>
          <table:table-cell/>
          <table:table-cell office:value-type="float" office:value="541">
            <text:p>541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/>
          <table:table-cell/>
          <table:table-cell table:style-name="ce5" office:value-type="float" office:value="1380">
            <text:p>1,380</text:p>
          </table:table-cell>
          <table:table-cell table:number-columns-repeated="2"/>
          <table:table-cell table:style-name="ce5" office:value-type="float" office:value="1380">
            <text:p>1,380</text:p>
          </table:table-cell>
          <table:table-cell table:style-name="ce29" office:value-type="float" office:value="1">
            <text:p>1.0</text:p>
          </table:table-cell>
          <table:table-cell table:style-name="ce10" table:formula="of:=[.J31]/[.B31]" office:value-type="float" office:value="0">
            <text:p>0.0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/>
          <table:table-cell table:style-name="ce5"/>
          <table:table-cell table:number-columns-repeated="2"/>
          <table:table-cell table:style-name="ce5" table:number-columns-repeated="3"/>
          <table:table-cell table:number-columns-repeated="2"/>
          <table:table-cell table:style-name="ce5"/>
          <table:table-cell table:style-name="ce29"/>
          <table:table-cell table:number-columns-repeated="1008"/>
        </table:table-row>
        <table:table-row table:style-name="ro1">
          <table:table-cell office:value-type="string">
            <text:p>Total Department of Corrections</text:p>
          </table:table-cell>
          <table:table-cell office:value-type="float" office:value="40139">
            <text:p>40139</text:p>
          </table:table-cell>
          <table:table-cell table:style-name="ce5" table:formula="of:=SUM([.C6:.C29])" office:value-type="float" office:value="1915">
            <text:p>1,915</text:p>
          </table:table-cell>
          <table:table-cell/>
          <table:table-cell table:style-name="ce5" table:formula="of:=SUM([.E6:.E29])" office:value-type="float" office:value="254193">
            <text:p>254,193</text:p>
          </table:table-cell>
          <table:table-cell table:style-name="ce5" table:formula="of:=SUM([.F6:.F29])" office:value-type="float" office:value="954">
            <text:p>954</text:p>
          </table:table-cell>
          <table:table-cell table:style-name="ce5" table:formula="of:=SUM([.G6:.G29])" office:value-type="float" office:value="21320">
            <text:p>21,320</text:p>
          </table:table-cell>
          <table:table-cell table:style-name="ce5" table:formula="of:=SUM([.H6:.H29])" office:value-type="float" office:value="3451">
            <text:p>3,451</text:p>
          </table:table-cell>
          <table:table-cell table:style-name="ce5" table:formula="of:=SUM([.I6:.I29])" office:value-type="float" office:value="595">
            <text:p>595</text:p>
          </table:table-cell>
          <table:table-cell table:style-name="ce5" table:formula="of:=SUM([.J6:.J29])" office:value-type="float" office:value="666559">
            <text:p>666,559</text:p>
          </table:table-cell>
          <table:table-cell table:style-name="ce5" table:formula="of:=SUM([.K6:.K29])" office:value-type="float" office:value="191745">
            <text:p>191,745</text:p>
          </table:table-cell>
          <table:table-cell table:style-name="ce5" table:formula="of:=SUM([.L6:.L29])" office:value-type="float" office:value="123914">
            <text:p>123,914</text:p>
          </table:table-cell>
          <table:table-cell table:style-name="ce5" table:formula="of:=SUM([.M6:.M29])" office:value-type="float" office:value="12161">
            <text:p>12,161</text:p>
          </table:table-cell>
          <table:table-cell table:style-name="ce5" table:formula="of:=SUM([.N6:.N29])" office:value-type="float" office:value="19506">
            <text:p>19,506</text:p>
          </table:table-cell>
          <table:table-cell table:style-name="ce5" table:formula="of:=SUM([.O6:.O29])" office:value-type="float" office:value="1013885">
            <text:p>1,013,885</text:p>
          </table:table-cell>
          <table:table-cell table:style-name="ce29"/>
          <table:table-cell table:number-columns-repeated="1008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11"/>
          <table:table-cell table:style-name="ce29"/>
          <table:table-cell table:number-columns-repeated="1008"/>
        </table:table-row>
        <table:table-row table:style-name="ro1">
          <table:table-cell/>
          <table:table-cell table:formula="of:=SUM([.B6:.B29])" office:value-type="float" office:value="38776">
            <text:p>38776</text:p>
          </table:table-cell>
          <table:table-cell table:style-name="ce5"/>
          <table:table-cell table:formula="of:=SUMPRODUCT([.B6:.B28];[.D6:.D28])/SUM([.B6:.B28])/100" office:value-type="float" office:value="0.665500889939697">
            <text:p>0.6655008899</text:p>
          </table:table-cell>
          <table:table-cell table:style-name="ce5" table:formula="of:=SUM([.E6:.E29])" office:value-type="float" office:value="254193">
            <text:p>254,193</text:p>
          </table:table-cell>
          <table:table-cell table:style-name="ce5" table:number-columns-repeated="4"/>
          <table:table-cell table:style-name="ce5" table:formula="of:=SUM([.J6:.J29])" office:value-type="float" office:value="666559">
            <text:p>666,559</text:p>
          </table:table-cell>
          <table:table-cell table:style-name="ce5" table:number-columns-repeated="5"/>
          <table:table-cell table:style-name="ce29"/>
          <table:table-cell table:number-columns-repeated="1008"/>
        </table:table-row>
        <table:table-row table:style-name="ro1">
          <table:table-cell table:number-columns-repeated="2"/>
          <table:table-cell table:style-name="ce5"/>
          <table:table-cell/>
          <table:table-cell table:style-name="ce5" table:number-columns-repeated="11"/>
          <table:table-cell table:style-name="ce2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edian</text:p>
          </table:table-cell>
          <table:table-cell office:value-type="string">
            <text:p>books only</text:p>
          </table:table-cell>
          <table:table-cell table:number-columns-repeated="10"/>
          <table:table-cell table:style-name="ce5"/>
          <table:table-cell table:number-columns-repeated="1009"/>
        </table:table-row>
        <table:table-row table:style-name="ro1">
          <table:table-cell office:value-type="string">
            <text:p>pop w/complete circ data</text:p>
          </table:table-cell>
          <table:table-cell table:formula="of:=SUM([.B6:.B29])" office:value-type="float" office:value="38776">
            <text:p>38776</text:p>
          </table:table-cell>
          <table:table-cell table:number-columns-repeated="12"/>
          <table:table-cell table:style-name="ce5"/>
          <table:table-cell table:number-columns-repeated="1009"/>
        </table:table-row>
        <table:table-row table:style-name="ro1">
          <table:table-cell office:value-type="string">
            <text:p>cpi</text:p>
          </table:table-cell>
          <table:table-cell table:style-name="ce10" table:formula="of:=[.O33]/[.B33]" office:value-type="float" office:value="25.2593487630484">
            <text:p>25.3</text:p>
          </table:table-cell>
          <table:table-cell table:style-name="ce10" table:formula="of:=MEDIAN([.P6:.P29])" office:value-type="float" office:value="27.45">
            <text:p>27.5</text:p>
          </table:table-cell>
          <table:table-cell table:style-name="ce10" table:formula="of:=[.J33]/[.B33]" office:value-type="float" office:value="16.6062682179426">
            <text:p>16.6</text:p>
          </table:table-cell>
          <table:table-cell table:number-columns-repeated="1020"/>
        </table:table-row>
        <table:table-row table:style-name="ro1">
          <table:table-cell office:value-type="string">
            <text:p>cpi better</text:p>
          </table:table-cell>
          <table:table-cell table:style-name="ce10" table:formula="of:=[.O33]/[.B39]" office:value-type="float" office:value="26.1472302455127">
            <text:p>26.1</text:p>
          </table:table-cell>
          <table:table-cell table:style-name="ce10" table:formula="of:=MEDIAN([.P6:.P29])" office:value-type="float" office:value="27.45">
            <text:p>27.5</text:p>
          </table:table-cell>
          <table:table-cell table:style-name="ce10" table:formula="of:=[.J33]/[.B39]" office:value-type="float" office:value="17.1899886527749">
            <text:p>17.2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-05" table:style-name="ta11" table:print="false">
        <table:table-column table:style-name="co4" table:default-cell-style-name="Excel_20_Built-in_20_Normal"/>
        <table:table-column table:style-name="co47" table:default-cell-style-name="Excel_20_Built-in_20_Normal"/>
        <table:table-column table:style-name="co4" table:number-columns-repeated="3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4" table:number-columns-repeated="1017" table:default-cell-style-name="Excel_20_Built-in_20_Normal"/>
        <table:table-row table:style-name="ro1">
          <table:table-cell table:style-name="ce1" office:value-type="string" table:number-columns-spanned="4" table:number-rows-spanned="1">
            <text:p>South Carolina prison libraries, 2005</text:p>
          </table:table-cell>
          <table:covered-table-cell table:number-columns-repeated="3" table:style-name="ce3"/>
          <table:table-cell table:number-columns-repeated="2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ve. daily</text:p>
          </table:table-cell>
          <table:table-cell office:value-type="string">
            <text:p>tot vols</text:p>
          </table:table-cell>
          <table:table-cell office:value-type="string">
            <text:p>tot circ.</text:p>
          </table:table-cell>
          <table:table-cell office:value-type="string">
            <text:p>residents</text:p>
          </table:table-cell>
          <table:table-cell/>
          <table:table-cell office:value-type="string">
            <text:p>pp. 32-4 in SC Annual Library Statistical Summary FY05</text:p>
          </table:table-cell>
          <table:table-cell table:number-columns-repeated="1017"/>
        </table:table-row>
        <table:table-row table:style-name="ro1">
          <table:table-cell office:value-type="string">
            <text:p>adult correction institutions (DOC)</text:p>
          </table:table-cell>
          <table:table-cell office:value-type="float" office:value="22905">
            <text:p>22905</text:p>
          </table:table-cell>
          <table:table-cell office:value-type="float" office:value="106802">
            <text:p>106802</text:p>
          </table:table-cell>
          <table:table-cell office:value-type="float" office:value="229746">
            <text:p>229746</text:p>
          </table:table-cell>
          <table:table-cell office:value-type="float" office:value="23409">
            <text:p>234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6]/[.B6]" office:value-type="float" office:value="4.66282471076184">
            <text:p>4.6628247108</text:p>
          </table:table-cell>
          <table:table-cell table:formula="of:=[.D6]/[.B6]" office:value-type="float" office:value="10.03038637852">
            <text:p>10.0303863785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pls 1990" table:style-name="ta12" table:print="false">
        <table:table-column table:style-name="co50" table:default-cell-style-name="Excel_20_Built-in_20_Normal"/>
        <table:table-column table:style-name="co19" table:default-cell-style-name="Excel_20_Built-in_20_Normal"/>
        <table:table-column table:style-name="co4" table:number-columns-repeated="4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27" office:value-type="string" table:number-columns-spanned="3" table:number-rows-spanned="1">
            <text:p>National prison library survey, 1990</text:p>
          </table:table-cell>
          <table:covered-table-cell table:number-columns-repeated="2" table:style-name="ce3"/>
          <table:table-cell table:number-columns-repeated="4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edi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l</text:p>
          </table:table-cell>
          <table:table-cell office:value-type="string">
            <text:p>&lt;=500</text:p>
          </table:table-cell>
          <table:table-cell office:value-type="string">
            <text:p>501 to 1000</text:p>
          </table:table-cell>
          <table:table-cell office:value-type="string">
            <text:p>&gt;1000</text:p>
          </table:table-cell>
          <table:table-cell office:value-type="string">
            <text:p>missing pop</text:p>
          </table:table-cell>
          <table:table-cell table:number-columns-repeated="1018"/>
        </table:table-row>
        <table:table-row table:style-name="ro1">
          <table:table-cell office:value-type="string">
            <text:p>institutions</text:p>
          </table:table-cell>
          <table:table-cell table:style-name="ce5" office:value-type="float" office:value="323">
            <text:p>32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96">
            <text:p>96</text:p>
          </table:table-cell>
          <table:table-cell table:number-columns-repeated="2"/>
          <table:table-cell office:value-type="string">
            <text:p>From Appendix F in</text:p>
          </table:table-cell>
          <table:table-cell table:number-columns-repeated="1016"/>
        </table:table-row>
        <table:table-row table:style-name="ro1">
          <table:table-cell office:value-type="string">
            <text:p>books held</text:p>
          </table:table-cell>
          <table:table-cell table:style-name="ce5" office:value-type="float" office:value="7000">
            <text:p>7,000</text:p>
          </table:table-cell>
          <table:table-cell table:style-name="ce5" office:value-type="float" office:value="4365">
            <text:p>4,365</text:p>
          </table:table-cell>
          <table:table-cell table:style-name="ce5" office:value-type="float" office:value="6254">
            <text:p>6,254</text:p>
          </table:table-cell>
          <table:table-cell table:style-name="ce5" office:value-type="float" office:value="9460">
            <text:p>9,460</text:p>
          </table:table-cell>
          <table:table-cell table:number-columns-repeated="2"/>
          <table:table-cell office:value-type="string">
            <text:p>Association of Specialized and Cooperative Library Agencies, ALA (1992). Library standards for adult correctional institutions, 1992. Chicago, American Library Association (ALA).</text:p>
          </table:table-cell>
          <table:table-cell table:number-columns-repeated="1016"/>
        </table:table-row>
        <table:table-row table:style-name="ro1">
          <table:table-cell office:value-type="string">
            <text:p>books/inmate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circ to walk-ins</text:p>
          </table:table-cell>
          <table:table-cell table:style-name="ce5" office:value-type="float" office:value="8094">
            <text:p>8,094</text:p>
          </table:table-cell>
          <table:table-cell table:style-name="ce5" office:value-type="float" office:value="4569">
            <text:p>4,569</text:p>
          </table:table-cell>
          <table:table-cell table:style-name="ce5" office:value-type="float" office:value="9000">
            <text:p>9,000</text:p>
          </table:table-cell>
          <table:table-cell table:style-name="ce5" office:value-type="float" office:value="11600">
            <text:p>11,600</text:p>
          </table:table-cell>
          <table:table-cell table:number-columns-repeated="1019"/>
        </table:table-row>
        <table:table-row table:style-name="ro1">
          <table:table-cell office:value-type="string">
            <text:p>circ to isolation</text:p>
          </table:table-cell>
          <table:table-cell table:style-name="ce5" office:value-type="float" office:value="782">
            <text:p>782</text:p>
          </table:table-cell>
          <table:table-cell table:style-name="ce5" office:value-type="float" office:value="485">
            <text:p>485</text:p>
          </table:table-cell>
          <table:table-cell table:style-name="ce5" office:value-type="float" office:value="636">
            <text:p>636</text:p>
          </table:table-cell>
          <table:table-cell table:style-name="ce5" office:value-type="float" office:value="1656">
            <text:p>1,656</text:p>
          </table:table-cell>
          <table:table-cell table:number-columns-repeated="1019"/>
        </table:table-row>
        <table:table-row table:style-name="ro1">
          <table:table-cell office:value-type="string">
            <text:p>total circ</text:p>
          </table:table-cell>
          <table:table-cell table:style-name="ce5" table:formula="of:=[.B9]+[.B10]" office:value-type="float" office:value="8876">
            <text:p>8,876</text:p>
          </table:table-cell>
          <table:table-cell table:style-name="ce5" table:formula="of:=[.C9]+[.C10]" office:value-type="float" office:value="5054">
            <text:p>5,054</text:p>
          </table:table-cell>
          <table:table-cell table:style-name="ce5" table:formula="of:=[.D9]+[.D10]" office:value-type="float" office:value="9636">
            <text:p>9,636</text:p>
          </table:table-cell>
          <table:table-cell table:style-name="ce5" table:formula="of:=[.E9]+[.E10]" office:value-type="float" office:value="13256">
            <text:p>13,256</text:p>
          </table:table-cell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>
            <text:p>est median inmates</text:p>
          </table:table-cell>
          <table:table-cell table:style-name="ce5" table:formula="of:=[.B7]/[.B8]" office:value-type="float" office:value="777.777777777778">
            <text:p>778</text:p>
          </table:table-cell>
          <table:table-cell table:style-name="ce5" table:formula="of:=[.C7]/[.C8]" office:value-type="float" office:value="242.5">
            <text:p>243</text:p>
          </table:table-cell>
          <table:table-cell table:style-name="ce5" table:formula="of:=[.D7]/[.D8]" office:value-type="float" office:value="781.75">
            <text:p>782</text:p>
          </table:table-cell>
          <table:table-cell table:style-name="ce5" table:formula="of:=[.E7]/[.E8]" office:value-type="float" office:value="1576.66666666667">
            <text:p>1,577</text:p>
          </table:table-cell>
          <table:table-cell table:number-columns-repeated="1019"/>
        </table:table-row>
        <table:table-row table:style-name="ro1">
          <table:table-cell office:value-type="string">
            <text:p>est circ./inmate</text:p>
          </table:table-cell>
          <table:table-cell table:style-name="ce5" table:formula="of:=[.B11]/[.B13]" office:value-type="float" office:value="11.412">
            <text:p>11</text:p>
          </table:table-cell>
          <table:table-cell table:style-name="ce5" table:formula="of:=[.C11]/[.C13]" office:value-type="float" office:value="20.8412371134021">
            <text:p>21</text:p>
          </table:table-cell>
          <table:table-cell table:style-name="ce5" table:formula="of:=[.D11]/[.D13]" office:value-type="float" office:value="12.3261912376079">
            <text:p>12</text:p>
          </table:table-cell>
          <table:table-cell table:style-name="ce5" table:formula="of:=[.E11]/[.E13]" office:value-type="float" office:value="8.40761099365751">
            <text:p>8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hers" table:style-name="ta13" table:print="false">
        <table:table-column table:style-name="co53" table:default-cell-style-name="Excel_20_Built-in_20_Normal"/>
        <table:table-column table:style-name="co20" table:default-cell-style-name="Excel_20_Built-in_20_Normal"/>
        <table:table-column table:style-name="co4" table:number-columns-repeated="4" table:default-cell-style-name="Excel_20_Built-in_20_Normal"/>
        <table:table-column table:style-name="co23" table:default-cell-style-name="Excel_20_Built-in_20_Normal"/>
        <table:table-column table:style-name="co54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office:value-type="string">
            <text:p>Other state prison library statistics</text:p>
          </table:table-cell>
          <table:table-cell table:number-columns-repeated="6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inmates</text:p>
          </table:table-cell>
          <table:table-cell office:value-type="string">
            <text:p>vols</text:p>
          </table:table-cell>
          <table:table-cell office:value-type="string">
            <text:p>circulation</text:p>
          </table:table-cell>
          <table:table-cell table:style-name="ce2" office:value-type="string">
            <text:p>circ/inmate</text:p>
          </table:table-cell>
          <table:table-cell table:number-columns-repeated="1018"/>
        </table:table-row>
        <table:table-row table:style-name="ro1">
          <table:table-cell office:value-type="string">
            <text:p>Colorado</text:p>
          </table:table-cell>
          <table:table-cell office:value-type="float" office:value="2004">
            <text:p>2004</text:p>
          </table:table-cell>
          <table:table-cell office:value-type="float" office:value="13500">
            <text:p>13500</text:p>
          </table:table-cell>
          <table:table-cell table:style-name="ce5"/>
          <table:table-cell table:style-name="ce5" office:value-type="float" office:value="445819">
            <text:p>445,819</text:p>
          </table:table-cell>
          <table:table-cell table:style-name="ce9" table:formula="of:=[.E5]/[.C5]" office:value-type="float" office:value="33.0236296296296">
            <text:p>33</text:p>
          </table:table-cell>
          <table:table-cell table:number-columns-repeated="1018"/>
        </table:table-row>
        <table:table-row table:style-name="ro1">
          <table:table-cell office:value-type="string">
            <text:p>Florida</text:p>
          </table:table-cell>
          <table:table-cell office:value-type="float" office:value="1996">
            <text:p>1996</text:p>
          </table:table-cell>
          <table:table-cell office:value-type="float" office:value="61992">
            <text:p>61992</text:p>
          </table:table-cell>
          <table:table-cell/>
          <table:table-cell table:formula="of:=919300+1118829" office:value-type="float" office:value="2038129">
            <text:p>2038129</text:p>
          </table:table-cell>
          <table:table-cell table:style-name="ce9" table:formula="of:=[.E6]/[.C6]" office:value-type="float" office:value="32.8772906181443">
            <text:p>33</text:p>
          </table:table-cell>
          <table:table-cell table:number-columns-repeated="1018"/>
        </table:table-row>
        <table:table-row table:style-name="ro1">
          <table:table-cell office:value-type="string">
            <text:p>California: Corrections, Pleasant Valley</text:p>
          </table:table-cell>
          <table:table-cell office:value-type="float" office:value="2005">
            <text:p>2005</text:p>
          </table:table-cell>
          <table:table-cell office:value-type="float" office:value="20316">
            <text:p>20316</text:p>
          </table:table-cell>
          <table:table-cell office:value-type="float" office:value="47416">
            <text:p>47416</text:p>
          </table:table-cell>
          <table:table-cell office:value-type="float" office:value="8721">
            <text:p>872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FL: In FY 95-96, general library programs were open an average of 322 days; visited 1,415,801 times by inmates; circulated 919,300 books, 1,118,829 newspapers and periodicals; responded to 156,306 reference questions; and conducted 14,739 special program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: circulation figure appears to be a mistake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7">
      <number:number number:decimal-places="1" number:min-integer-digits="1"/>
    </number:number-style>
    <number:number-style style:name="N118">
      <number:number number:decimal-places="1" number:min-integer-digits="1" number:grouping="true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percentage-style style:name="N120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l77fm2" style:display-name="Normal_sl77fm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Comma" style:display-name="Excel Built-in Comma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4:0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rison_20_2000" style:display-name="PageStyle_comparison 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_20_2000" style:display-name="PageStyle_summary 200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AL_20_2003" style:display-name="PageStyle_NAAL 20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-01-02" style:display-name="PageStyle_CA-01-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-05" style:display-name="PageStyle_IN-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-05" style:display-name="PageStyle_MA-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-99" style:display-name="PageStyle_MO-9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K-95" style:display-name="PageStyle_OK-9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K-97" style:display-name="PageStyle_OK-9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-05" style:display-name="PageStyle_PA-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-05" style:display-name="PageStyle_SC-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pls_20_1990" style:display-name="PageStyle_npls 199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s" style:display-name="PageStyle_oth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3" meta:cell-count="1899" meta:object-count="0"/>
    <meta:generator>OpenOffice/4.1.1$Win32 OpenOffice.org_project/411m6$Build-9775</meta:generator>
  </office:meta>
</office:document-meta>
</file>